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automatic-styles>
    <style:style style:name="Tableau8" style:family="table">
      <style:table-properties style:width="13.751cm" fo:margin-left="2.942cm" table:align="left"/>
    </style:style>
    <style:style style:name="Tableau8.A" style:family="table-column">
      <style:table-column-properties style:column-width="4.136cm"/>
    </style:style>
    <style:style style:name="Tableau8.B" style:family="table-column">
      <style:table-column-properties style:column-width="0.416cm"/>
    </style:style>
    <style:style style:name="Tableau8.C" style:family="table-column">
      <style:table-column-properties style:column-width="9.199cm"/>
    </style:style>
    <style:style style:name="Tableau8.A1" style:family="table-cell">
      <style:table-cell-properties fo:padding-left="0.191cm" fo:padding-right="0.191cm" fo:padding-top="0.049cm" fo:padding-bottom="0cm" fo:border="none" style:writing-mode="lr-tb"/>
    </style:style>
    <style:style style:name="Tableau8.A2" style:family="table-cell">
      <style:table-cell-properties fo:padding-left="0.191cm" fo:padding-right="0.191cm" fo:padding-top="0.049cm" fo:padding-bottom="0cm" fo:border-left="3pt solid #d60093" fo:border-right="none" fo:border-top="none" fo:border-bottom="none" style:writing-mode="lr-tb"/>
    </style:style>
    <style:style style:name="Tableau8.B2" style:family="table-cell">
      <style:table-cell-properties style:vertical-align="middle" fo:padding-left="0.191cm" fo:padding-right="0.191cm" fo:padding-top="0.049cm" fo:padding-bottom="0cm" fo:border="none" style:writing-mode="lr-tb"/>
    </style:style>
    <style:style style:name="Tableau9" style:family="table">
      <style:table-properties style:width="17.004cm" fo:margin-left="-0.31cm" table:align="left"/>
    </style:style>
    <style:style style:name="Tableau9.A" style:family="table-column">
      <style:table-column-properties style:column-width="1.33cm"/>
    </style:style>
    <style:style style:name="Tableau9.B" style:family="table-column">
      <style:table-column-properties style:column-width="15.674cm"/>
    </style:style>
    <style:style style:name="Tableau9.A1" style:family="table-cell">
      <style:table-cell-properties fo:background-color="#d60093" fo:padding-left="0.191cm" fo:padding-right="0.191cm" fo:padding-top="0.049cm" fo:padding-bottom="0cm" fo:border="none" style:writing-mode="lr-tb">
        <style:background-image/>
      </style:table-cell-properties>
    </style:style>
    <style:style style:name="Tableau9.2" style:family="table-row">
      <style:table-row-properties style:min-row-height="0.101cm" style:use-optimal-row-height="false"/>
    </style:style>
    <style:style style:name="Tableau9.A2" style:family="table-cell">
      <style:table-cell-properties fo:padding-left="0.191cm" fo:padding-right="0.191cm" fo:padding-top="0.049cm" fo:padding-bottom="0cm" fo:border-left="none" fo:border-right="none" fo:border-top="none" fo:border-bottom="1.5pt solid #d60093" style:writing-mode="lr-tb"/>
    </style:style>
    <style:style style:name="Tableau9.3" style:family="table-row">
      <style:table-row-properties style:min-row-height="1cm" style:use-optimal-row-height="false"/>
    </style:style>
    <style:style style:name="Tableau9.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9.4" style:family="table-row">
      <style:table-row-properties style:min-row-height="2.499cm" style:use-optimal-row-height="false"/>
    </style:style>
    <style:style style:name="Tableau9.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9.5" style:family="table-row">
      <style:table-row-properties style:min-row-height="0.801cm" style:use-optimal-row-height="false"/>
    </style:style>
    <style:style style:name="Tableau9.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9.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9.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9.B7" style:family="table-cell">
      <style:table-cell-properties fo:padding-left="0.191cm" fo:padding-right="0.191cm" fo:padding-top="0.049cm" fo:padding-bottom="0cm" fo:border-left="none" fo:border-right="0.5pt solid #d9d9d9" fo:border-top="none" fo:border-bottom="none" style:writing-mode="lr-tb"/>
    </style:style>
    <style:style style:name="Tableau9.B8" style:family="table-cell">
      <style:table-cell-properties fo:padding-left="0.191cm" fo:padding-right="0.191cm" fo:padding-top="0.049cm" fo:padding-bottom="0cm" fo:border-left="none" fo:border-right="0.5pt solid #d9d9d9" fo:border-top="none" fo:border-bottom="none" style:writing-mode="lr-tb"/>
    </style:style>
    <style:style style:name="Tableau9.9" style:family="table-row">
      <style:table-row-properties style:min-row-height="0.3cm" style:use-optimal-row-height="false"/>
    </style:style>
    <style:style style:name="Tableau9.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10" style:family="table">
      <style:table-properties style:width="17.505cm" fo:margin-left="-0.06cm" table:align="left"/>
    </style:style>
    <style:style style:name="Tableau10.A" style:family="table-column">
      <style:table-column-properties style:column-width="5.752cm"/>
    </style:style>
    <style:style style:name="Tableau10.B" style:family="table-column">
      <style:table-column-properties style:column-width="11.753cm"/>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style:use-optimal-row-height="false"/>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4" style:family="table-row">
      <style:table-row-properties style:min-row-height="14.504cm" style:use-optimal-row-height="false"/>
    </style:style>
    <style:style style:name="Tableau10.A4" style:family="table-cell">
      <style:table-cell-properties style:vertical-align="middle" fo:padding-left="0.191cm" fo:padding-right="0.191cm" fo:padding-top="0.101cm" fo:padding-bottom="0cm" fo:border-left="0.5pt solid #d9d9d9" fo:border-right="0.5pt solid #d9d9d9" fo:border-top="none" fo:border-bottom="0.5pt solid #d9d9d9" style:writing-mode="lr-tb"/>
    </style:style>
    <style:style style:name="Tableau10.5" style:family="table-row">
      <style:table-row-properties style:min-row-height="1.713cm" style:use-optimal-row-height="false"/>
    </style:style>
    <style:style style:name="Tableau10.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10.6" style:family="table-row">
      <style:table-row-properties style:min-row-height="1.101cm" style:use-optimal-row-height="false"/>
    </style:style>
    <style:style style:name="Tableau10.A6" style:family="table-cell">
      <style:table-cell-properties fo:padding-left="0.191cm" fo:padding-right="0.191cm" fo:padding-top="0.101cm" fo:padding-bottom="0cm" fo:border-left="none" fo:border-right="none" fo:border-top="0.5pt solid #d9d9d9" fo:border-bottom="none" style:writing-mode="lr-tb"/>
    </style:style>
    <style:style style:name="Tableau11" style:family="table">
      <style:table-properties style:width="17.253cm" fo:margin-left="-0.06cm" table:align="left"/>
    </style:style>
    <style:style style:name="Tableau11.A" style:family="table-column">
      <style:table-column-properties style:column-width="0.501cm"/>
    </style:style>
    <style:style style:name="Tableau11.B" style:family="table-column">
      <style:table-column-properties style:column-width="15.002cm"/>
    </style:style>
    <style:style style:name="Tableau11.C" style:family="table-column">
      <style:table-column-properties style:column-width="0.751cm"/>
    </style:style>
    <style:style style:name="Tableau11.D" style:family="table-column">
      <style:table-column-properties style:column-width="0.998cm"/>
    </style:style>
    <style:style style:name="Tableau11.A1" style:family="table-cell">
      <style:table-cell-properties fo:padding-left="0.191cm" fo:padding-right="0.191cm" fo:padding-top="0.101cm" fo:padding-bottom="0cm" fo:border-left="none" fo:border-right="none" fo:border-top="none" fo:border-bottom="3pt solid #d60093" style:writing-mode="lr-tb"/>
    </style:style>
    <style:style style:name="Tableau11.A2" style:family="table-cell">
      <style:table-cell-properties fo:padding-left="0.191cm" fo:padding-right="0.191cm" fo:padding-top="0.101cm" fo:padding-bottom="0cm" fo:border-left="none" fo:border-right="none" fo:border-top="3pt solid #d60093" fo:border-bottom="none" style:writing-mode="lr-tb"/>
    </style:style>
    <style:style style:name="Tableau11.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11.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11.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11.A4" style:family="table-cell">
      <style:table-cell-properties style:vertical-align="middle" fo:padding-left="0.191cm" fo:padding-right="0.191cm" fo:padding-top="0.101cm" fo:padding-bottom="0cm" fo:border="none" style:writing-mode="lr-tb"/>
    </style:style>
    <style:style style:name="Tableau11.B4" style:family="table-cell">
      <style:table-cell-properties fo:padding-left="0.191cm" fo:padding-right="0.191cm" fo:padding-top="0.101cm" fo:padding-bottom="0cm" fo:border="none" style:writing-mode="lr-tb"/>
    </style:style>
    <style:style style:name="Tableau11.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4" style:family="table-cell">
      <style:table-cell-properties style:vertical-align="middle" fo:padding-left="0.191cm" fo:padding-right="0.191cm" fo:padding-top="0.101cm" fo:padding-bottom="0cm" fo:border="1pt solid #bfbfbf" style:writing-mode="lr-tb"/>
    </style:style>
    <style:style style:name="Tableau11.A5" style:family="table-cell">
      <style:table-cell-properties style:vertical-align="middle" fo:padding-left="0.191cm" fo:padding-right="0.191cm" fo:padding-top="0.101cm" fo:padding-bottom="0cm" fo:border="none" style:writing-mode="lr-tb"/>
    </style:style>
    <style:style style:name="Tableau11.B5" style:family="table-cell">
      <style:table-cell-properties fo:padding-left="0.191cm" fo:padding-right="0.191cm" fo:padding-top="0.101cm" fo:padding-bottom="0cm" fo:border="none" style:writing-mode="lr-tb"/>
    </style:style>
    <style:style style:name="Tableau11.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5" style:family="table-cell">
      <style:table-cell-properties style:vertical-align="middle" fo:padding-left="0.191cm" fo:padding-right="0.191cm" fo:padding-top="0.101cm" fo:padding-bottom="0cm" fo:border="1pt solid #bfbfbf" style:writing-mode="lr-tb"/>
    </style:style>
    <style:style style:name="Tableau11.A6" style:family="table-cell">
      <style:table-cell-properties style:vertical-align="middle" fo:padding-left="0.191cm" fo:padding-right="0.191cm" fo:padding-top="0.101cm" fo:padding-bottom="0cm" fo:border="none" style:writing-mode="lr-tb"/>
    </style:style>
    <style:style style:name="Tableau11.B6" style:family="table-cell">
      <style:table-cell-properties fo:padding-left="0.191cm" fo:padding-right="0.191cm" fo:padding-top="0.101cm" fo:padding-bottom="0cm" fo:border="none" style:writing-mode="lr-tb"/>
    </style:style>
    <style:style style:name="Tableau11.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6" style:family="table-cell">
      <style:table-cell-properties style:vertical-align="middle" fo:padding-left="0.191cm" fo:padding-right="0.191cm" fo:padding-top="0.101cm" fo:padding-bottom="0cm" fo:border="1pt solid #bfbfbf" style:writing-mode="lr-tb"/>
    </style:style>
    <style:style style:name="Tableau11.7" style:family="table-row">
      <style:table-row-properties style:min-row-height="0.3cm" style:use-optimal-row-height="false"/>
    </style:style>
    <style:style style:name="Tableau11.A7" style:family="table-cell">
      <style:table-cell-properties style:vertical-align="middle" fo:padding-left="0.191cm" fo:padding-right="0.191cm" fo:padding-top="0.101cm" fo:padding-bottom="0cm" fo:border="none" style:writing-mode="lr-tb"/>
    </style:style>
    <style:style style:name="Tableau11.B7" style:family="table-cell">
      <style:table-cell-properties fo:padding-left="0.191cm" fo:padding-right="0.191cm" fo:padding-top="0.101cm" fo:padding-bottom="0cm" fo:border="none" style:writing-mode="lr-tb"/>
    </style:style>
    <style:style style:name="Tableau11.C7" style:family="table-cell">
      <style:table-cell-properties style:vertical-align="middle" fo:padding-left="0.191cm" fo:padding-right="0.191cm" fo:padding-top="0.101cm" fo:padding-bottom="0cm" fo:border="none" style:writing-mode="lr-tb"/>
    </style:style>
    <style:style style:name="Tableau11.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11.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11.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11.B9" style:family="table-cell">
      <style:table-cell-properties fo:padding-left="0.191cm" fo:padding-right="0.191cm" fo:padding-top="0.101cm" fo:padding-bottom="0cm" fo:border-left="1pt solid #f2f2f2" fo:border-right="none" fo:border-top="none" fo:border-bottom="none" style:writing-mode="lr-tb"/>
    </style:style>
    <style:style style:name="Tableau11.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9" style:family="table-cell">
      <style:table-cell-properties style:vertical-align="middle" fo:padding-left="0.191cm" fo:padding-right="0.191cm" fo:padding-top="0.101cm" fo:padding-bottom="0cm" fo:border="1pt solid #bfbfbf" style:writing-mode="lr-tb"/>
    </style:style>
    <style:style style:name="Tableau11.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11.B10" style:family="table-cell">
      <style:table-cell-properties fo:padding-left="0.191cm" fo:padding-right="0.191cm" fo:padding-top="0.101cm" fo:padding-bottom="0cm" fo:border-left="1pt solid #f2f2f2" fo:border-right="none" fo:border-top="none" fo:border-bottom="none" style:writing-mode="lr-tb"/>
    </style:style>
    <style:style style:name="Tableau11.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10" style:family="table-cell">
      <style:table-cell-properties style:vertical-align="middle" fo:padding-left="0.191cm" fo:padding-right="0.191cm" fo:padding-top="0.101cm" fo:padding-bottom="0cm" fo:border="1pt solid #bfbfbf" style:writing-mode="lr-tb"/>
    </style:style>
    <style:style style:name="Tableau11.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11.B11" style:family="table-cell">
      <style:table-cell-properties fo:padding-left="0.191cm" fo:padding-right="0.191cm" fo:padding-top="0.101cm" fo:padding-bottom="0cm" fo:border-left="1pt solid #f2f2f2" fo:border-right="none" fo:border-top="none" fo:border-bottom="none" style:writing-mode="lr-tb"/>
    </style:style>
    <style:style style:name="Tableau11.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11" style:family="table-cell">
      <style:table-cell-properties style:vertical-align="middle" fo:padding-left="0.191cm" fo:padding-right="0.191cm" fo:padding-top="0.101cm" fo:padding-bottom="0cm" fo:border="1pt solid #bfbfbf" style:writing-mode="lr-tb"/>
    </style:style>
    <style:style style:name="Tableau11.A12" style:family="table-cell">
      <style:table-cell-properties fo:padding-left="0.191cm" fo:padding-right="0.191cm" fo:padding-top="0.101cm" fo:padding-bottom="0cm" fo:border="none" style:writing-mode="lr-tb"/>
    </style:style>
    <style:style style:name="Tableau11.B12" style:family="table-cell">
      <style:table-cell-properties fo:padding-left="0.191cm" fo:padding-right="0.191cm" fo:padding-top="0.101cm" fo:padding-bottom="0cm" fo:border="none" style:writing-mode="lr-tb"/>
    </style:style>
    <style:style style:name="Tableau11.C12" style:family="table-cell">
      <style:table-cell-properties style:vertical-align="middle" fo:padding-left="0.191cm" fo:padding-right="0.191cm" fo:padding-top="0.101cm" fo:padding-bottom="0cm" fo:border="none" style:writing-mode="lr-tb"/>
    </style:style>
    <style:style style:name="Tableau11.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11.A14" style:family="table-cell">
      <style:table-cell-properties fo:padding-left="0.191cm" fo:padding-right="0.191cm" fo:padding-top="0.101cm" fo:padding-bottom="0cm" fo:border-left="none" fo:border-right="1pt solid #f2f2f2" fo:border-top="none" fo:border-bottom="none" style:writing-mode="lr-tb"/>
    </style:style>
    <style:style style:name="Tableau11.B14" style:family="table-cell">
      <style:table-cell-properties fo:padding-left="0.191cm" fo:padding-right="0.191cm" fo:padding-top="0.101cm" fo:padding-bottom="0cm" fo:border-left="1pt solid #f2f2f2" fo:border-right="none" fo:border-top="none" fo:border-bottom="none" style:writing-mode="lr-tb"/>
    </style:style>
    <style:style style:name="Tableau11.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14" style:family="table-cell">
      <style:table-cell-properties style:vertical-align="middle" fo:padding-left="0.191cm" fo:padding-right="0.191cm" fo:padding-top="0.101cm" fo:padding-bottom="0cm" fo:border="1pt solid #bfbfbf" style:writing-mode="lr-tb"/>
    </style:style>
    <style:style style:name="Tableau11.A15" style:family="table-cell">
      <style:table-cell-properties fo:padding-left="0.191cm" fo:padding-right="0.191cm" fo:padding-top="0.101cm" fo:padding-bottom="0cm" fo:border-left="none" fo:border-right="1pt solid #f2f2f2" fo:border-top="none" fo:border-bottom="none" style:writing-mode="lr-tb"/>
    </style:style>
    <style:style style:name="Tableau11.B15" style:family="table-cell">
      <style:table-cell-properties fo:padding-left="0.191cm" fo:padding-right="0.191cm" fo:padding-top="0.101cm" fo:padding-bottom="0cm" fo:border-left="1pt solid #f2f2f2" fo:border-right="none" fo:border-top="none" fo:border-bottom="none" style:writing-mode="lr-tb"/>
    </style:style>
    <style:style style:name="Tableau11.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15" style:family="table-cell">
      <style:table-cell-properties style:vertical-align="middle" fo:padding-left="0.191cm" fo:padding-right="0.191cm" fo:padding-top="0.101cm" fo:padding-bottom="0cm" fo:border="1pt solid #bfbfbf" style:writing-mode="lr-tb"/>
    </style:style>
    <style:style style:name="Tableau11.A16" style:family="table-cell">
      <style:table-cell-properties fo:padding-left="0.191cm" fo:padding-right="0.191cm" fo:padding-top="0.101cm" fo:padding-bottom="0cm" fo:border-left="none" fo:border-right="1pt solid #f2f2f2" fo:border-top="none" fo:border-bottom="none" style:writing-mode="lr-tb"/>
    </style:style>
    <style:style style:name="Tableau11.B16" style:family="table-cell">
      <style:table-cell-properties fo:padding-left="0.191cm" fo:padding-right="0.191cm" fo:padding-top="0.101cm" fo:padding-bottom="0cm" fo:border-left="1pt solid #f2f2f2" fo:border-right="none" fo:border-top="none" fo:border-bottom="none" style:writing-mode="lr-tb"/>
    </style:style>
    <style:style style:name="Tableau11.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16" style:family="table-cell">
      <style:table-cell-properties style:vertical-align="middle" fo:padding-left="0.191cm" fo:padding-right="0.191cm" fo:padding-top="0.101cm" fo:padding-bottom="0cm" fo:border="1pt solid #bfbfbf" style:writing-mode="lr-tb"/>
    </style:style>
    <style:style style:name="Tableau11.A17" style:family="table-cell">
      <style:table-cell-properties fo:padding-left="0.191cm" fo:padding-right="0.191cm" fo:padding-top="0.101cm" fo:padding-bottom="0cm" fo:border="none" style:writing-mode="lr-tb"/>
    </style:style>
    <style:style style:name="Tableau11.B17" style:family="table-cell">
      <style:table-cell-properties fo:padding-left="0.191cm" fo:padding-right="0.191cm" fo:padding-top="0.101cm" fo:padding-bottom="0cm" fo:border="none" style:writing-mode="lr-tb"/>
    </style:style>
    <style:style style:name="Tableau11.C17" style:family="table-cell">
      <style:table-cell-properties style:vertical-align="middle" fo:padding-left="0.191cm" fo:padding-right="0.191cm" fo:padding-top="0.101cm" fo:padding-bottom="0cm" fo:border="none" style:writing-mode="lr-tb"/>
    </style:style>
    <style:style style:name="Tableau11.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11.A19" style:family="table-cell">
      <style:table-cell-properties fo:padding-left="0.191cm" fo:padding-right="0.191cm" fo:padding-top="0.101cm" fo:padding-bottom="0cm" fo:border-left="none" fo:border-right="1pt solid #f2f2f2" fo:border-top="none" fo:border-bottom="none" style:writing-mode="lr-tb"/>
    </style:style>
    <style:style style:name="Tableau11.B19" style:family="table-cell">
      <style:table-cell-properties fo:padding-left="0.191cm" fo:padding-right="0.191cm" fo:padding-top="0.101cm" fo:padding-bottom="0cm" fo:border-left="1pt solid #f2f2f2" fo:border-right="none" fo:border-top="none" fo:border-bottom="none" style:writing-mode="lr-tb"/>
    </style:style>
    <style:style style:name="Tableau11.C1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19" style:family="table-cell">
      <style:table-cell-properties style:vertical-align="middle" fo:padding-left="0.191cm" fo:padding-right="0.191cm" fo:padding-top="0.101cm" fo:padding-bottom="0cm" fo:border="1pt solid #bfbfbf" style:writing-mode="lr-tb"/>
    </style:style>
    <style:style style:name="Tableau11.A20" style:family="table-cell">
      <style:table-cell-properties fo:padding-left="0.191cm" fo:padding-right="0.191cm" fo:padding-top="0.101cm" fo:padding-bottom="0cm" fo:border-left="none" fo:border-right="1pt solid #f2f2f2" fo:border-top="none" fo:border-bottom="none" style:writing-mode="lr-tb"/>
    </style:style>
    <style:style style:name="Tableau11.B20" style:family="table-cell">
      <style:table-cell-properties fo:padding-left="0.191cm" fo:padding-right="0.191cm" fo:padding-top="0.101cm" fo:padding-bottom="0cm" fo:border-left="1pt solid #f2f2f2" fo:border-right="none" fo:border-top="none" fo:border-bottom="none" style:writing-mode="lr-tb"/>
    </style:style>
    <style:style style:name="Tableau11.C2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20" style:family="table-cell">
      <style:table-cell-properties style:vertical-align="middle" fo:padding-left="0.191cm" fo:padding-right="0.191cm" fo:padding-top="0.101cm" fo:padding-bottom="0cm" fo:border="1pt solid #bfbfbf" style:writing-mode="lr-tb"/>
    </style:style>
    <style:style style:name="Tableau11.A21" style:family="table-cell">
      <style:table-cell-properties fo:padding-left="0.191cm" fo:padding-right="0.191cm" fo:padding-top="0.101cm" fo:padding-bottom="0cm" fo:border-left="none" fo:border-right="1pt solid #f2f2f2" fo:border-top="none" fo:border-bottom="none" style:writing-mode="lr-tb"/>
    </style:style>
    <style:style style:name="Tableau11.B21" style:family="table-cell">
      <style:table-cell-properties fo:padding-left="0.191cm" fo:padding-right="0.191cm" fo:padding-top="0.101cm" fo:padding-bottom="0cm" fo:border-left="1pt solid #f2f2f2" fo:border-right="none" fo:border-top="none" fo:border-bottom="none" style:writing-mode="lr-tb"/>
    </style:style>
    <style:style style:name="Tableau11.C2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21" style:family="table-cell">
      <style:table-cell-properties style:vertical-align="middle" fo:padding-left="0.191cm" fo:padding-right="0.191cm" fo:padding-top="0.101cm" fo:padding-bottom="0cm" fo:border="1pt solid #bfbfbf" style:writing-mode="lr-tb"/>
    </style:style>
    <style:style style:name="Tableau11.A22" style:family="table-cell">
      <style:table-cell-properties fo:padding-left="0.191cm" fo:padding-right="0.191cm" fo:padding-top="0.101cm" fo:padding-bottom="0cm" fo:border="none" style:writing-mode="lr-tb"/>
    </style:style>
    <style:style style:name="Tableau11.B22" style:family="table-cell">
      <style:table-cell-properties fo:padding-left="0.191cm" fo:padding-right="0.191cm" fo:padding-top="0.101cm" fo:padding-bottom="0cm" fo:border="none" style:writing-mode="lr-tb"/>
    </style:style>
    <style:style style:name="Tableau11.C22" style:family="table-cell">
      <style:table-cell-properties style:vertical-align="middle" fo:padding-left="0.191cm" fo:padding-right="0.191cm" fo:padding-top="0.101cm" fo:padding-bottom="0cm" fo:border="none" style:writing-mode="lr-tb"/>
    </style:style>
    <style:style style:name="Tableau11.D2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11.A2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11.C2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23" style:family="table-cell">
      <style:table-cell-properties style:vertical-align="middle" fo:padding-left="0.191cm" fo:padding-right="0.191cm" fo:padding-top="0.101cm" fo:padding-bottom="0cm" fo:border="1pt solid #bfbfbf" style:writing-mode="lr-tb"/>
    </style:style>
    <style:style style:name="Tableau11.A2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11.C2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24" style:family="table-cell">
      <style:table-cell-properties style:vertical-align="middle" fo:padding-left="0.191cm" fo:padding-right="0.191cm" fo:padding-top="0.101cm" fo:padding-bottom="0cm" fo:border="1pt solid #bfbfbf" style:writing-mode="lr-tb"/>
    </style:style>
    <style:style style:name="Tableau11.A2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11.C2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25" style:family="table-cell">
      <style:table-cell-properties style:vertical-align="middle" fo:padding-left="0.191cm" fo:padding-right="0.191cm" fo:padding-top="0.101cm" fo:padding-bottom="0cm" fo:border="1pt solid #bfbfbf" style:writing-mode="lr-tb"/>
    </style:style>
    <style:style style:name="Tableau11.A26" style:family="table-cell">
      <style:table-cell-properties fo:padding-left="0.191cm" fo:padding-right="0.191cm" fo:padding-top="0.101cm" fo:padding-bottom="0cm" fo:border-left="2.25pt solid #d60093" fo:border-right="none" fo:border-top="none" fo:border-bottom="none" style:writing-mode="lr-tb"/>
    </style:style>
    <style:style style:name="Tableau11.C2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11.D26" style:family="table-cell">
      <style:table-cell-properties style:vertical-align="middle" fo:padding-left="0.191cm" fo:padding-right="0.191cm" fo:padding-top="0.101cm" fo:padding-bottom="0cm" fo:border="1pt solid #bfbfbf" style:writing-mode="lr-tb"/>
    </style:style>
    <style:style style:name="Tableau12" style:family="table">
      <style:table-properties style:width="18.254cm" fo:margin-left="-0.561cm" table:align="left"/>
    </style:style>
    <style:style style:name="Tableau12.A" style:family="table-column">
      <style:table-column-properties style:column-width="4.253cm"/>
    </style:style>
    <style:style style:name="Tableau12.B" style:family="table-column">
      <style:table-column-properties style:column-width="1cm"/>
    </style:style>
    <style:style style:name="Tableau12.C" style:family="table-column">
      <style:table-column-properties style:column-width="1.016cm"/>
    </style:style>
    <style:style style:name="Tableau12.D" style:family="table-column">
      <style:table-column-properties style:column-width="2.263cm"/>
    </style:style>
    <style:style style:name="Tableau12.E" style:family="table-column">
      <style:table-column-properties style:column-width="8.722cm"/>
    </style:style>
    <style:style style:name="Tableau12.1" style:family="table-row">
      <style:table-row-properties style:min-row-height="0.7cm" style:use-optimal-row-height="false"/>
    </style:style>
    <style:style style:name="Tableau12.A1" style:family="table-cell">
      <style:table-cell-properties style:vertical-align="bottom" fo:padding-left="0.191cm" fo:padding-right="0.191cm" fo:padding-top="0.101cm" fo:padding-bottom="0cm" fo:border="none" style:writing-mode="lr-tb"/>
    </style:style>
    <style:style style:name="Tableau12.2" style:family="table-row">
      <style:table-row-properties style:min-row-height="0.644cm" style:use-optimal-row-height="false"/>
    </style:style>
    <style:style style:name="Tableau12.A2" style:family="table-cell">
      <style:table-cell-properties style:border-line-width-bottom="0.071cm 0.071cm 0.071cm" fo:padding-left="0.191cm" fo:padding-right="0.191cm" fo:padding-top="0.101cm" fo:padding-bottom="0cm" fo:border-left="none" fo:border-right="none" fo:border-top="none" fo:border-bottom="6pt double #d60093" style:writing-mode="lr-tb"/>
    </style:style>
    <style:style style:name="Tableau12.C2" style:family="table-cell">
      <style:table-cell-properties style:border-line-width-bottom="0.071cm 0.071cm 0.071cm" fo:padding-left="0.191cm" fo:padding-right="0.191cm" fo:padding-top="0.101cm" fo:padding-bottom="0cm" fo:border-left="none" fo:border-right="none" fo:border-top="none" fo:border-bottom="6pt double #d60093" style:writing-mode="lr-tb"/>
    </style:style>
    <style:style style:name="Tableau12.A3" style:family="table-cell">
      <style:table-cell-properties style:border-line-width-top="0.071cm 0.071cm 0.071cm" fo:padding-left="0.191cm" fo:padding-right="0.191cm" fo:padding-top="0.101cm" fo:padding-bottom="0cm" fo:border-left="none" fo:border-right="none" fo:border-top="6pt double #d60093" fo:border-bottom="none" style:writing-mode="lr-tb"/>
    </style:style>
    <style:style style:name="Tableau12.A4" style:family="table-cell">
      <style:table-cell-properties fo:padding-left="0.191cm" fo:padding-right="0.191cm" fo:padding-top="0.101cm" fo:padding-bottom="0cm" fo:border="none" style:writing-mode="lr-tb"/>
    </style:style>
    <style:style style:name="Tableau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6" style:family="table-row">
      <style:table-row-properties style:min-row-height="0.026cm" style:use-optimal-row-height="false"/>
    </style:style>
    <style:style style:name="Tableau1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7" style:family="table-row">
      <style:table-row-properties style:min-row-height="0.25cm" style:use-optimal-row-height="false"/>
    </style:style>
    <style:style style:name="Tableau1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A9" style:family="table-cell">
      <style:table-cell-properties fo:padding-left="0.191cm" fo:padding-right="0.191cm" fo:padding-top="0.101cm" fo:padding-bottom="0cm" fo:border="none" style:writing-mode="lr-tb"/>
    </style:style>
    <style:style style:name="Tableau12.A10" style:family="table-cell">
      <style:table-cell-properties fo:padding-left="0.191cm" fo:padding-right="0.191cm" fo:padding-top="0.101cm" fo:padding-bottom="0cm" fo:border="none" style:writing-mode="lr-tb"/>
    </style:style>
    <style:style style:name="Tableau1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A15" style:family="table-cell">
      <style:table-cell-properties fo:padding-left="0.191cm" fo:padding-right="0.191cm" fo:padding-top="0.101cm" fo:padding-bottom="0cm" fo:border="none" style:writing-mode="lr-tb"/>
    </style:style>
    <style:style style:name="Tableau12.A16" style:family="table-cell">
      <style:table-cell-properties fo:padding-left="0.191cm" fo:padding-right="0.191cm" fo:padding-top="0.101cm" fo:padding-bottom="0cm" fo:border="none" style:writing-mode="lr-tb"/>
    </style:style>
    <style:style style:name="Tableau1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A21" style:family="table-cell">
      <style:table-cell-properties fo:padding-left="0.191cm" fo:padding-right="0.191cm" fo:padding-top="0.101cm" fo:padding-bottom="0cm" fo:border="none" style:writing-mode="lr-tb"/>
    </style:style>
    <style:style style:name="Tableau12.A22" style:family="table-cell">
      <style:table-cell-properties fo:padding-left="0.191cm" fo:padding-right="0.191cm" fo:padding-top="0.101cm" fo:padding-bottom="0cm" fo:border="none" style:writing-mode="lr-tb"/>
    </style:style>
    <style:style style:name="Tableau1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2.25" style:family="table-row">
      <style:table-row-properties style:min-row-height="0.669cm" style:use-optimal-row-height="false"/>
    </style:style>
    <style:style style:name="Tableau12.A25" style:family="table-cell">
      <style:table-cell-properties fo:padding-left="0.191cm" fo:padding-right="0.191cm" fo:padding-top="0.101cm" fo:padding-bottom="0cm" fo:border-left="1pt solid #bfbfbf" fo:border-right="none" fo:border-top="none" fo:border-bottom="none" style:writing-mode="lr-tb"/>
    </style:style>
    <style:style style:name="Tableau12.E25" style:family="table-cell">
      <style:table-cell-properties fo:padding-left="0.191cm" fo:padding-right="0.191cm" fo:padding-top="0.101cm" fo:padding-bottom="0cm" fo:border-left="none" fo:border-right="1pt solid #bfbfbf" fo:border-top="none" fo:border-bottom="none" style:writing-mode="lr-tb"/>
    </style:style>
    <style:style style:name="Tableau12.26" style:family="table-row">
      <style:table-row-properties style:min-row-height="0.896cm" style:use-optimal-row-height="false"/>
    </style:style>
    <style:style style:name="Tableau12.A26" style:family="table-cell">
      <style:table-cell-properties fo:padding-left="0.191cm" fo:padding-right="0.191cm" fo:padding-top="0.101cm" fo:padding-bottom="0cm" fo:border-left="1pt solid #bfbfbf" fo:border-right="none" fo:border-top="none" fo:border-bottom="none" style:writing-mode="lr-tb"/>
    </style:style>
    <style:style style:name="Tableau12.D26" style:family="table-cell">
      <style:table-cell-properties fo:padding-left="0.191cm" fo:padding-right="0.191cm" fo:padding-top="0.101cm" fo:padding-bottom="0cm" fo:border-left="none" fo:border-right="1pt solid #bfbfbf" fo:border-top="none" fo:border-bottom="none" style:writing-mode="lr-tb"/>
    </style:style>
    <style:style style:name="Tableau12.27" style:family="table-row">
      <style:table-row-properties style:min-row-height="0.766cm" style:use-optimal-row-height="false"/>
    </style:style>
    <style:style style:name="Tableau1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A28" style:family="table-cell">
      <style:table-cell-properties fo:padding-left="0.191cm" fo:padding-right="0.191cm" fo:padding-top="0.101cm" fo:padding-bottom="0cm" fo:border="none" style:writing-mode="lr-tb"/>
    </style:style>
    <style:style style:name="Tableau12.A29" style:family="table-cell">
      <style:table-cell-properties fo:padding-left="0.191cm" fo:padding-right="0.191cm" fo:padding-top="0.101cm" fo:padding-bottom="0cm" fo:border="none" style:writing-mode="lr-tb"/>
    </style:style>
    <style:style style:name="Tableau1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 style:family="table">
      <style:table-properties style:width="18.254cm" fo:margin-left="-0.561cm" table:align="left"/>
    </style:style>
    <style:style style:name="Tableau13.A" style:family="table-column">
      <style:table-column-properties style:column-width="4.253cm"/>
    </style:style>
    <style:style style:name="Tableau13.B" style:family="table-column">
      <style:table-column-properties style:column-width="1cm"/>
    </style:style>
    <style:style style:name="Tableau13.C" style:family="table-column">
      <style:table-column-properties style:column-width="1.016cm"/>
    </style:style>
    <style:style style:name="Tableau13.D" style:family="table-column">
      <style:table-column-properties style:column-width="2.263cm"/>
    </style:style>
    <style:style style:name="Tableau13.E" style:family="table-column">
      <style:table-column-properties style:column-width="8.722cm"/>
    </style:style>
    <style:style style:name="Tableau13.1" style:family="table-row">
      <style:table-row-properties style:min-row-height="0.7cm" style:use-optimal-row-height="false"/>
    </style:style>
    <style:style style:name="Tableau13.A1" style:family="table-cell">
      <style:table-cell-properties style:vertical-align="bottom" fo:padding-left="0.191cm" fo:padding-right="0.191cm" fo:padding-top="0.101cm" fo:padding-bottom="0cm" fo:border="none" style:writing-mode="lr-tb"/>
    </style:style>
    <style:style style:name="Tableau13.2" style:family="table-row">
      <style:table-row-properties style:min-row-height="0.644cm" style:use-optimal-row-height="false"/>
    </style:style>
    <style:style style:name="Tableau13.A2" style:family="table-cell">
      <style:table-cell-properties style:border-line-width-bottom="0.071cm 0.071cm 0.071cm" fo:padding-left="0.191cm" fo:padding-right="0.191cm" fo:padding-top="0.101cm" fo:padding-bottom="0cm" fo:border-left="none" fo:border-right="none" fo:border-top="none" fo:border-bottom="6pt double #d60093" style:writing-mode="lr-tb"/>
    </style:style>
    <style:style style:name="Tableau13.C2" style:family="table-cell">
      <style:table-cell-properties style:border-line-width-bottom="0.071cm 0.071cm 0.071cm" fo:padding-left="0.191cm" fo:padding-right="0.191cm" fo:padding-top="0.101cm" fo:padding-bottom="0cm" fo:border-left="none" fo:border-right="none" fo:border-top="none" fo:border-bottom="6pt double #d60093" style:writing-mode="lr-tb"/>
    </style:style>
    <style:style style:name="Tableau13.A3" style:family="table-cell">
      <style:table-cell-properties style:border-line-width-top="0.071cm 0.071cm 0.071cm" fo:padding-left="0.191cm" fo:padding-right="0.191cm" fo:padding-top="0.101cm" fo:padding-bottom="0cm" fo:border-left="none" fo:border-right="none" fo:border-top="6pt double #d60093" fo:border-bottom="none" style:writing-mode="lr-tb"/>
    </style:style>
    <style:style style:name="Tableau13.A4" style:family="table-cell">
      <style:table-cell-properties fo:padding-left="0.191cm" fo:padding-right="0.191cm" fo:padding-top="0.101cm" fo:padding-bottom="0cm" fo:border="none" style:writing-mode="lr-tb"/>
    </style:style>
    <style:style style:name="Tableau1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6" style:family="table-row">
      <style:table-row-properties style:min-row-height="0.026cm" style:use-optimal-row-height="false"/>
    </style:style>
    <style:style style:name="Tableau1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7" style:family="table-row">
      <style:table-row-properties style:min-row-height="0.25cm" style:use-optimal-row-height="false"/>
    </style:style>
    <style:style style:name="Tableau1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A9" style:family="table-cell">
      <style:table-cell-properties fo:padding-left="0.191cm" fo:padding-right="0.191cm" fo:padding-top="0.101cm" fo:padding-bottom="0cm" fo:border="none" style:writing-mode="lr-tb"/>
    </style:style>
    <style:style style:name="Tableau13.A10" style:family="table-cell">
      <style:table-cell-properties fo:padding-left="0.191cm" fo:padding-right="0.191cm" fo:padding-top="0.101cm" fo:padding-bottom="0cm" fo:border="none" style:writing-mode="lr-tb"/>
    </style:style>
    <style:style style:name="Tableau1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A15" style:family="table-cell">
      <style:table-cell-properties fo:padding-left="0.191cm" fo:padding-right="0.191cm" fo:padding-top="0.101cm" fo:padding-bottom="0cm" fo:border="none" style:writing-mode="lr-tb"/>
    </style:style>
    <style:style style:name="Tableau13.A16" style:family="table-cell">
      <style:table-cell-properties fo:padding-left="0.191cm" fo:padding-right="0.191cm" fo:padding-top="0.101cm" fo:padding-bottom="0cm" fo:border="none" style:writing-mode="lr-tb"/>
    </style:style>
    <style:style style:name="Tableau1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A21" style:family="table-cell">
      <style:table-cell-properties fo:padding-left="0.191cm" fo:padding-right="0.191cm" fo:padding-top="0.101cm" fo:padding-bottom="0cm" fo:border="none" style:writing-mode="lr-tb"/>
    </style:style>
    <style:style style:name="Tableau13.A22" style:family="table-cell">
      <style:table-cell-properties fo:padding-left="0.191cm" fo:padding-right="0.191cm" fo:padding-top="0.101cm" fo:padding-bottom="0cm" fo:border="none" style:writing-mode="lr-tb"/>
    </style:style>
    <style:style style:name="Tableau1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3.25" style:family="table-row">
      <style:table-row-properties style:min-row-height="0.669cm" style:use-optimal-row-height="false"/>
    </style:style>
    <style:style style:name="Tableau13.A25" style:family="table-cell">
      <style:table-cell-properties fo:padding-left="0.191cm" fo:padding-right="0.191cm" fo:padding-top="0.101cm" fo:padding-bottom="0cm" fo:border-left="1pt solid #bfbfbf" fo:border-right="none" fo:border-top="none" fo:border-bottom="none" style:writing-mode="lr-tb"/>
    </style:style>
    <style:style style:name="Tableau13.E25" style:family="table-cell">
      <style:table-cell-properties fo:padding-left="0.191cm" fo:padding-right="0.191cm" fo:padding-top="0.101cm" fo:padding-bottom="0cm" fo:border-left="none" fo:border-right="1pt solid #bfbfbf" fo:border-top="none" fo:border-bottom="none" style:writing-mode="lr-tb"/>
    </style:style>
    <style:style style:name="Tableau13.26" style:family="table-row">
      <style:table-row-properties style:min-row-height="0.896cm" style:use-optimal-row-height="false"/>
    </style:style>
    <style:style style:name="Tableau13.A26" style:family="table-cell">
      <style:table-cell-properties fo:padding-left="0.191cm" fo:padding-right="0.191cm" fo:padding-top="0.101cm" fo:padding-bottom="0cm" fo:border-left="1pt solid #bfbfbf" fo:border-right="none" fo:border-top="none" fo:border-bottom="none" style:writing-mode="lr-tb"/>
    </style:style>
    <style:style style:name="Tableau13.D26" style:family="table-cell">
      <style:table-cell-properties fo:padding-left="0.191cm" fo:padding-right="0.191cm" fo:padding-top="0.101cm" fo:padding-bottom="0cm" fo:border-left="none" fo:border-right="1pt solid #bfbfbf" fo:border-top="none" fo:border-bottom="none" style:writing-mode="lr-tb"/>
    </style:style>
    <style:style style:name="Tableau13.27" style:family="table-row">
      <style:table-row-properties style:min-row-height="0.766cm" style:use-optimal-row-height="false"/>
    </style:style>
    <style:style style:name="Tableau1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A28" style:family="table-cell">
      <style:table-cell-properties fo:padding-left="0.191cm" fo:padding-right="0.191cm" fo:padding-top="0.101cm" fo:padding-bottom="0cm" fo:border="none" style:writing-mode="lr-tb"/>
    </style:style>
    <style:style style:name="Tableau13.A29" style:family="table-cell">
      <style:table-cell-properties fo:padding-left="0.191cm" fo:padding-right="0.191cm" fo:padding-top="0.101cm" fo:padding-bottom="0cm" fo:border="none" style:writing-mode="lr-tb"/>
    </style:style>
    <style:style style:name="Tableau1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 style:family="table">
      <style:table-properties style:width="18.254cm" fo:margin-left="-0.561cm" table:align="left"/>
    </style:style>
    <style:style style:name="Tableau14.A" style:family="table-column">
      <style:table-column-properties style:column-width="4.253cm"/>
    </style:style>
    <style:style style:name="Tableau14.B" style:family="table-column">
      <style:table-column-properties style:column-width="1cm"/>
    </style:style>
    <style:style style:name="Tableau14.C" style:family="table-column">
      <style:table-column-properties style:column-width="1.016cm"/>
    </style:style>
    <style:style style:name="Tableau14.D" style:family="table-column">
      <style:table-column-properties style:column-width="2.263cm"/>
    </style:style>
    <style:style style:name="Tableau14.E" style:family="table-column">
      <style:table-column-properties style:column-width="8.722cm"/>
    </style:style>
    <style:style style:name="Tableau14.1" style:family="table-row">
      <style:table-row-properties style:min-row-height="0.7cm" style:use-optimal-row-height="false"/>
    </style:style>
    <style:style style:name="Tableau14.A1" style:family="table-cell">
      <style:table-cell-properties style:vertical-align="bottom" fo:padding-left="0.191cm" fo:padding-right="0.191cm" fo:padding-top="0.101cm" fo:padding-bottom="0cm" fo:border="none" style:writing-mode="lr-tb"/>
    </style:style>
    <style:style style:name="Tableau14.2" style:family="table-row">
      <style:table-row-properties style:min-row-height="0.644cm" style:use-optimal-row-height="false"/>
    </style:style>
    <style:style style:name="Tableau14.A2" style:family="table-cell">
      <style:table-cell-properties style:border-line-width-bottom="0.071cm 0.071cm 0.071cm" fo:padding-left="0.191cm" fo:padding-right="0.191cm" fo:padding-top="0.101cm" fo:padding-bottom="0cm" fo:border-left="none" fo:border-right="none" fo:border-top="none" fo:border-bottom="6pt double #d60093" style:writing-mode="lr-tb"/>
    </style:style>
    <style:style style:name="Tableau14.C2" style:family="table-cell">
      <style:table-cell-properties style:border-line-width-bottom="0.071cm 0.071cm 0.071cm" fo:padding-left="0.191cm" fo:padding-right="0.191cm" fo:padding-top="0.101cm" fo:padding-bottom="0cm" fo:border-left="none" fo:border-right="none" fo:border-top="none" fo:border-bottom="6pt double #d60093" style:writing-mode="lr-tb"/>
    </style:style>
    <style:style style:name="Tableau14.A3" style:family="table-cell">
      <style:table-cell-properties style:border-line-width-top="0.071cm 0.071cm 0.071cm" fo:padding-left="0.191cm" fo:padding-right="0.191cm" fo:padding-top="0.101cm" fo:padding-bottom="0cm" fo:border-left="none" fo:border-right="none" fo:border-top="6pt double #d60093" fo:border-bottom="none" style:writing-mode="lr-tb"/>
    </style:style>
    <style:style style:name="Tableau14.A4" style:family="table-cell">
      <style:table-cell-properties fo:padding-left="0.191cm" fo:padding-right="0.191cm" fo:padding-top="0.101cm" fo:padding-bottom="0cm" fo:border="none" style:writing-mode="lr-tb"/>
    </style:style>
    <style:style style:name="Tableau14.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6" style:family="table-row">
      <style:table-row-properties style:min-row-height="0.026cm" style:use-optimal-row-height="false"/>
    </style:style>
    <style:style style:name="Tableau14.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7" style:family="table-row">
      <style:table-row-properties style:min-row-height="0.25cm" style:use-optimal-row-height="false"/>
    </style:style>
    <style:style style:name="Tableau14.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A9" style:family="table-cell">
      <style:table-cell-properties fo:padding-left="0.191cm" fo:padding-right="0.191cm" fo:padding-top="0.101cm" fo:padding-bottom="0cm" fo:border="none" style:writing-mode="lr-tb"/>
    </style:style>
    <style:style style:name="Tableau14.A10" style:family="table-cell">
      <style:table-cell-properties fo:padding-left="0.191cm" fo:padding-right="0.191cm" fo:padding-top="0.101cm" fo:padding-bottom="0cm" fo:border="none" style:writing-mode="lr-tb"/>
    </style:style>
    <style:style style:name="Tableau14.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A15" style:family="table-cell">
      <style:table-cell-properties fo:padding-left="0.191cm" fo:padding-right="0.191cm" fo:padding-top="0.101cm" fo:padding-bottom="0cm" fo:border="none" style:writing-mode="lr-tb"/>
    </style:style>
    <style:style style:name="Tableau14.A16" style:family="table-cell">
      <style:table-cell-properties fo:padding-left="0.191cm" fo:padding-right="0.191cm" fo:padding-top="0.101cm" fo:padding-bottom="0cm" fo:border="none" style:writing-mode="lr-tb"/>
    </style:style>
    <style:style style:name="Tableau14.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A21" style:family="table-cell">
      <style:table-cell-properties fo:padding-left="0.191cm" fo:padding-right="0.191cm" fo:padding-top="0.101cm" fo:padding-bottom="0cm" fo:border="none" style:writing-mode="lr-tb"/>
    </style:style>
    <style:style style:name="Tableau14.A22" style:family="table-cell">
      <style:table-cell-properties fo:padding-left="0.191cm" fo:padding-right="0.191cm" fo:padding-top="0.101cm" fo:padding-bottom="0cm" fo:border="none" style:writing-mode="lr-tb"/>
    </style:style>
    <style:style style:name="Tableau14.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4.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4.25" style:family="table-row">
      <style:table-row-properties style:min-row-height="0.669cm" style:use-optimal-row-height="false"/>
    </style:style>
    <style:style style:name="Tableau14.A25" style:family="table-cell">
      <style:table-cell-properties fo:padding-left="0.191cm" fo:padding-right="0.191cm" fo:padding-top="0.101cm" fo:padding-bottom="0cm" fo:border-left="1pt solid #bfbfbf" fo:border-right="none" fo:border-top="none" fo:border-bottom="none" style:writing-mode="lr-tb"/>
    </style:style>
    <style:style style:name="Tableau14.E25" style:family="table-cell">
      <style:table-cell-properties fo:padding-left="0.191cm" fo:padding-right="0.191cm" fo:padding-top="0.101cm" fo:padding-bottom="0cm" fo:border-left="none" fo:border-right="1pt solid #bfbfbf" fo:border-top="none" fo:border-bottom="none" style:writing-mode="lr-tb"/>
    </style:style>
    <style:style style:name="Tableau14.26" style:family="table-row">
      <style:table-row-properties style:min-row-height="0.896cm" style:use-optimal-row-height="false"/>
    </style:style>
    <style:style style:name="Tableau14.A26" style:family="table-cell">
      <style:table-cell-properties fo:padding-left="0.191cm" fo:padding-right="0.191cm" fo:padding-top="0.101cm" fo:padding-bottom="0cm" fo:border-left="1pt solid #bfbfbf" fo:border-right="none" fo:border-top="none" fo:border-bottom="none" style:writing-mode="lr-tb"/>
    </style:style>
    <style:style style:name="Tableau14.D26" style:family="table-cell">
      <style:table-cell-properties fo:padding-left="0.191cm" fo:padding-right="0.191cm" fo:padding-top="0.101cm" fo:padding-bottom="0cm" fo:border-left="none" fo:border-right="1pt solid #bfbfbf" fo:border-top="none" fo:border-bottom="none" style:writing-mode="lr-tb"/>
    </style:style>
    <style:style style:name="Tableau14.27" style:family="table-row">
      <style:table-row-properties style:min-row-height="0.766cm" style:use-optimal-row-height="false"/>
    </style:style>
    <style:style style:name="Tableau14.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A28" style:family="table-cell">
      <style:table-cell-properties fo:padding-left="0.191cm" fo:padding-right="0.191cm" fo:padding-top="0.101cm" fo:padding-bottom="0cm" fo:border="none" style:writing-mode="lr-tb"/>
    </style:style>
    <style:style style:name="Tableau14.A29" style:family="table-cell">
      <style:table-cell-properties fo:padding-left="0.191cm" fo:padding-right="0.191cm" fo:padding-top="0.101cm" fo:padding-bottom="0cm" fo:border="none" style:writing-mode="lr-tb"/>
    </style:style>
    <style:style style:name="Tableau14.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4.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4.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4.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5" style:family="table">
      <style:table-properties style:width="17.002cm" fo:margin-left="0.191cm" table:align="left"/>
    </style:style>
    <style:style style:name="Tableau15.A" style:family="table-column">
      <style:table-column-properties style:column-width="4.503cm"/>
    </style:style>
    <style:style style:name="Tableau15.B" style:family="table-column">
      <style:table-column-properties style:column-width="8.001cm"/>
    </style:style>
    <style:style style:name="Tableau15.C" style:family="table-column">
      <style:table-column-properties style:column-width="4.498cm"/>
    </style:style>
    <style:style style:name="Tableau15.A1" style:family="table-cell">
      <style:table-cell-properties fo:background-color="#d60093" fo:padding-left="0.191cm" fo:padding-right="0.191cm" fo:padding-top="0.101cm" fo:padding-bottom="0cm" fo:border="none" style:writing-mode="lr-tb">
        <style:background-image/>
      </style:table-cell-properties>
    </style:style>
    <style:style style:name="Tableau15.2" style:family="table-row">
      <style:table-row-properties style:min-row-height="0.035cm" style:use-optimal-row-height="false"/>
    </style:style>
    <style:style style:name="Tableau15.A2" style:family="table-cell">
      <style:table-cell-properties fo:padding-left="0.191cm" fo:padding-right="0.191cm" fo:padding-top="0.101cm" fo:padding-bottom="0cm" fo:border-left="none" fo:border-right="none" fo:border-top="none" fo:border-bottom="2.25pt solid #d60093" style:writing-mode="lr-tb"/>
    </style:style>
    <style:style style:name="Tableau15.3" style:family="table-row">
      <style:table-row-properties style:min-row-height="1.401cm" style:use-optimal-row-height="false"/>
    </style:style>
    <style:style style:name="Tableau1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5.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5.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5.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5.5" style:family="table-row">
      <style:table-row-properties style:min-row-height="0.9cm" style:use-optimal-row-height="false"/>
    </style:style>
    <style:style style:name="Tableau15.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5.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5.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5.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6" style:family="table-cell">
      <style:table-cell-properties style:vertical-align="middle" fo:padding-left="0.191cm" fo:padding-right="0.191cm" fo:padding-top="0.101cm" fo:padding-bottom="0cm" fo:border="0.5pt solid #d9d9d9" style:writing-mode="lr-tb"/>
    </style:style>
    <style:style style:name="Tableau15.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7" style:family="table-cell">
      <style:table-cell-properties style:vertical-align="middle" fo:padding-left="0.191cm" fo:padding-right="0.191cm" fo:padding-top="0.101cm" fo:padding-bottom="0cm" fo:border="0.5pt solid #d9d9d9" style:writing-mode="lr-tb"/>
    </style:style>
    <style:style style:name="Tableau15.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8" style:family="table-cell">
      <style:table-cell-properties style:vertical-align="middle" fo:padding-left="0.191cm" fo:padding-right="0.191cm" fo:padding-top="0.101cm" fo:padding-bottom="0cm" fo:border="0.5pt solid #d9d9d9" style:writing-mode="lr-tb"/>
    </style:style>
    <style:style style:name="Tableau15.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9" style:family="table-cell">
      <style:table-cell-properties style:vertical-align="middle" fo:padding-left="0.191cm" fo:padding-right="0.191cm" fo:padding-top="0.101cm" fo:padding-bottom="0cm" fo:border="0.5pt solid #d9d9d9" style:writing-mode="lr-tb"/>
    </style:style>
    <style:style style:name="Tableau15.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10" style:family="table-cell">
      <style:table-cell-properties style:vertical-align="middle" fo:padding-left="0.191cm" fo:padding-right="0.191cm" fo:padding-top="0.101cm" fo:padding-bottom="0cm" fo:border="0.5pt solid #d9d9d9" style:writing-mode="lr-tb"/>
    </style:style>
    <style:style style:name="Tableau15.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11" style:family="table-cell">
      <style:table-cell-properties style:vertical-align="middle" fo:padding-left="0.191cm" fo:padding-right="0.191cm" fo:padding-top="0.101cm" fo:padding-bottom="0cm" fo:border="0.5pt solid #d9d9d9" style:writing-mode="lr-tb"/>
    </style:style>
    <style:style style:name="Tableau15.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12" style:family="table-cell">
      <style:table-cell-properties style:vertical-align="middle" fo:padding-left="0.191cm" fo:padding-right="0.191cm" fo:padding-top="0.101cm" fo:padding-bottom="0cm" fo:border="0.5pt solid #d9d9d9" style:writing-mode="lr-tb"/>
    </style:style>
    <style:style style:name="Tableau15.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5.B13" style:family="table-cell">
      <style:table-cell-properties style:vertical-align="middle" fo:padding-left="0.191cm" fo:padding-right="0.191cm" fo:padding-top="0.101cm" fo:padding-bottom="0cm" fo:border="0.5pt solid #d9d9d9" style:writing-mode="lr-tb"/>
    </style:style>
    <style:style style:name="Tableau15.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5.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5.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5.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6" style:family="table">
      <style:table-properties style:width="17.503cm" fo:margin-left="-0.06cm" table:align="left"/>
    </style:style>
    <style:style style:name="Tableau16.A" style:family="table-column">
      <style:table-column-properties style:column-width="17.503cm"/>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style:use-optimal-row-height="false"/>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cm" style:use-optimal-row-height="false"/>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Tableau17" style:family="table">
      <style:table-properties style:width="17.503cm" fo:margin-left="-0.06cm" table:align="left"/>
    </style:style>
    <style:style style:name="Tableau17.A" style:family="table-column">
      <style:table-column-properties style:column-width="17.503cm"/>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2" style:family="table-row">
      <style:table-row-properties style:min-row-height="0.035cm" style:use-optimal-row-height="false"/>
    </style:style>
    <style:style style:name="Tableau17.A2" style:family="table-cell">
      <style:table-cell-properties fo:padding-left="0.191cm" fo:padding-right="0.191cm" fo:padding-top="0.101cm" fo:padding-bottom="0cm" fo:border-left="none" fo:border-right="none" fo:border-top="none" fo:border-bottom="2.25pt solid #d60093" style:writing-mode="lr-tb"/>
    </style:style>
    <style:style style:name="Tableau17.3" style:family="table-row">
      <style:table-row-properties style:min-row-height="1.401cm" style:use-optimal-row-height="false"/>
    </style:style>
    <style:style style:name="Tableau17.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7.5" style:family="table-row">
      <style:table-row-properties style:min-row-height="1.199cm" style:use-optimal-row-height="false"/>
    </style:style>
    <style:style style:name="Tableau17.A5" style:family="table-cell">
      <style:table-cell-properties style:vertical-align="middle" fo:padding-left="0.191cm" fo:padding-right="0.191cm" fo:padding-top="0.101cm" fo:padding-bottom="0cm" fo:border="0.5pt solid #bfbfbf" style:writing-mode="lr-tb"/>
    </style:style>
    <style:style style:name="Tableau17.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8" style:family="table">
      <style:table-properties style:width="18.254cm" fo:margin-left="-0.561cm" table:align="left"/>
    </style:style>
    <style:style style:name="Tableau18.A" style:family="table-column">
      <style:table-column-properties style:column-width="18.254cm"/>
    </style:style>
    <style:style style:name="Tableau18.A1" style:family="table-cell">
      <style:table-cell-properties fo:background-color="#d60093" fo:padding-left="0.191cm" fo:padding-right="0.191cm" fo:padding-top="0.101cm" fo:padding-bottom="0cm" fo:border="none" style:writing-mode="lr-tb">
        <style:background-image/>
      </style:table-cell-properties>
    </style:style>
    <style:style style:name="Tableau18.2" style:family="table-row">
      <style:table-row-properties style:min-row-height="0.035cm" style:use-optimal-row-height="false"/>
    </style:style>
    <style:style style:name="Tableau18.A2" style:family="table-cell">
      <style:table-cell-properties fo:padding-left="0.191cm" fo:padding-right="0.191cm" fo:padding-top="0.101cm" fo:padding-bottom="0cm" fo:border-left="none" fo:border-right="none" fo:border-top="none" fo:border-bottom="2.25pt solid #d60093" style:writing-mode="lr-tb"/>
    </style:style>
    <style:style style:name="Tableau18.3" style:family="table-row">
      <style:table-row-properties style:min-row-height="1.401cm" style:use-optimal-row-height="false"/>
    </style:style>
    <style:style style:name="Tableau18.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Normal">
      <style:paragraph-properties fo:margin-top="0cm" fo:margin-bottom="0cm" style:contextual-spacing="false" fo:text-align="end" style:justify-single-word="false"/>
      <style:text-properties fo:font-variant="small-caps" style:font-name="Arial" fo:font-size="10pt" style:font-size-asian="10pt" style:font-name-complex="Arial" style:font-size-complex="16pt"/>
    </style:style>
    <style:style style:name="P2" style:family="paragraph" style:parent-style-name="Normal">
      <style:paragraph-properties fo:margin-top="0cm" fo:margin-bottom="0cm" style:contextual-spacing="false" fo:line-height="100%"/>
      <style:text-properties fo:font-variant="small-caps" style:font-name="Arial" fo:font-size="10pt" style:font-size-asian="10pt" style:font-name-complex="Arial" style:font-size-complex="10pt"/>
    </style:style>
    <style:style style:name="P3" style:family="paragraph" style:parent-style-name="Normal">
      <style:paragraph-properties fo:margin-top="0cm" fo:margin-bottom="0cm" style:contextual-spacing="false" fo:line-height="100%"/>
      <style:text-properties fo:font-variant="small-caps" style:font-name="Arial" fo:font-size="1pt" style:font-size-asian="1pt" style:font-name-complex="Arial" style:font-size-complex="1pt"/>
    </style:style>
    <style:style style:name="P4" style:family="paragraph" style:parent-style-name="Normal">
      <style:paragraph-properties fo:margin-top="0cm" fo:margin-bottom="0cm" style:contextual-spacing="false" fo:line-height="100%"/>
      <style:text-properties fo:font-variant="small-caps" style:font-name="Arial" fo:font-size="18pt" style:font-size-asian="18pt" style:font-name-complex="Arial" style:font-size-complex="18pt"/>
    </style:style>
    <style:style style:name="P5" style:family="paragraph" style:parent-style-name="Normal">
      <style:paragraph-properties fo:margin-top="0cm" fo:margin-bottom="0cm" style:contextual-spacing="false" fo:line-height="100%"/>
      <style:text-properties fo:font-variant="small-caps" fo:color="#404040" loext:opacity="100%" fo:font-size="18pt" fo:font-weight="bold" style:font-size-asian="18pt" style:font-weight-asian="bold" style:font-name-complex="Calibri" style:font-size-complex="18pt"/>
    </style:style>
    <style:style style:name="P6" style:family="paragraph" style:parent-style-name="Normal">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 style:font-size-complex="48pt"/>
    </style:style>
    <style:style style:name="P7" style:family="paragraph" style:parent-style-name="Normal">
      <style:paragraph-properties fo:margin-top="0cm" fo:margin-bottom="0cm" style:contextual-spacing="false"/>
      <style:text-properties fo:font-variant="small-caps" fo:color="#404040" loext:opacity="100%" fo:font-size="20pt" fo:font-weight="bold" style:font-size-asian="20pt" style:font-weight-asian="bold" style:font-name-complex="Calibri" style:font-size-complex="14pt"/>
    </style:style>
    <style:style style:name="P8" style:family="paragraph" style:parent-style-name="Normal">
      <style:paragraph-properties fo:margin-top="0cm" fo:margin-bottom="0cm" style:contextual-spacing="false" fo:text-align="center" style:justify-single-word="false"/>
      <style:text-properties fo:font-variant="small-caps" fo:color="#404040" loext:opacity="100%" fo:font-size="20pt" fo:font-weight="bold" style:font-size-asian="20pt" style:font-weight-asian="bold" style:font-name-complex="Calibri" style:font-size-complex="20pt"/>
    </style:style>
    <style:style style:name="P9" style:family="paragraph" style:parent-style-name="Normal">
      <style:paragraph-properties fo:margin-top="0cm" fo:margin-bottom="0cm" style:contextual-spacing="false"/>
      <style:text-properties fo:font-variant="small-caps" fo:color="#404040" loext:opacity="100%" fo:font-size="14pt" fo:font-weight="bold" style:font-size-asian="14pt" style:font-weight-asian="bold" style:font-name-complex="Calibri" style:font-size-complex="14pt"/>
    </style:style>
    <style:style style:name="P10" style:family="paragraph" style:parent-style-name="Normal">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 style:font-size-complex="14pt"/>
    </style:style>
    <style:style style:name="P11" style:family="paragraph" style:parent-style-name="Footer">
      <style:paragraph-properties fo:margin-left="-0.751cm" fo:margin-right="1.198cm" fo:text-indent="0cm" style:auto-text-indent="false">
        <style:tab-stops>
          <style:tab-stop style:position="11.728cm"/>
          <style:tab-stop style:position="17.254cm" style:type="right"/>
          <style:tab-stop style:position="18.004cm" style:type="right"/>
        </style:tab-stops>
      </style:paragraph-properties>
    </style:style>
    <style:style style:name="P12" style:family="paragraph" style:parent-style-name="Footer">
      <style:paragraph-properties fo:margin-left="-0.25cm" fo:margin-right="-0.302cm" fo:text-indent="0cm" style:auto-text-indent="false">
        <style:tab-stops>
          <style:tab-stop style:position="1.251cm" style:type="right"/>
          <style:tab-stop style:position="18.004cm" style:type="right"/>
        </style:tab-stops>
      </style:paragraph-properties>
    </style:style>
    <style:style style:name="P13" style:family="paragraph" style:parent-style-name="Header">
      <style:text-properties fo:font-size="8pt" style:font-size-asian="8pt"/>
    </style:style>
    <style:style style:name="P14" style:family="paragraph" style:parent-style-name="Normal">
      <style:paragraph-properties fo:margin-top="0cm" fo:margin-bottom="0cm" style:contextual-spacing="false" fo:line-height="100%" fo:text-align="justify" style:justify-single-word="false"/>
    </style:style>
    <style:style style:name="P15" style:family="paragraph" style:parent-style-name="Normal">
      <style:paragraph-properties fo:margin-top="0cm" fo:margin-bottom="0cm" style:contextual-spacing="false" fo:line-height="100%" fo:text-align="center" style:justify-single-word="false"/>
    </style:style>
    <style:style style:name="P16" style:family="paragraph" style:parent-style-name="Normal">
      <style:paragraph-properties fo:margin-top="0cm" fo:margin-bottom="0cm" style:contextual-spacing="false" fo:line-height="100%" fo:text-align="center" style:justify-single-word="false"/>
      <style:text-properties officeooo:paragraph-rsid="000d3d66"/>
    </style:style>
    <style:style style:name="P17" style:family="paragraph" style:parent-style-name="Normal">
      <style:paragraph-properties fo:margin-top="0cm" fo:margin-bottom="0cm" style:contextual-spacing="false" fo:line-height="100%" fo:text-align="end" style:justify-single-word="false"/>
    </style:style>
    <style:style style:name="P18" style:family="paragraph" style:parent-style-name="Normal">
      <style:paragraph-properties fo:margin-left="0cm" fo:margin-right="0.309cm" fo:margin-top="0cm" fo:margin-bottom="0cm" style:contextual-spacing="false" fo:line-height="100%" fo:text-align="end" style:justify-single-word="false" fo:text-indent="0cm" style:auto-text-indent="false">
        <style:tab-stops>
          <style:tab-stop style:position="1.499cm"/>
        </style:tab-stops>
      </style:paragraph-properties>
    </style:style>
    <style:style style:name="P19" style:family="paragraph" style:parent-style-name="Normal">
      <style:paragraph-properties fo:margin-left="0cm" fo:margin-right="0.309cm" fo:margin-top="0cm" fo:margin-bottom="0.212cm" style:contextual-spacing="false" fo:line-height="100%" fo:text-align="end" style:justify-single-word="false" fo:text-indent="0cm" style:auto-text-indent="false"/>
    </style:style>
    <style:style style:name="P20" style:family="paragraph" style:parent-style-name="Normal">
      <style:paragraph-properties fo:margin-top="0.212cm" fo:margin-bottom="0.212cm" style:contextual-spacing="false" fo:line-height="100%" fo:text-align="end" style:justify-single-word="false">
        <style:tab-stops>
          <style:tab-stop style:position="16.002cm" style:type="right" style:leader-style="dotted" style:leader-text="."/>
        </style:tab-stops>
      </style:paragraph-properties>
    </style:style>
    <style:style style:name="P21" style:family="paragraph" style:parent-style-name="Normal">
      <style:paragraph-properties fo:margin-top="0cm" fo:margin-bottom="0cm" style:contextual-spacing="false" fo:line-height="100%"/>
    </style:style>
    <style:style style:name="P22" style:family="paragraph" style:parent-style-name="Normal">
      <style:paragraph-properties fo:margin-top="0cm" fo:margin-bottom="0cm" style:contextual-spacing="false" fo:line-height="100%" fo:keep-with-next="always"/>
    </style:style>
    <style:style style:name="P23" style:family="paragraph" style:parent-style-name="Normal">
      <style:paragraph-properties fo:margin-left="-0.074cm" fo:margin-right="0cm" fo:margin-top="0cm" fo:margin-bottom="0cm" style:contextual-spacing="false" fo:line-height="100%" fo:text-indent="0cm" style:auto-text-indent="false">
        <style:tab-stops/>
      </style:paragraph-properties>
    </style:style>
    <style:style style:name="P24" style:family="paragraph" style:parent-style-name="Normal">
      <style:paragraph-properties fo:margin-left="0.811cm" fo:margin-right="0cm" fo:margin-top="0cm" fo:margin-bottom="0.212cm" style:contextual-spacing="false" fo:line-height="100%" fo:text-indent="0cm" style:auto-text-indent="false">
        <style:tab-stops/>
      </style:paragraph-properties>
    </style:style>
    <style:style style:name="P25" style:family="paragraph" style:parent-style-name="Normal">
      <style:paragraph-properties fo:margin-left="0cm" fo:margin-right="0.309cm" fo:margin-top="0cm" fo:margin-bottom="0.212cm" style:contextual-spacing="false" fo:line-height="100%" fo:text-indent="0cm" style:auto-text-indent="false"/>
    </style:style>
    <style:style style:name="P26" style:family="paragraph" style:parent-style-name="Normal">
      <style:paragraph-properties fo:margin-left="0cm" fo:margin-right="-0.191cm" fo:margin-top="0cm" fo:margin-bottom="0cm" style:contextual-spacing="false" fo:line-height="100%" fo:text-indent="0cm" style:auto-text-indent="false"/>
    </style:style>
    <style:style style:name="P27" style:family="paragraph" style:parent-style-name="Normal">
      <style:paragraph-properties fo:margin-top="0cm" fo:margin-bottom="0.212cm" style:contextual-spacing="false" fo:line-height="100%"/>
    </style:style>
    <style:style style:name="P28" style:family="paragraph" style:parent-style-name="Normal">
      <style:paragraph-properties fo:margin-top="0cm" fo:margin-bottom="0.212cm" style:contextual-spacing="false" fo:line-height="100%" fo:keep-with-next="always"/>
    </style:style>
    <style:style style:name="P29" style:family="paragraph" style:parent-style-name="Normal">
      <style:paragraph-properties fo:margin-top="0.212cm" fo:margin-bottom="0cm" style:contextual-spacing="false" fo:line-height="100%">
        <style:tab-stops>
          <style:tab-stop style:position="0.06cm"/>
          <style:tab-stop style:position="16.002cm" style:type="right" style:leader-style="dotted" style:leader-text="."/>
        </style:tab-stops>
      </style:paragraph-properties>
    </style:style>
    <style:style style:name="P30" style:family="paragraph" style:parent-style-name="Normal">
      <style:paragraph-properties fo:margin-top="0.176cm" fo:margin-bottom="0.212cm" style:contextual-spacing="false" fo:line-height="100%">
        <style:tab-stops>
          <style:tab-stop style:position="0.06cm"/>
          <style:tab-stop style:position="16.002cm" style:type="right" style:leader-style="dotted" style:leader-text="."/>
        </style:tab-stops>
      </style:paragraph-properties>
    </style:style>
    <style:style style:name="P31" style:family="paragraph" style:parent-style-name="Normal">
      <style:paragraph-properties fo:margin-left="0cm" fo:margin-right="0.06cm" fo:margin-top="0cm" fo:margin-bottom="0cm" style:contextual-spacing="false" fo:line-height="100%" fo:text-indent="0cm" style:auto-text-indent="false"/>
    </style:style>
    <style:style style:name="P32" style:family="paragraph" style:parent-style-name="Normal">
      <style:paragraph-properties fo:margin-top="0.212cm" fo:margin-bottom="0.212cm" style:contextual-spacing="false" fo:line-height="100%" fo:keep-with-next="always"/>
    </style:style>
    <style:style style:name="P33" style:family="paragraph" style:parent-style-name="Normal">
      <style:paragraph-properties fo:margin-left="0cm" fo:margin-right="0.309cm" fo:margin-top="0cm" fo:margin-bottom="0cm" style:contextual-spacing="false" fo:line-height="100%" fo:text-indent="0cm" style:auto-text-indent="false">
        <style:tab-stops>
          <style:tab-stop style:position="1.499cm"/>
        </style:tab-stops>
      </style:paragraph-properties>
    </style:style>
    <style:style style:name="P34" style:family="paragraph" style:parent-style-name="Normal">
      <style:paragraph-properties fo:margin-top="0cm" fo:margin-bottom="0cm" style:contextual-spacing="false" fo:line-height="100%"/>
      <style:text-properties officeooo:paragraph-rsid="000d3d66"/>
    </style:style>
    <style:style style:name="P35" style:family="paragraph" style:parent-style-name="Normal">
      <style:text-properties fo:color="#404040" loext:opacity="100%" fo:font-size="14pt" fo:font-weight="bold" style:font-size-asian="14pt" style:font-weight-asian="bold" style:font-name-complex="Calibri" style:font-size-complex="14pt"/>
    </style:style>
    <style:style style:name="P36" style:family="paragraph" style:parent-style-name="Normal">
      <style:paragraph-properties fo:margin-top="0cm" fo:margin-bottom="0cm" style:contextual-spacing="false" fo:line-height="100%" fo:text-align="center" style:justify-single-word="false"/>
      <style:text-properties fo:color="#404040" loext:opacity="100%" fo:font-size="14pt" fo:font-weight="bold" style:font-size-asian="14pt" style:font-weight-asian="bold" style:font-name-complex="Calibri" style:font-size-complex="14pt"/>
    </style:style>
    <style:style style:name="P37" style:family="paragraph" style:parent-style-name="Normal">
      <style:paragraph-properties fo:margin-top="0cm" fo:margin-bottom="0.212cm" style:contextual-spacing="false" fo:line-height="100%"/>
      <style:text-properties fo:color="#404040" loext:opacity="100%" fo:font-size="14pt" fo:font-weight="bold" style:font-size-asian="14pt" style:font-weight-asian="bold" style:font-name-complex="Calibri" style:font-size-complex="14pt"/>
    </style:style>
    <style:style style:name="P38" style:family="paragraph" style:parent-style-name="Normal">
      <style:paragraph-properties fo:margin-top="0cm" fo:margin-bottom="0cm" style:contextual-spacing="false" fo:line-height="100%"/>
      <style:text-properties fo:color="#404040" loext:opacity="100%" fo:font-size="14pt" fo:font-weight="bold" style:font-size-asian="14pt" style:font-weight-asian="bold" style:font-name-complex="Calibri" style:font-size-complex="14pt"/>
    </style:style>
    <style:style style:name="P39" style:family="paragraph" style:parent-style-name="Normal">
      <style:paragraph-properties fo:margin-top="0cm" fo:margin-bottom="0cm" style:contextual-spacing="false" fo:line-height="100%" fo:text-align="center" style:justify-single-word="false"/>
      <style:text-properties fo:color="#404040" loext:opacity="100%" fo:font-size="14pt" fo:font-style="italic" style:font-size-asian="14pt" style:font-style-asian="italic" style:font-name-complex="Calibri" style:font-size-complex="14pt"/>
    </style:style>
    <style:style style:name="P40" style:family="paragraph" style:parent-style-name="Normal">
      <style:paragraph-properties fo:margin-top="0cm" fo:margin-bottom="0cm" style:contextual-spacing="false" fo:line-height="100%" fo:text-align="center" style:justify-single-word="false"/>
      <style:text-properties fo:color="#404040" loext:opacity="100%" fo:font-size="14pt" style:font-size-asian="14pt" style:language-asian="fr" style:country-asian="FR" style:font-name-complex="Calibri" style:font-size-complex="14pt"/>
    </style:style>
    <style:style style:name="P41" style:family="paragraph" style:parent-style-name="Normal">
      <style:paragraph-properties fo:margin-top="0cm" fo:margin-bottom="0cm" style:contextual-spacing="false" fo:line-height="100%"/>
      <style:text-properties fo:color="#404040" loext:opacity="100%" style:language-asian="fr" style:country-asian="FR" style:font-name-complex="Calibri"/>
    </style:style>
    <style:style style:name="P42" style:family="paragraph" style:parent-style-name="Normal">
      <style:paragraph-properties fo:margin-top="0cm" fo:margin-bottom="0cm" style:contextual-spacing="false" fo:line-height="100%"/>
      <style:text-properties fo:color="#404040" loext:opacity="100%" fo:font-size="16pt" style:font-size-asian="16pt" style:font-name-complex="Calibri" style:font-size-complex="16pt"/>
    </style:style>
    <style:style style:name="P43" style:family="paragraph" style:parent-style-name="Normal">
      <style:paragraph-properties fo:break-before="page"/>
      <style:text-properties fo:color="#404040" loext:opacity="100%" fo:font-size="16pt" style:font-size-asian="16pt" style:font-name-complex="Calibri" style:font-size-complex="16pt"/>
    </style:style>
    <style:style style:name="P44" style:family="paragraph" style:parent-style-name="Normal">
      <style:paragraph-properties fo:margin-top="0cm" fo:margin-bottom="0cm" style:contextual-spacing="false" fo:line-height="100%"/>
      <style:text-properties fo:color="#404040" loext:opacity="100%" fo:font-size="10pt" style:font-size-asian="10pt" style:font-name-complex="Calibri" style:font-size-complex="10pt"/>
    </style:style>
    <style:style style:name="P45" style:family="paragraph" style:parent-style-name="Normal">
      <style:paragraph-properties fo:margin-left="0cm" fo:margin-right="0.309cm" fo:margin-top="0cm" fo:margin-bottom="0cm" style:contextual-spacing="false" fo:line-height="100%" fo:text-align="justify" style:justify-single-word="false" fo:orphans="0" fo:widows="0" fo:text-indent="0cm" style:auto-text-indent="false" style:text-autospace="none"/>
      <style:text-properties fo:color="#404040" loext:opacity="100%" fo:font-size="10pt" style:font-size-asian="10pt" style:font-name-complex="Calibri" style:font-size-complex="10pt"/>
    </style:style>
    <style:style style:name="P46" style:family="paragraph" style:parent-style-name="Normal">
      <style:paragraph-properties fo:margin-top="0cm" fo:margin-bottom="0.212cm" style:contextual-spacing="false" fo:text-align="justify" style:justify-single-word="false"/>
      <style:text-properties fo:color="#404040" loext:opacity="100%" fo:font-size="10pt" style:font-size-asian="10pt" style:font-name-complex="Calibri" style:font-size-complex="10pt"/>
    </style:style>
    <style:style style:name="P47" style:family="paragraph" style:parent-style-name="Normal">
      <style:paragraph-properties fo:margin-left="0cm" fo:margin-right="0.309cm" fo:margin-top="0cm" fo:margin-bottom="0cm" style:contextual-spacing="false" fo:line-height="100%" fo:text-indent="0cm" style:auto-text-indent="false">
        <style:tab-stops>
          <style:tab-stop style:position="1.499cm"/>
        </style:tab-stops>
      </style:paragraph-properties>
      <style:text-properties fo:color="#404040" loext:opacity="100%" fo:font-size="10pt" fo:font-weight="bold" style:font-size-asian="10pt" style:font-weight-asian="bold" style:font-name-complex="Calibri" style:font-size-complex="10pt"/>
    </style:style>
    <style:style style:name="P48" style:family="paragraph" style:parent-style-name="Normal">
      <style:paragraph-properties fo:margin-left="0.811cm" fo:margin-right="0cm" fo:margin-top="0cm" fo:margin-bottom="0.212cm" style:contextual-spacing="false" fo:line-height="100%" fo:text-indent="0cm" style:auto-text-indent="false">
        <style:tab-stops/>
      </style:paragraph-properties>
      <style:text-properties fo:color="#404040" loext:opacity="100%" style:font-name-complex="Calibri"/>
    </style:style>
    <style:style style:name="P49" style:family="paragraph" style:parent-style-name="Normal">
      <style:paragraph-properties fo:margin-left="0.811cm" fo:margin-right="0cm" fo:margin-top="0cm" fo:margin-bottom="0.212cm" style:contextual-spacing="false" fo:line-height="100%" fo:orphans="0" fo:widows="0" fo:text-indent="0cm" style:auto-text-indent="false" style:text-autospace="none">
        <style:tab-stops/>
      </style:paragraph-properties>
      <style:text-properties fo:color="#404040" loext:opacity="100%" style:font-name-complex="Calibri"/>
    </style:style>
    <style:style style:name="P50" style:family="paragraph" style:parent-style-name="Normal">
      <style:paragraph-properties fo:margin-left="1.251cm" fo:margin-right="0cm" fo:margin-top="0cm" fo:margin-bottom="0.212cm" style:contextual-spacing="false" fo:line-height="100%" fo:orphans="0" fo:widows="0" fo:text-indent="0cm" style:auto-text-indent="false" style:text-autospace="none">
        <style:tab-stops/>
      </style:paragraph-properties>
      <style:text-properties fo:color="#404040" loext:opacity="100%" style:font-name-complex="Calibri"/>
    </style:style>
    <style:style style:name="P51" style:family="paragraph" style:parent-style-name="Normal">
      <style:paragraph-properties fo:margin-top="0.212cm" fo:margin-bottom="0cm" style:contextual-spacing="false" fo:line-height="100%" fo:text-align="end" style:justify-single-word="false">
        <style:tab-stops>
          <style:tab-stop style:position="0.06cm"/>
          <style:tab-stop style:position="16.002cm" style:type="right" style:leader-style="dotted" style:leader-text="."/>
        </style:tab-stops>
      </style:paragraph-properties>
      <style:text-properties fo:color="#404040" loext:opacity="100%" style:font-name-complex="Calibri"/>
    </style:style>
    <style:style style:name="P52" style:family="paragraph" style:parent-style-name="Normal">
      <style:paragraph-properties fo:margin-left="-0.192cm" fo:margin-right="0cm" fo:margin-top="0.212cm" fo:margin-bottom="0cm" style:contextual-spacing="false" fo:line-height="100%" fo:text-align="end" style:justify-single-word="false" fo:text-indent="0cm" style:auto-text-indent="false">
        <style:tab-stops>
          <style:tab-stop style:position="0.252cm"/>
          <style:tab-stop style:position="16.194cm" style:type="right" style:leader-style="dotted" style:leader-text="."/>
        </style:tab-stops>
      </style:paragraph-properties>
      <style:text-properties fo:color="#404040" loext:opacity="100%" style:font-name-complex="Calibri"/>
    </style:style>
    <style:style style:name="P53" style:family="paragraph" style:parent-style-name="Normal">
      <style:paragraph-properties fo:margin-left="-0.192cm" fo:margin-right="0cm" fo:margin-top="0.176cm" fo:margin-bottom="0.212cm" style:contextual-spacing="false" fo:line-height="100%" fo:text-align="end" style:justify-single-word="false" fo:text-indent="0cm" style:auto-text-indent="false">
        <style:tab-stops>
          <style:tab-stop style:position="0.252cm"/>
          <style:tab-stop style:position="16.194cm" style:type="right" style:leader-style="dotted" style:leader-text="."/>
        </style:tab-stops>
      </style:paragraph-properties>
      <style:text-properties fo:color="#404040" loext:opacity="100%" style:font-name-complex="Calibri"/>
    </style:style>
    <style:style style:name="P54" style:family="paragraph" style:parent-style-name="Normal">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
    </style:style>
    <style:style style:name="P55" style:family="paragraph" style:parent-style-name="Normal">
      <style:paragraph-properties fo:break-before="page"/>
      <style:text-properties fo:color="#404040" loext:opacity="100%" style:font-name-complex="Calibri"/>
    </style:style>
    <style:style style:name="P56" style:family="paragraph" style:parent-style-name="Normal">
      <style:text-properties fo:color="#404040" loext:opacity="100%" style:font-name-complex="Calibri"/>
    </style:style>
    <style:style style:name="P57" style:family="paragraph" style:parent-style-name="Normal">
      <style:paragraph-properties fo:margin-top="0cm" fo:margin-bottom="0cm" style:contextual-spacing="false"/>
      <style:text-properties fo:color="#404040" loext:opacity="100%" style:font-name-complex="Calibri"/>
    </style:style>
    <style:style style:name="P58" style:family="paragraph" style:parent-style-name="Normal">
      <style:paragraph-properties fo:margin-top="0cm" fo:margin-bottom="0cm" style:contextual-spacing="false" fo:break-before="page"/>
      <style:text-properties fo:color="#404040" loext:opacity="100%" style:font-name-complex="Calibri"/>
    </style:style>
    <style:style style:name="P59" style:family="paragraph" style:parent-style-name="Paragraphe_20_de_20_liste">
      <style:paragraph-properties fo:margin-left="1.259cm" fo:margin-right="0.31cm" fo:margin-top="0.423cm" fo:margin-bottom="0cm" style:contextual-spacing="false" fo:line-height="100%" fo:text-align="justify" style:justify-single-word="false" fo:orphans="0" fo:widows="0" fo:text-indent="0cm" style:auto-text-indent="false" style:text-autospace="none">
        <style:tab-stops/>
      </style:paragraph-properties>
      <style:text-properties fo:color="#404040" loext:opacity="100%" fo:font-size="8pt" style:font-size-asian="8pt" style:font-name-complex="Calibri" style:font-size-complex="10pt"/>
    </style:style>
    <style:style style:name="P60" style:family="paragraph" style:parent-style-name="Paragraphe_20_de_20_liste">
      <style:paragraph-properties fo:margin-left="0cm" fo:margin-right="0.309cm" fo:margin-top="0cm" fo:margin-bottom="0.212cm" style:contextual-spacing="false" fo:line-height="100%" fo:text-align="justify" style:justify-single-word="false" fo:orphans="0" fo:widows="0" fo:text-indent="0cm" style:auto-text-indent="false" style:text-autospace="none"/>
      <style:text-properties fo:color="#404040" loext:opacity="100%" fo:font-size="8pt" style:font-size-asian="8pt" style:font-name-complex="Calibri" style:font-size-complex="10pt"/>
    </style:style>
    <style:style style:name="P61" style:family="paragraph" style:parent-style-name="Normal">
      <style:paragraph-properties fo:margin-left="-0.192cm" fo:margin-right="0cm" fo:margin-top="0cm" fo:margin-bottom="0cm" style:contextual-spacing="false" fo:line-height="100%" fo:text-align="end" style:justify-single-word="false" fo:text-indent="0cm" style:auto-text-indent="false">
        <style:tab-stops/>
      </style:paragraph-properties>
      <style:text-properties fo:color="#404040" loext:opacity="100%" fo:font-size="12pt" fo:font-weight="bold" style:font-size-asian="12pt" style:font-weight-asian="bold" style:font-name-complex="Calibri" style:font-size-complex="12pt"/>
    </style:style>
    <style:style style:name="P62" style:family="paragraph" style:parent-style-name="Normal">
      <style:paragraph-properties fo:margin-top="0cm" fo:margin-bottom="0cm" style:contextual-spacing="false"/>
      <style:text-properties fo:color="#404040" loext:opacity="100%" fo:font-size="12pt" style:font-size-asian="12pt" style:font-name-complex="Calibri" style:font-size-complex="12pt"/>
    </style:style>
    <style:style style:name="P63" style:family="paragraph" style:parent-style-name="Normal">
      <style:paragraph-properties fo:margin-top="0cm" fo:margin-bottom="0cm" style:contextual-spacing="false" fo:line-height="200%"/>
      <style:text-properties fo:color="#404040" loext:opacity="100%" fo:font-size="12pt" style:font-size-asian="12pt" style:font-name-complex="Calibri" style:font-size-complex="12pt"/>
    </style:style>
    <style:style style:name="P64" style:family="paragraph" style:parent-style-name="Normal">
      <style:paragraph-properties fo:line-height="150%"/>
      <style:text-properties fo:color="#404040" loext:opacity="100%" fo:font-size="12pt" style:font-size-asian="12pt" style:font-name-complex="Calibri" style:font-size-complex="12pt"/>
    </style:style>
    <style:style style:name="P65" style:family="paragraph" style:parent-style-name="Normal">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 style:font-size-complex="12pt"/>
    </style:style>
    <style:style style:name="P66" style:family="paragraph" style:parent-style-name="Normal">
      <style:paragraph-properties fo:margin-top="0cm" fo:margin-bottom="0cm" style:contextual-spacing="false" fo:line-height="100%">
        <style:tab-stops>
          <style:tab-stop style:position="0.06cm"/>
          <style:tab-stop style:position="6.212cm"/>
          <style:tab-stop style:position="16.002cm" style:type="right" style:leader-style="dotted" style:leader-text="."/>
        </style:tab-stops>
      </style:paragraph-properties>
      <style:text-properties fo:color="#404040" loext:opacity="100%" fo:font-size="6pt" style:font-size-asian="6pt" style:font-name-complex="Calibri" style:font-size-complex="6pt"/>
    </style:style>
    <style:style style:name="P67" style:family="paragraph" style:parent-style-name="Normal">
      <style:paragraph-properties fo:margin-top="0cm" fo:margin-bottom="0cm" style:contextual-spacing="false" fo:line-height="100%" fo:text-align="end" style:justify-single-word="false"/>
      <style:text-properties fo:color="#404040" loext:opacity="100%" fo:font-size="6pt" style:font-size-asian="6pt" style:font-name-complex="Calibri" style:font-size-complex="6pt"/>
    </style:style>
    <style:style style:name="P68" style:family="paragraph" style:parent-style-name="Normal">
      <style:paragraph-properties fo:margin-top="0cm" fo:margin-bottom="0cm" style:contextual-spacing="false" fo:line-height="100%" fo:text-align="end" style:justify-single-word="false">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 style:font-size-complex="6pt"/>
    </style:style>
    <style:style style:name="P69" style:family="paragraph" style:parent-style-name="Normal">
      <style:paragraph-properties fo:margin-left="-0.192cm" fo:margin-right="0cm" fo:margin-top="0cm" fo:margin-bottom="0cm" style:contextual-spacing="false" fo:line-height="100%" fo:text-align="end" style:justify-single-word="false" fo:text-indent="0cm" style:auto-text-indent="false">
        <style:tab-stops>
          <style:tab-stop style:position="0.252cm"/>
          <style:tab-stop style:position="16.194cm" style:type="right" style:leader-style="dotted" style:leader-text="."/>
        </style:tab-stops>
      </style:paragraph-properties>
      <style:text-properties fo:color="#404040" loext:opacity="100%" fo:font-size="6pt" style:font-size-asian="6pt" style:font-name-complex="Calibri" style:font-size-complex="6pt"/>
    </style:style>
    <style:style style:name="P70" style:family="paragraph" style:parent-style-name="Normal">
      <style:paragraph-properties fo:margin-top="0cm" fo:margin-bottom="0cm" style:contextual-spacing="false" fo:line-height="100%">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 style:font-size-complex="6pt"/>
    </style:style>
    <style:style style:name="P71" style:family="paragraph" style:parent-style-name="Normal">
      <style:paragraph-properties fo:margin-top="0cm" fo:margin-bottom="0cm" style:contextual-spacing="false" fo:line-height="100%"/>
      <style:text-properties fo:color="#404040" loext:opacity="100%" fo:font-size="6pt" style:font-size-asian="6pt" style:font-name-complex="Calibri" style:font-size-complex="8pt"/>
    </style:style>
    <style:style style:name="P72" style:family="paragraph" style:parent-style-name="Normal">
      <style:paragraph-properties fo:margin-top="0cm" fo:margin-bottom="0cm" style:contextual-spacing="false" fo:line-height="100%" fo:keep-with-next="always"/>
      <style:text-properties fo:color="#404040" loext:opacity="100%" fo:font-size="6pt" style:font-size-asian="6pt" style:font-name-complex="Calibri" style:font-size-complex="8pt"/>
    </style:style>
    <style:style style:name="P73" style:family="paragraph" style:parent-style-name="Normal">
      <style:paragraph-properties fo:margin-left="-0.192cm" fo:margin-right="0cm" fo:margin-top="0cm" fo:margin-bottom="0cm" style:contextual-spacing="false" fo:line-height="100%" fo:text-align="end" style:justify-single-word="false" fo:text-indent="0cm" style:auto-text-indent="false">
        <style:tab-stops/>
      </style:paragraph-properties>
      <style:text-properties fo:color="#404040" loext:opacity="100%" fo:font-size="6pt" style:font-size-asian="6pt" style:language-asian="fr" style:country-asian="FR" style:font-name-complex="Calibri" style:font-size-complex="6pt"/>
    </style:style>
    <style:style style:name="P74" style:family="paragraph" style:parent-style-name="Normal">
      <style:paragraph-properties fo:margin-top="0cm" fo:margin-bottom="0cm" style:contextual-spacing="false" fo:line-height="100%" fo:keep-with-next="always"/>
      <style:text-properties fo:color="#404040" loext:opacity="100%" fo:font-size="6pt" fo:font-weight="bold" style:font-size-asian="6pt" style:font-weight-asian="bold" style:font-name-complex="Calibri" style:font-size-complex="8pt"/>
    </style:style>
    <style:style style:name="P75" style:family="paragraph" style:parent-style-name="Normal">
      <style:paragraph-properties fo:margin-top="0cm" fo:margin-bottom="0cm" style:contextual-spacing="false" fo:line-height="100%"/>
      <style:text-properties fo:color="#404040" loext:opacity="100%" fo:font-size="6pt" fo:font-weight="bold" style:font-size-asian="6pt" style:font-weight-asian="bold" style:font-name-complex="Calibri" style:font-size-complex="8pt"/>
    </style:style>
    <style:style style:name="P76" style:family="paragraph" style:parent-style-name="Normal">
      <style:paragraph-properties fo:margin-top="0cm" fo:margin-bottom="0cm" style:contextual-spacing="false" fo:line-height="100%" fo:keep-with-next="always"/>
      <style:text-properties fo:color="#404040" loext:opacity="100%" fo:font-size="6pt" fo:font-weight="bold" style:font-size-asian="6pt" style:font-weight-asian="bold" style:font-name-complex="Calibri"/>
    </style:style>
    <style:style style:name="P77" style:family="paragraph" style:parent-style-name="Normal">
      <style:paragraph-properties fo:margin-top="0.176cm" fo:margin-bottom="0.212cm" style:contextual-spacing="false" fo:line-height="100%" fo:text-align="end" style:justify-single-word="false">
        <style:tab-stops>
          <style:tab-stop style:position="0.06cm"/>
          <style:tab-stop style:position="16.002cm" style:type="right" style:leader-style="dotted" style:leader-text="."/>
        </style:tab-stops>
      </style:paragraph-properties>
      <style:text-properties fo:color="#404040" loext:opacity="100%" fo:font-weight="bold" style:font-weight-asian="bold" style:font-name-complex="Calibri"/>
    </style:style>
    <style:style style:name="P78" style:family="paragraph" style:parent-style-name="Normal">
      <style:paragraph-properties fo:margin-top="0cm" fo:margin-bottom="0cm" style:contextual-spacing="false" fo:line-height="100%"/>
      <style:text-properties fo:color="#404040" loext:opacity="100%" fo:font-weight="bold" style:font-weight-asian="bold" style:font-name-complex="Calibri"/>
    </style:style>
    <style:style style:name="P79" style:family="paragraph" style:parent-style-name="Normal">
      <style:paragraph-properties fo:margin-top="0cm" fo:margin-bottom="0cm" style:contextual-spacing="false" fo:line-height="100%" fo:keep-with-next="always"/>
      <style:text-properties fo:color="#404040" loext:opacity="100%" fo:font-weight="bold" style:font-weight-asian="bold" style:font-name-complex="Calibri"/>
    </style:style>
    <style:style style:name="P80" style:family="paragraph" style:parent-style-name="Normal">
      <style:paragraph-properties fo:margin-top="0.106cm" fo:margin-bottom="0.106cm" style:contextual-spacing="false" fo:line-height="100%" fo:keep-with-next="always"/>
      <style:text-properties fo:color="#404040" loext:opacity="100%" fo:font-size="1pt" fo:font-weight="bold" style:font-size-asian="1pt" style:font-weight-asian="bold" style:font-name-complex="Calibri"/>
    </style:style>
    <style:style style:name="P81" style:family="paragraph" style:parent-style-name="Normal">
      <style:paragraph-properties fo:margin-top="0cm" fo:margin-bottom="0cm" style:contextual-spacing="false"/>
      <style:text-properties fo:color="#404040" loext:opacity="100%" fo:font-size="20pt" style:font-size-asian="20pt" style:font-name-complex="Calibri" style:font-size-complex="16pt"/>
    </style:style>
    <style:style style:name="P82" style:family="paragraph" style:parent-style-name="Normal">
      <style:paragraph-properties fo:margin-top="0cm" fo:margin-bottom="0cm" style:contextual-spacing="false" fo:line-height="100%"/>
      <style:text-properties fo:color="#d60093" loext:opacity="100%" fo:font-size="12pt" fo:font-style="italic" style:font-size-asian="12pt" style:font-style-asian="italic" style:font-name-complex="Calibri" style:font-size-complex="12pt"/>
    </style:style>
    <style:style style:name="P83" style:family="paragraph" style:parent-style-name="Normal">
      <style:paragraph-properties fo:margin-left="-0.074cm" fo:margin-right="0cm" fo:margin-top="0cm" fo:margin-bottom="0cm" style:contextual-spacing="false" fo:line-height="100%" fo:text-indent="0cm" style:auto-text-indent="false">
        <style:tab-stops/>
      </style:paragraph-properties>
      <style:text-properties fo:color="#d60093" loext:opacity="100%" style:font-name="Wingdings 3" fo:font-size="6pt" style:font-size-asian="6pt" style:language-asian="fr" style:country-asian="FR" style:font-name-complex="Calibri" style:font-size-complex="6pt"/>
    </style:style>
    <style:style style:name="P84" style:family="paragraph" style:parent-style-name="Normal">
      <style:paragraph-properties fo:margin-top="0cm" fo:margin-bottom="0cm" style:contextual-spacing="false" fo:line-height="100%">
        <style:tab-stops>
          <style:tab-stop style:position="0.06cm"/>
          <style:tab-stop style:position="16.002cm" style:type="right" style:leader-style="dotted" style:leader-text="."/>
        </style:tab-stops>
      </style:paragraph-properties>
      <style:text-properties fo:color="#d60093" loext:opacity="100%" fo:font-size="6pt" style:font-size-asian="6pt" style:language-asian="fr" style:country-asian="FR" style:font-name-complex="Calibri" style:font-size-complex="6pt"/>
    </style:style>
    <style:style style:name="P85" style:family="paragraph" style:parent-style-name="Normal">
      <style:paragraph-properties fo:margin-left="0cm" fo:margin-right="0.06cm" fo:margin-top="0cm" fo:margin-bottom="0cm" style:contextual-spacing="false" fo:line-height="100%" fo:text-align="end" style:justify-single-word="false" fo:text-indent="0cm" style:auto-text-indent="false"/>
      <style:text-properties fo:color="#d60093" loext:opacity="100%" fo:font-size="18pt" fo:font-weight="bold" style:font-size-asian="18pt" style:font-weight-asian="bold" style:font-name-complex="Calibri" style:font-size-complex="18pt"/>
    </style:style>
    <style:style style:name="P86" style:family="paragraph" style:parent-style-name="Normal">
      <style:paragraph-properties fo:margin-top="0cm" fo:margin-bottom="0cm" style:contextual-spacing="false" fo:line-height="100%" fo:text-align="center" style:justify-single-word="false"/>
      <style:text-properties fo:color="#ffffff" loext:opacity="100%" fo:font-size="20pt" fo:font-weight="bold" style:font-size-asian="20pt" style:font-weight-asian="bold" style:font-name-complex="Calibri" style:font-size-complex="20pt"/>
    </style:style>
    <style:style style:name="P87" style:family="paragraph" style:parent-style-name="Normal">
      <style:paragraph-properties fo:margin-top="0cm" fo:margin-bottom="0cm" style:contextual-spacing="false" fo:line-height="100%" fo:text-align="center" style:justify-single-word="false"/>
      <style:text-properties fo:color="#ffffff" loext:opacity="100%" fo:font-size="1pt" fo:font-weight="bold" style:font-size-asian="1pt" style:font-weight-asian="bold" style:font-name-complex="Calibri" style:font-size-complex="1pt"/>
    </style:style>
    <style:style style:name="P88" style:family="paragraph" style:parent-style-name="Normal">
      <style:paragraph-properties fo:break-before="page"/>
    </style:style>
    <style:style style:name="P89" style:family="paragraph" style:parent-style-name="Normal">
      <style:paragraph-properties fo:margin-left="0cm" fo:margin-right="0.309cm" fo:margin-top="0cm" fo:margin-bottom="0cm" style:contextual-spacing="false" fo:line-height="100%" fo:text-align="end" style:justify-single-word="false" fo:text-indent="0cm" style:auto-text-indent="false">
        <style:tab-stops>
          <style:tab-stop style:position="1.499cm"/>
        </style:tab-stops>
      </style:paragraph-properties>
      <style:text-properties fo:color="#7f7f7f" loext:opacity="100%" fo:font-size="9pt" fo:font-style="italic" style:font-size-asian="9pt" style:font-style-asian="italic" style:font-name-complex="Calibri" style:font-size-complex="9pt"/>
    </style:style>
    <style:style style:name="P90" style:family="paragraph" style:parent-style-name="Normal">
      <style:paragraph-properties fo:margin-top="0cm" fo:margin-bottom="0cm" style:contextual-spacing="false" fo:line-height="100%" fo:keep-with-next="always"/>
      <style:text-properties fo:font-size="6pt" style:font-size-asian="6pt"/>
    </style:style>
    <style:style style:name="P91" style:family="paragraph" style:parent-style-name="Normal">
      <style:paragraph-properties fo:margin-top="0cm" fo:margin-bottom="0cm" style:contextual-spacing="false"/>
    </style:style>
    <style:style style:name="P92" style:family="paragraph" style:parent-style-name="Normal">
      <style:paragraph-properties fo:margin-top="0cm" fo:margin-bottom="0cm" style:contextual-spacing="false" fo:line-height="200%">
        <style:tab-stops>
          <style:tab-stop style:position="15.753cm" style:type="right" style:leader-style="dotted" style:leader-text="."/>
        </style:tab-stops>
      </style:paragraph-properties>
    </style:style>
    <style:style style:name="P93" style:family="paragraph" style:parent-style-name="Normal">
      <style:paragraph-properties fo:line-height="150%"/>
    </style:style>
    <style:style style:name="P94" style:family="paragraph" style:parent-style-name="Normal">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95" style:family="paragraph" style:parent-style-name="Normal">
      <style:paragraph-properties fo:text-align="justify" style:justify-single-word="false"/>
    </style:style>
    <style:style style:name="P96" style:family="paragraph" style:parent-style-name="Normal">
      <style:text-properties officeooo:paragraph-rsid="000d3d66"/>
    </style:style>
    <style:style style:name="P97" style:family="paragraph" style:parent-style-name="Normal" style:list-style-name="L2">
      <style:paragraph-properties fo:margin-left="0cm" fo:margin-right="0.309cm" fo:margin-top="0cm" fo:margin-bottom="0.212cm" style:contextual-spacing="false" fo:line-height="100%" fo:text-align="justify" style:justify-single-word="false" fo:text-indent="0cm" style:auto-text-indent="false"/>
    </style:style>
    <style:style style:name="P98" style:family="paragraph" style:parent-style-name="Normal">
      <style:paragraph-properties fo:margin-left="0cm" fo:margin-right="0.309cm" fo:margin-top="0cm" fo:margin-bottom="0cm" style:contextual-spacing="false" fo:line-height="100%" fo:text-align="center" style:justify-single-word="false" fo:text-indent="0cm" style:auto-text-indent="false">
        <style:tab-stops>
          <style:tab-stop style:position="1.499cm"/>
        </style:tab-stops>
      </style:paragraph-properties>
      <style:text-properties officeooo:paragraph-rsid="000f7fd4"/>
    </style:style>
    <style:style style:name="P99" style:family="paragraph" style:parent-style-name="Normal">
      <style:paragraph-properties fo:margin-top="0cm" fo:margin-bottom="0.212cm" style:contextual-spacing="false" fo:line-height="100%"/>
      <style:text-properties officeooo:paragraph-rsid="000e49d8"/>
    </style:style>
    <style:style style:name="P100" style:family="paragraph" style:parent-style-name="Normal">
      <style:paragraph-properties fo:margin-top="0cm" fo:margin-bottom="0cm" style:contextual-spacing="false" fo:line-height="100%"/>
      <style:text-properties officeooo:paragraph-rsid="000e49d8"/>
    </style:style>
    <style:style style:name="P101" style:family="paragraph" style:parent-style-name="Normal">
      <style:paragraph-properties fo:margin-left="0cm" fo:margin-right="0.309cm" fo:margin-top="0cm" fo:margin-bottom="0cm" style:contextual-spacing="false" fo:line-height="100%" fo:text-indent="0cm" style:auto-text-indent="false">
        <style:tab-stops>
          <style:tab-stop style:position="1.499cm"/>
        </style:tab-stops>
      </style:paragraph-properties>
      <style:text-properties officeooo:paragraph-rsid="000ef325"/>
    </style:style>
    <style:style style:name="P102" style:family="paragraph" style:parent-style-name="Normal">
      <style:paragraph-properties fo:margin-top="0cm" fo:margin-bottom="0cm" style:contextual-spacing="false" fo:line-height="100%"/>
      <style:text-properties officeooo:paragraph-rsid="001106b6"/>
    </style:style>
    <style:style style:name="P103" style:family="paragraph" style:parent-style-name="Normal">
      <style:paragraph-properties fo:margin-top="0.212cm" fo:margin-bottom="0.212cm" style:contextual-spacing="false" fo:line-height="100%"/>
      <style:text-properties officeooo:paragraph-rsid="001106b6"/>
    </style:style>
    <style:style style:name="P104" style:family="paragraph" style:parent-style-name="Normal">
      <style:paragraph-properties fo:margin-top="0.212cm" fo:margin-bottom="0.212cm" style:contextual-spacing="false" fo:line-height="100%" fo:keep-with-next="always"/>
      <style:text-properties officeooo:paragraph-rsid="00118bc8"/>
    </style:style>
    <style:style style:name="P105" style:family="paragraph" style:parent-style-name="Normal">
      <style:paragraph-properties fo:margin-left="0.229cm" fo:margin-right="0cm" fo:margin-top="0cm" fo:margin-bottom="0cm" style:contextual-spacing="false" fo:line-height="100%" fo:text-indent="0cm" style:auto-text-indent="false" fo:keep-with-next="always">
        <style:tab-stops/>
      </style:paragraph-properties>
      <style:text-properties officeooo:paragraph-rsid="00118bc8"/>
    </style:style>
    <style:style style:name="P106" style:family="paragraph" style:parent-style-name="Normal" style:master-page-name="MP0">
      <style:paragraph-properties style:page-number="auto" fo:break-before="page"/>
      <style:text-properties fo:color="#404040" loext:opacity="100%" fo:font-size="14pt" fo:font-weight="bold" style:font-size-asian="14pt" style:font-weight-asian="bold" style:font-name-complex="Calibri" style:font-size-complex="14pt"/>
    </style:style>
    <style:style style:name="P107" style:family="paragraph" style:parent-style-name="Normal" style:list-style-name="L2">
      <style:paragraph-properties fo:margin-left="0cm" fo:margin-right="0.309cm" fo:margin-top="0cm" fo:margin-bottom="0.212cm" style:contextual-spacing="false" fo:line-height="100%" fo:text-align="justify" style:justify-single-word="false" fo:text-indent="0cm" style:auto-text-indent="false"/>
      <style:text-properties fo:color="#404040" loext:opacity="100%" fo:font-size="10pt" style:font-size-asian="10pt" style:font-name-complex="Calibri" style:font-size-complex="10pt"/>
    </style:style>
    <style:style style:name="P108" style:family="paragraph" style:parent-style-name="Normal">
      <style:paragraph-properties fo:margin-left="0cm" fo:margin-right="0.309cm" fo:margin-top="0cm" fo:margin-bottom="0cm" style:contextual-spacing="false" fo:line-height="100%" fo:text-indent="0cm" style:auto-text-indent="false">
        <style:tab-stops>
          <style:tab-stop style:position="1.499cm"/>
        </style:tab-stops>
      </style:paragraph-properties>
      <style:text-properties fo:color="#404040" loext:opacity="100%" fo:font-size="10pt" fo:font-weight="bold" officeooo:rsid="000f7fd4" officeooo:paragraph-rsid="000f7fd4" style:font-size-asian="10pt" style:font-weight-asian="bold" style:font-name-complex="Calibri" style:font-size-complex="10pt"/>
    </style:style>
    <style:style style:name="P109" style:family="paragraph" style:parent-style-name="Normal">
      <style:paragraph-properties fo:margin-top="0cm" fo:margin-bottom="0cm" style:contextual-spacing="false" fo:line-height="100%" fo:orphans="0" fo:widows="0"/>
      <style:text-properties fo:color="#404040" loext:opacity="100%" fo:font-size="12pt" officeooo:rsid="00118bc8" officeooo:paragraph-rsid="00118bc8" style:font-size-asian="12pt" style:font-name-complex="Calibri"/>
    </style:style>
    <style:style style:name="P110" style:family="paragraph" style:parent-style-name="Normal">
      <style:paragraph-properties fo:margin-top="0cm" fo:margin-bottom="0cm" style:contextual-spacing="false" fo:line-height="100%" fo:orphans="0" fo:widows="0"/>
      <style:text-properties fo:color="#404040" loext:opacity="100%" fo:font-size="12pt" officeooo:rsid="0011dfaa" officeooo:paragraph-rsid="0011dfaa" style:font-size-asian="12pt" style:font-name-complex="Calibri"/>
    </style:style>
    <style:style style:name="P111" style:family="paragraph" style:parent-style-name="Normal">
      <style:paragraph-properties fo:margin-top="0cm" fo:margin-bottom="0cm" style:contextual-spacing="false" fo:line-height="100%" fo:orphans="0" fo:widows="0"/>
      <style:text-properties fo:color="#404040" loext:opacity="100%" fo:font-size="12pt" officeooo:rsid="0013d7d0" officeooo:paragraph-rsid="0013d7d0" style:font-size-asian="12pt" style:font-name-complex="Calibri"/>
    </style:style>
    <style:style style:name="P112" style:family="paragraph" style:parent-style-name="Normal">
      <style:paragraph-properties fo:margin-top="0cm" fo:margin-bottom="0cm" style:contextual-spacing="false" fo:line-height="100%" fo:orphans="0" fo:widows="0"/>
      <style:text-properties fo:color="#404040" loext:opacity="100%" fo:font-size="12pt" officeooo:rsid="0014078f" officeooo:paragraph-rsid="0014078f" style:font-size-asian="12pt" style:font-name-complex="Calibri"/>
    </style:style>
    <style:style style:name="P113" style:family="paragraph" style:parent-style-name="Normal">
      <style:paragraph-properties fo:margin-top="0cm" fo:margin-bottom="0cm" style:contextual-spacing="false" fo:line-height="100%" fo:orphans="0" fo:widows="0"/>
      <style:text-properties fo:color="#404040" loext:opacity="100%" fo:font-size="12pt" officeooo:rsid="0015f04d" officeooo:paragraph-rsid="0015f04d" style:font-size-asian="12pt" style:font-name-complex="Calibri"/>
    </style:style>
    <style:style style:name="P114" style:family="paragraph" style:parent-style-name="Normal">
      <style:paragraph-properties fo:margin-top="0cm" fo:margin-bottom="0cm" style:contextual-spacing="false" fo:line-height="100%" fo:orphans="0" fo:widows="0"/>
      <style:text-properties fo:color="#404040" loext:opacity="100%" fo:font-size="12pt" officeooo:rsid="0019c18e" officeooo:paragraph-rsid="0019c18e" style:font-size-asian="12pt" style:font-name-complex="Calibri"/>
    </style:style>
    <style:style style:name="P115" style:family="paragraph" style:parent-style-name="Normal">
      <style:paragraph-properties fo:margin-top="0cm" fo:margin-bottom="0cm" style:contextual-spacing="false" fo:line-height="100%" fo:orphans="0" fo:widows="0"/>
      <style:text-properties fo:color="#404040" loext:opacity="100%" fo:font-size="12pt" officeooo:rsid="001bcfc2" officeooo:paragraph-rsid="001bcfc2" style:font-size-asian="12pt" style:font-name-complex="Calibri"/>
    </style:style>
    <style:style style:name="P116" style:family="paragraph" style:parent-style-name="Normal">
      <style:paragraph-properties fo:margin-left="-0.192cm" fo:margin-right="0cm" fo:margin-top="0cm" fo:margin-bottom="0cm" style:contextual-spacing="false" fo:line-height="100%" fo:text-align="end" style:justify-single-word="false" fo:text-indent="0cm" style:auto-text-indent="false">
        <style:tab-stops/>
      </style:paragraph-properties>
      <style:text-properties fo:color="#404040" loext:opacity="100%" fo:font-size="12pt" fo:font-weight="bold" officeooo:rsid="001c5b59" officeooo:paragraph-rsid="001c5b59" style:font-size-asian="12pt" style:font-weight-asian="bold" style:font-name-complex="Calibri" style:font-size-complex="12pt"/>
    </style:style>
    <style:style style:name="P117" style:family="paragraph" style:parent-style-name="Normal">
      <style:paragraph-properties fo:margin-top="0cm" fo:margin-bottom="0cm" style:contextual-spacing="false" fo:line-height="100%"/>
      <style:text-properties fo:color="#404040" loext:opacity="100%" fo:font-size="6pt" officeooo:rsid="0011dfaa" officeooo:paragraph-rsid="0011dfaa" style:font-size-asian="6pt" style:font-name-complex="Calibri" style:font-size-complex="8pt"/>
    </style:style>
    <style:style style:name="P118" style:family="paragraph" style:parent-style-name="Normal">
      <style:paragraph-properties fo:margin-top="0cm" fo:margin-bottom="0cm" style:contextual-spacing="false" fo:line-height="100%"/>
      <style:text-properties fo:color="#404040" loext:opacity="100%" fo:font-size="6pt" officeooo:rsid="001a24cd" officeooo:paragraph-rsid="001a24cd" style:font-size-asian="6pt" style:font-name-complex="Calibri" style:font-size-complex="8pt"/>
    </style:style>
    <style:style style:name="P119" style:family="paragraph" style:parent-style-name="Normal">
      <style:paragraph-properties fo:margin-left="-0.192cm" fo:margin-right="0cm" fo:margin-top="0.212cm" fo:margin-bottom="0cm" style:contextual-spacing="false" fo:line-height="100%" fo:text-align="end" style:justify-single-word="false" fo:text-indent="0cm" style:auto-text-indent="false">
        <style:tab-stops>
          <style:tab-stop style:position="0.252cm"/>
          <style:tab-stop style:position="16.194cm" style:type="right" style:leader-style="dotted" style:leader-text="."/>
        </style:tab-stops>
      </style:paragraph-properties>
      <style:text-properties fo:color="#404040" loext:opacity="100%" officeooo:rsid="001c5b59" officeooo:paragraph-rsid="001c5b59" style:font-name-complex="Calibri"/>
    </style:style>
    <style:style style:name="P120" style:family="paragraph" style:parent-style-name="Normal" style:master-page-name="MP1">
      <style:paragraph-properties style:page-number="auto" fo:break-before="page"/>
    </style:style>
    <style:style style:name="P121" style:family="paragraph" style:parent-style-name="Normal">
      <style:paragraph-properties fo:margin-top="0cm" fo:margin-bottom="0cm" style:contextual-spacing="false" fo:line-height="100%" fo:text-align="center" style:justify-single-word="false"/>
      <style:text-properties officeooo:rsid="000f7fd4" officeooo:paragraph-rsid="000f7fd4"/>
    </style:style>
    <style:style style:name="P122" style:family="paragraph" style:parent-style-name="Paragraphe_20_de_20_liste" style:list-style-name="L1">
      <style:paragraph-properties fo:margin-left="1.259cm" fo:margin-right="0.31cm" fo:margin-top="0cm" fo:margin-bottom="0cm" style:contextual-spacing="false" fo:line-height="100%" fo:text-align="justify" style:justify-single-word="false" fo:orphans="0" fo:widows="0" fo:text-indent="-0.63cm" style:auto-text-indent="false" style:text-autospace="none">
        <style:tab-stops/>
      </style:paragraph-properties>
      <style:text-properties fo:color="#404040" loext:opacity="100%" fo:font-size="10pt" style:font-size-asian="10pt" style:font-name-complex="Calibri" style:font-size-complex="10pt"/>
    </style:style>
    <style:style style:name="P123" style:family="paragraph" style:parent-style-name="Paragraphe_20_de_20_liste" style:list-style-name="L1">
      <style:paragraph-properties fo:margin-left="0cm" fo:margin-right="0.309cm" fo:margin-top="0cm" fo:margin-bottom="0.212cm" style:contextual-spacing="false" fo:line-height="100%" fo:text-align="justify" style:justify-single-word="false" fo:orphans="0" fo:widows="0" fo:text-indent="0cm" style:auto-text-indent="false" style:text-autospace="none"/>
      <style:text-properties fo:color="#404040" loext:opacity="100%" fo:font-size="10pt" style:font-size-asian="10pt" style:font-name-complex="Calibri" style:font-size-complex="10pt"/>
    </style:style>
    <style:style style:name="P124" style:family="paragraph" style:parent-style-name="Paragraphe_20_de_20_liste" style:list-style-name="L1">
      <style:paragraph-properties fo:margin-left="0cm" fo:margin-right="0.309cm" fo:margin-top="0cm" fo:margin-bottom="0.212cm" style:contextual-spacing="false" fo:line-height="100%" fo:text-align="justify" style:justify-single-word="false" fo:orphans="0" fo:widows="0" fo:text-indent="0cm" style:auto-text-indent="false" style:text-autospace="none"/>
    </style:style>
    <style:style style:name="P125" style:family="paragraph">
      <loext:graphic-properties draw:fill="none"/>
      <style:paragraph-properties style:writing-mode="lr-tb" style:font-independent-line-spacing="false"/>
    </style:style>
    <style:style style:name="T1" style:family="text">
      <style:text-properties fo:color="#7f7f7f" loext:opacity="100%"/>
    </style:style>
    <style:style style:name="T2" style:family="text">
      <style:text-properties fo:color="#7f7f7f" loext:opacity="100%" fo:font-size="9pt" style:font-size-asian="9pt"/>
    </style:style>
    <style:style style:name="T3" style:family="text">
      <style:text-properties fo:color="#7f7f7f" loext:opacity="100%" fo:font-size="9pt" style:font-size-asian="9pt" style:font-size-complex="9pt"/>
    </style:style>
    <style:style style:name="T4" style:family="text">
      <style:text-properties fo:color="#7f7f7f" loext:opacity="100%" fo:font-size="9pt" fo:font-style="italic" style:font-size-asian="9pt" style:font-style-asian="italic" style:font-name-complex="Calibri" style:font-size-complex="9pt"/>
    </style:style>
    <style:style style:name="T5" style:family="text">
      <style:text-properties fo:color="#7f7f7f" loext:opacity="100%" fo:font-size="10pt" style:font-size-asian="10pt" style:font-size-complex="9pt"/>
    </style:style>
    <style:style style:name="T6" style:family="text">
      <style:text-properties fo:color="#7f7f7f" loext:opacity="100%" fo:font-size="10pt" style:font-size-asian="10pt" style:font-size-complex="10pt"/>
    </style:style>
    <style:style style:name="T7" style:family="text">
      <style:text-properties fo:color="#7f7f7f" loext:opacity="100%" fo:font-size="10pt" fo:font-style="italic" style:font-size-asian="10pt" style:font-style-asian="italic" style:font-name-complex="Calibri" style:font-size-complex="10pt"/>
    </style:style>
    <style:style style:name="T8" style:family="text">
      <style:text-properties fo:color="#7f7f7f" loext:opacity="100%" style:font-size-complex="9pt"/>
    </style:style>
    <style:style style:name="T9" style:family="text">
      <style:text-properties fo:color="#7f7f7f" loext:opacity="100%" fo:font-size="12pt" style:font-size-asian="12pt"/>
    </style:style>
    <style:style style:name="T10" style:family="text">
      <style:text-properties style:font-name="Arial" style:language-asian="fr" style:country-asian="FR" style:font-name-complex="Arial"/>
    </style:style>
    <style:style style:name="T11" style:family="text">
      <style:text-properties fo:font-variant="small-caps" fo:color="#595959" loext:opacity="100%" fo:font-size="36pt" fo:font-weight="bold" style:font-size-asian="36pt" style:font-weight-asian="bold" style:font-name-complex="Calibri" style:font-size-complex="36pt"/>
    </style:style>
    <style:style style:name="T12" style:family="text">
      <style:text-properties fo:font-variant="small-caps" fo:color="#595959" loext:opacity="100%" fo:font-size="24pt" style:font-size-asian="24pt" style:font-name-complex="Calibri" style:font-size-complex="24pt"/>
    </style:style>
    <style:style style:name="T13" style:family="text">
      <style:text-properties fo:font-variant="small-caps" fo:color="#595959" loext:opacity="100%" fo:font-size="24pt" fo:font-weight="bold" style:font-size-asian="24pt" style:font-weight-asian="bold" style:font-name-complex="Calibri" style:font-size-complex="24pt"/>
    </style:style>
    <style:style style:name="T14" style:family="text">
      <style:text-properties fo:font-variant="small-caps" fo:color="#595959" loext:opacity="100%" style:text-position="14% 100%" fo:font-size="22pt" style:font-size-asian="22pt" style:font-name-complex="Calibri" style:font-size-complex="22pt"/>
    </style:style>
    <style:style style:name="T15" style:family="text">
      <style:text-properties fo:font-variant="small-caps" fo:color="#595959" loext:opacity="100%" style:text-position="21% 100%" fo:font-size="14pt" style:font-size-asian="14pt" style:font-name-complex="Calibri" style:font-size-complex="14pt"/>
    </style:style>
    <style:style style:name="T16" style:family="text">
      <style:text-properties fo:font-variant="small-caps" fo:color="#404040" loext:opacity="100%" fo:font-size="20pt" fo:font-weight="bold" style:font-size-asian="20pt" style:language-asian="fr" style:country-asian="FR" style:font-weight-asian="bold" style:font-name-complex="Calibri" style:font-size-complex="20pt"/>
    </style:style>
    <style:style style:name="T17" style:family="text">
      <style:text-properties fo:font-variant="small-caps" fo:color="#ffffff" loext:opacity="100%" fo:font-size="20pt" fo:font-weight="bold" style:font-size-asian="20pt" style:font-weight-asian="bold" style:font-name-complex="Calibri" style:font-size-complex="20pt"/>
    </style:style>
    <style:style style:name="T18" style:family="text">
      <style:text-properties fo:color="#ffffff" loext:opacity="100%" style:font-name="Wingdings 3" fo:font-size="24pt" style:font-size-asian="24pt" style:font-name-complex="Calibri" style:font-size-complex="24pt"/>
    </style:style>
    <style:style style:name="T19" style:family="text">
      <style:text-properties fo:color="#ffffff" loext:opacity="100%" fo:font-size="10pt" fo:font-weight="bold" style:font-size-asian="10pt" style:font-weight-asian="bold" style:font-name-complex="Calibri" style:font-size-complex="10pt"/>
    </style:style>
    <style:style style:name="T20" style:family="text">
      <style:text-properties fo:color="#ffffff" loext:opacity="100%" fo:font-size="20pt" fo:font-weight="bold" style:font-size-asian="20pt" style:font-weight-asian="bold" style:font-name-complex="Calibri" style:font-size-complex="20pt"/>
    </style:style>
    <style:style style:name="T21" style:family="text">
      <style:text-properties fo:color="#d60093" loext:opacity="100%" fo:font-size="12pt" fo:font-style="italic" style:font-size-asian="12pt" style:font-style-asian="italic" style:font-name-complex="Calibri" style:font-size-complex="12pt"/>
    </style:style>
    <style:style style:name="T22" style:family="text">
      <style:text-properties fo:color="#d60093" loext:opacity="100%" style:font-name="Wingdings 3" fo:font-size="6pt" style:font-size-asian="6pt" style:language-asian="fr" style:country-asian="FR" style:font-name-complex="Calibri" style:font-size-complex="6pt"/>
    </style:style>
    <style:style style:name="T23" style:family="text">
      <style:text-properties fo:color="#d60093" loext:opacity="100%" style:font-name="Wingdings 3" fo:font-size="24pt" style:font-size-asian="24pt" style:font-name-complex="Calibri" style:font-size-complex="24pt"/>
    </style:style>
    <style:style style:name="T24" style:family="text">
      <style:text-properties fo:color="#d60093" loext:opacity="100%" fo:font-size="24pt" fo:font-weight="bold" style:font-size-asian="24pt" style:font-weight-asian="bold" style:font-name-complex="Calibri" style:font-size-complex="24pt"/>
    </style:style>
    <style:style style:name="T25" style:family="text">
      <style:text-properties fo:color="#d60093" loext:opacity="100%" fo:font-size="18pt" fo:font-weight="bold" style:font-size-asian="18pt" style:font-weight-asian="bold" style:font-name-complex="Calibri" style:font-size-complex="18pt"/>
    </style:style>
    <style:style style:name="T26" style:family="text">
      <style:text-properties fo:color="#d60093" loext:opacity="100%" fo:font-size="18pt" fo:font-weight="bold" officeooo:rsid="001106b6" style:font-size-asian="18pt" style:font-weight-asian="bold" style:font-name-complex="Calibri" style:font-size-complex="18pt"/>
    </style:style>
    <style:style style:name="T27" style:family="text">
      <style:text-properties fo:color="#595959" loext:opacity="100%" fo:font-size="12pt" fo:font-style="italic" officeooo:rsid="000d3d66" fo:background-color="#d3d3d3" loext:char-shading-value="0" style:font-size-asian="12pt" style:font-style-asian="italic"/>
    </style:style>
    <style:style style:name="T28" style:family="text">
      <style:text-properties fo:color="#595959" loext:opacity="100%" fo:font-style="italic" fo:background-color="#d3d3d3" loext:char-shading-value="0" style:font-style-asian="italic"/>
    </style:style>
    <style:style style:name="T29" style:family="text">
      <style:text-properties fo:color="#595959" loext:opacity="100%" fo:font-style="italic" officeooo:rsid="000d3d66" fo:background-color="#d3d3d3" loext:char-shading-value="0" style:font-style-asian="italic"/>
    </style:style>
    <style:style style:name="T30" style:family="text">
      <style:text-properties fo:color="#595959" loext:opacity="100%" fo:font-style="italic" officeooo:rsid="00118bc8" fo:background-color="#d3d3d3" loext:char-shading-value="0" style:font-style-asian="italic"/>
    </style:style>
    <style:style style:name="T31" style:family="text">
      <style:text-properties fo:color="#595959" loext:opacity="100%" fo:font-style="italic" officeooo:rsid="0011dfaa" fo:background-color="#d3d3d3" loext:char-shading-value="0" style:font-style-asian="italic" style:font-name-complex="Calibri"/>
    </style:style>
    <style:style style:name="T32" style:family="text">
      <style:text-properties fo:color="#595959" loext:opacity="100%" fo:font-style="italic" fo:font-weight="bold" officeooo:rsid="0011dfaa" fo:background-color="#d3d3d3" loext:char-shading-value="0" style:font-style-asian="italic" style:font-weight-asian="bold" style:font-name-complex="Calibri"/>
    </style:style>
    <style:style style:name="T33" style:family="text">
      <style:text-properties fo:color="#595959" loext:opacity="100%" fo:font-size="14pt" fo:font-style="italic" officeooo:rsid="000d3d66" fo:background-color="#d3d3d3" loext:char-shading-value="0" style:font-size-asian="14pt" style:font-style-asian="italic" style:font-size-complex="16pt"/>
    </style:style>
    <style:style style:name="T34" style:family="text">
      <style:text-properties fo:color="#404040" loext:opacity="100%" style:font-name="MS Gothic" style:font-name-asian="MS Gothic" style:language-asian="fr" style:country-asian="FR" style:font-name-complex="Calibri"/>
    </style:style>
    <style:style style:name="T35" style:family="text">
      <style:text-properties fo:color="#404040" loext:opacity="100%" style:font-name="MS Gothic" officeooo:rsid="000d3d66" style:font-name-asian="MS Gothic" style:language-asian="fr" style:country-asian="FR" style:font-name-complex="Calibri"/>
    </style:style>
    <style:style style:name="T36" style:family="text">
      <style:text-properties fo:color="#404040" loext:opacity="100%" style:font-name="MS Gothic" officeooo:rsid="000e49d8" style:font-name-asian="MS Gothic" style:language-asian="fr" style:country-asian="FR" style:font-name-complex="Calibri"/>
    </style:style>
    <style:style style:name="T37" style:family="text">
      <style:text-properties fo:color="#404040" loext:opacity="100%" fo:font-size="16pt" style:font-size-asian="16pt" style:font-name-complex="Calibri" style:font-size-complex="16pt"/>
    </style:style>
    <style:style style:name="T38" style:family="text">
      <style:text-properties fo:color="#404040" loext:opacity="100%" style:font-name-complex="Calibri"/>
    </style:style>
    <style:style style:name="T39" style:family="text">
      <style:text-properties fo:color="#404040" loext:opacity="100%" officeooo:rsid="001c5b59" style:font-name-complex="Calibri"/>
    </style:style>
    <style:style style:name="T40" style:family="text">
      <style:text-properties fo:color="#404040" loext:opacity="100%" fo:font-weight="bold" style:font-weight-asian="bold" style:font-name-complex="Calibri"/>
    </style:style>
    <style:style style:name="T41" style:family="text">
      <style:text-properties fo:color="#404040" loext:opacity="100%" fo:font-size="10pt" style:font-size-asian="10pt" style:font-name-complex="Calibri" style:font-size-complex="10pt"/>
    </style:style>
    <style:style style:name="T42" style:family="text">
      <style:text-properties fo:color="#404040" loext:opacity="100%" fo:font-size="10pt" fo:font-weight="bold" style:font-size-asian="10pt" style:font-weight-asian="bold" style:font-name-complex="Calibri" style:font-size-complex="10pt"/>
    </style:style>
    <style:style style:name="T43" style:family="text">
      <style:text-properties fo:color="#404040" loext:opacity="100%" fo:font-size="10pt" fo:font-style="italic" style:font-size-asian="10pt" style:font-style-asian="italic" style:font-name-complex="Calibri" style:font-size-complex="10pt"/>
    </style:style>
    <style:style style:name="T44" style:family="text">
      <style:text-properties fo:color="#404040" loext:opacity="100%" fo:font-size="12pt" fo:font-weight="bold" style:font-size-asian="12pt" style:font-weight-asian="bold" style:font-name-complex="Calibri" style:font-size-complex="12pt"/>
    </style:style>
    <style:style style:name="T45" style:family="text">
      <style:text-properties fo:color="#404040" loext:opacity="100%" fo:font-size="12pt" fo:font-weight="bold" officeooo:rsid="000e49d8" style:font-size-asian="12pt" style:font-weight-asian="bold" style:font-name-complex="Calibri" style:font-size-complex="12pt"/>
    </style:style>
    <style:style style:name="T46" style:family="text">
      <style:text-properties fo:color="#404040" loext:opacity="100%" fo:font-size="12pt" fo:font-style="italic" fo:font-weight="bold" style:font-size-asian="12pt" style:font-style-asian="italic" style:font-weight-asian="bold" style:font-name-complex="Calibri" style:font-size-complex="12pt"/>
    </style:style>
    <style:style style:name="T47" style:family="text">
      <style:text-properties fo:color="#404040" loext:opacity="100%" fo:font-size="12pt" style:font-size-asian="12pt" style:language-asian="fr" style:country-asian="FR" style:font-name-complex="Calibri" style:font-size-complex="12pt"/>
    </style:style>
    <style:style style:name="T48" style:family="text">
      <style:text-properties fo:color="#404040" loext:opacity="100%" fo:font-size="12pt" style:font-size-asian="12pt" style:font-name-complex="Calibri" style:font-size-complex="12pt"/>
    </style:style>
    <style:style style:name="T49" style:family="text">
      <style:text-properties fo:color="#404040" loext:opacity="100%" fo:font-size="12pt" officeooo:rsid="000d3d66" fo:background-color="#bfbfbf" loext:char-shading-value="0" style:font-size-asian="12pt" style:font-size-complex="12pt"/>
    </style:style>
    <style:style style:name="T50" style:family="text">
      <style:text-properties fo:color="#404040" loext:opacity="100%" fo:font-size="14pt" fo:font-weight="bold" officeooo:rsid="000e49d8" style:font-size-asian="14pt" style:font-weight-asian="bold" style:font-size-complex="14pt"/>
    </style:style>
    <style:style style:name="T51" style:family="text">
      <style:text-properties fo:color="#404040" loext:opacity="100%" fo:font-size="14pt" fo:font-weight="bold" officeooo:rsid="001106b6" style:font-size-asian="14pt" style:font-weight-asian="bold" style:font-size-complex="14pt"/>
    </style:style>
    <style:style style:name="T52" style:family="text">
      <style:text-properties fo:color="#404040" loext:opacity="100%" fo:font-size="14pt" fo:font-style="italic" style:font-size-asian="14pt" style:font-style-asian="italic" style:font-name-complex="Calibri" style:font-size-complex="14pt"/>
    </style:style>
    <style:style style:name="T53" style:family="text">
      <style:text-properties fo:color="#404040" loext:opacity="100%" fo:font-style="italic" fo:font-weight="bold" style:font-style-asian="italic" style:font-weight-asian="bold" style:font-name-complex="Calibri"/>
    </style:style>
    <style:style style:name="T54" style:family="text">
      <style:text-properties fo:color="#404040" loext:opacity="100%" fo:font-style="italic" fo:font-weight="bold" officeooo:rsid="001106b6" style:font-style-asian="italic" style:font-weight-asian="bold" style:font-name-complex="Calibri"/>
    </style:style>
    <style:style style:name="T55" style:family="text">
      <style:text-properties fo:color="#404040" loext:opacity="100%" fo:font-style="italic" style:font-style-asian="italic" style:font-name-complex="Calibri"/>
    </style:style>
    <style:style style:name="T56" style:family="text">
      <style:text-properties fo:font-size="14pt" fo:font-weight="bold" style:font-size-asian="14pt" style:font-weight-asian="bold" style:font-name-complex="Calibri" style:font-size-complex="14pt"/>
    </style:style>
    <style:style style:name="T57" style:family="text">
      <style:text-properties fo:color="#000000" loext:opacity="100%" fo:font-style="italic" officeooo:rsid="001106b6" style:font-style-asian="italic"/>
    </style:style>
    <style:style style:name="T58" style:family="text">
      <style:text-properties fo:color="#000000" loext:opacity="100%" fo:font-style="italic" officeooo:rsid="001c5b59" style:font-style-asian="italic"/>
    </style:style>
    <style:style style:name="T59" style:family="text">
      <style:text-properties fo:background-color="#bfbfbf" loext:char-shading-value="0"/>
    </style:style>
    <style:style style:name="T60" style:family="text">
      <style:text-properties officeooo:rsid="000ef325" fo:background-color="#bfbfbf" loext:char-shading-value="0"/>
    </style:style>
    <style:style style:name="T61" style:family="text">
      <style:text-properties officeooo:rsid="000f7fd4" fo:background-color="#bfbfbf" loext:char-shading-value="0"/>
    </style:style>
    <style:style style:name="T62" style:family="text">
      <style:text-properties officeooo:rsid="001bcfc2" fo:background-color="#bfbfbf" loext:char-shading-value="0"/>
    </style:style>
    <style:style style:name="T63" style:family="text">
      <style:text-properties fo:color="#bfbfbf" loext:opacity="100%" fo:font-size="12pt" style:font-size-asian="12pt" style:font-name-complex="Calibri" style:font-size-complex="12pt"/>
    </style:style>
    <style:style style:name="T64" style:family="text">
      <style:text-properties officeooo:rsid="00168d37"/>
    </style:style>
    <style:style style:name="T65" style:family="text">
      <style:text-properties officeooo:rsid="0018129e"/>
    </style:style>
    <style:style style:name="T66" style:family="text">
      <style:text-properties officeooo:rsid="001c464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d9d9d9" svg:stroke-opacity="100%" draw:fill="none" draw:textarea-horizontal-align="left" draw:textarea-vertical-align="middle" draw:auto-grow-height="false" draw:auto-grow-width="false" fo:padding-top="0.127cm" fo:padding-bottom="0.127cm" fo:padding-left="0.254cm" fo:padding-right="0.254cm" fo:wrap-option="wrap"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able:table table:name="Tableau8" table:style-name="Tableau8">
        <table:table-column table:style-name="Tableau8.A"/>
        <table:table-column table:style-name="Tableau8.B"/>
        <table:table-column table:style-name="Tableau8.C"/>
        <table:table-row table:style-name="TableLine2174246730400">
          <table:table-cell table:style-name="Tableau8.A1" office:value-type="string">
            <text:p text:style-name="P82"/>
          </table:table-cell>
          <table:table-cell table:style-name="Tableau8.A1" office:value-type="string">
            <text:p text:style-name="P41"/>
          </table:table-cell>
          <table:table-cell table:style-name="Tableau8.A1" office:value-type="string">
            <text:p text:style-name="P41"/>
          </table:table-cell>
        </table:table-row>
        <table:table-row table:style-name="TableLine2174246728960">
          <table:table-cell table:style-name="Tableau8.A2" office:value-type="string">
            <text:p text:style-name="P21"><text:span text:style-name="Police_20_par_20_défaut"><text:span text:style-name="T21">Nom de naissance</text:span></text:span></text:p>
          </table:table-cell>
          <table:table-cell table:style-name="Tableau8.B2" office:value-type="string">
            <text:p text:style-name="P83"></text:p>
          </table:table-cell>
          <table:table-cell table:style-name="Tableau8.A1" office:value-type="string">
            <text:p text:style-name="P34"><text:span text:style-name="Texte_20_de_20_l_27_espace_20_réservé"><text:span text:style-name="T27">YOUSSOUFA</text:span></text:span></text:p>
          </table:table-cell>
        </table:table-row>
        <table:table-row table:style-name="TableLine2174246739616">
          <table:table-cell table:style-name="Tableau8.A2" office:value-type="string">
            <text:p text:style-name="P21"><text:span text:style-name="Police_20_par_20_défaut"><text:span text:style-name="T21">Nom d’usage</text:span></text:span></text:p>
          </table:table-cell>
          <table:table-cell table:style-name="Tableau8.B2" office:value-type="string">
            <text:p text:style-name="P23"><text:span text:style-name="Police_20_par_20_défaut"><text:span text:style-name="T22"></text:span></text:span></text:p>
          </table:table-cell>
          <table:table-cell table:style-name="Tableau8.A1" office:value-type="string">
            <text:p text:style-name="P34"><text:span text:style-name="Texte_20_de_20_l_27_espace_20_réservé"><text:span text:style-name="T29">YOUSSOUFA</text:span></text:span></text:p>
          </table:table-cell>
        </table:table-row>
        <table:table-row table:style-name="TableLine2174246732128">
          <table:table-cell table:style-name="Tableau8.A2" office:value-type="string">
            <text:p text:style-name="P21"><text:span text:style-name="Police_20_par_20_défaut"><text:span text:style-name="T21">Prénom</text:span></text:span></text:p>
          </table:table-cell>
          <table:table-cell table:style-name="Tableau8.B2" office:value-type="string">
            <text:p text:style-name="P23"><text:span text:style-name="Police_20_par_20_défaut"><text:span text:style-name="T22"></text:span></text:span></text:p>
          </table:table-cell>
          <table:table-cell table:style-name="Tableau8.A1" office:value-type="string">
            <text:p text:style-name="P34"><text:span text:style-name="Texte_20_de_20_l_27_espace_20_réservé"><text:span text:style-name="T27">Hachim</text:span></text:span></text:p>
          </table:table-cell>
        </table:table-row>
        <table:table-row table:style-name="TableLine2174246741920">
          <table:table-cell table:style-name="Tableau8.A2" office:value-type="string">
            <text:p text:style-name="P21"><text:span text:style-name="Police_20_par_20_défaut"><text:span text:style-name="T21">Adresse</text:span></text:span></text:p>
          </table:table-cell>
          <table:table-cell table:style-name="Tableau8.B2" office:value-type="string">
            <text:p text:style-name="P23"><text:span text:style-name="Police_20_par_20_défaut"><text:span text:style-name="T22"></text:span></text:span></text:p>
          </table:table-cell>
          <table:table-cell table:style-name="Tableau8.A1" table:number-rows-spanned="2" office:value-type="string">
            <text:p text:style-name="P34"><text:span text:style-name="Texte_20_de_20_l_27_espace_20_réservé"><text:span text:style-name="T27">56 boulevard Louis Villecroze <text:s text:c="34"/>Les Marronniers bâtiment F <text:s text:c="31"/>13014 Marseille</text:span></text:span></text:p>
          </table:table-cell>
        </table:table-row>
        <table:table-row table:style-name="TableLine2174246740480">
          <table:table-cell table:style-name="Tableau8.A2" office:value-type="string">
            <text:p text:style-name="P82"/>
          </table:table-cell>
          <table:table-cell table:style-name="Tableau8.B2" office:value-type="string">
            <text:p text:style-name="P83"/>
          </table:table-cell>
          <table:covered-table-cell table:style-name="Tableau8.A1"/>
        </table:table-row>
      </table:table>
      <text:p text:style-name="P35"/>
      <text:p text:style-name="P35"/>
      <text:p text:style-name="P35"/>
      <table:table table:name="Tableau9" table:style-name="Tableau9">
        <table:table-column table:style-name="Tableau9.A"/>
        <table:table-column table:style-name="Tableau9.B"/>
        <table:table-row table:style-name="TableLine2174246732704">
          <table:table-cell table:style-name="Tableau9.A1" table:number-columns-spanned="2" office:value-type="string">
            <text:p text:style-name="P86">Titre professionnel visé</text:p>
          </table:table-cell>
          <table:covered-table-cell/>
        </table:table-row>
        <table:table-row table:style-name="Tableau9.2">
          <table:table-cell table:style-name="Tableau9.A2" table:number-columns-spanned="2" office:value-type="string">
            <text:p text:style-name="P87"/>
          </table:table-cell>
          <table:covered-table-cell/>
        </table:table-row>
        <table:table-row table:style-name="Tableau9.3">
          <table:table-cell table:style-name="Tableau9.A3" table:number-columns-spanned="2" office:value-type="string">
            <text:p text:style-name="P16"><text:span text:style-name="Texte_20_de_20_l_27_espace_20_réservé"><text:span text:style-name="T33">Développeur Web Web Mobile</text:span></text:span></text:p>
          </table:table-cell>
          <table:covered-table-cell/>
        </table:table-row>
        <table:table-row table:style-name="Tableau9.4">
          <table:table-cell table:style-name="Tableau9.A4" table:number-columns-spanned="2" office:value-type="string">
            <text:p text:style-name="P41"/>
          </table:table-cell>
          <table:covered-table-cell/>
        </table:table-row>
        <table:table-row table:style-name="Tableau9.5">
          <table:table-cell table:style-name="Tableau9.A5" table:number-columns-spanned="2" office:value-type="string">
            <text:p text:style-name="P5">Modalité d’accès :</text:p>
          </table:table-cell>
          <table:covered-table-cell/>
        </table:table-row>
        <table:table-row table:style-name="TableLine2174246741344">
          <table:table-cell table:style-name="Tableau9.A6" table:number-columns-spanned="2" office:value-type="string">
            <text:p text:style-name="P36"/>
          </table:table-cell>
          <table:covered-table-cell/>
        </table:table-row>
        <table:table-row table:style-name="TableLine2174246741632">
          <table:table-cell table:style-name="Tableau9.A7" office:value-type="string">
            <text:p text:style-name="P17"><text:span text:style-name="Police_20_par_20_défaut"><text:span text:style-name="T35">X</text:span></text:span><text:span text:style-name="Police_20_par_20_défaut"><text:span text:style-name="T34">☐</text:span></text:span><text:span text:style-name="Police_20_par_20_défaut"><text:span text:style-name="T36">x</text:span></text:span></text:p>
          </table:table-cell>
          <table:table-cell table:style-name="Tableau9.B7" office:value-type="string">
            <text:p text:style-name="P21"><text:span text:style-name="Police_20_par_20_défaut"><text:span text:style-name="T37">Parcours de formation</text:span></text:span></text:p>
          </table:table-cell>
        </table:table-row>
        <table:table-row table:style-name="TableLine2174246744224">
          <table:table-cell table:style-name="Tableau9.A7" office:value-type="string">
            <text:p text:style-name="P17"><text:span text:style-name="Police_20_par_20_défaut"><text:span text:style-name="T34">☐</text:span></text:span></text:p>
          </table:table-cell>
          <table:table-cell table:style-name="Tableau9.B8" office:value-type="string">
            <text:p text:style-name="P42">Validation des Acquis de l’Expérience (VAE)</text:p>
          </table:table-cell>
        </table:table-row>
        <table:table-row table:style-name="Tableau9.9">
          <table:table-cell table:style-name="Tableau9.A9" table:number-columns-spanned="2" office:value-type="string">
            <text:p text:style-name="P44"/>
          </table:table-cell>
          <table:covered-table-cell/>
        </table:table-row>
      </table:table>
      <text:p text:style-name="P35"/>
      <text:p text:style-name="P35"/>
      <text:p text:style-name="P120"><text:span text:style-name="Police_20_par_20_défaut"><text:span text:style-name="T19"><text:s/></text:span></text:span></text:p>
      <table:table table:name="Tableau10" table:style-name="Tableau10">
        <table:table-column table:style-name="Tableau10.A"/>
        <table:table-column table:style-name="Tableau10.B"/>
        <table:table-row table:style-name="TableLine2174246745952">
          <table:table-cell table:style-name="Tableau10.A1" table:number-columns-spanned="2" office:value-type="string">
            <text:p text:style-name="P15"><text:span text:style-name="Police_20_par_20_défaut"><text:span text:style-name="T20">Présentation du dossier</text:span></text:span></text:p>
          </table:table-cell>
          <table:covered-table-cell/>
        </table:table-row>
        <table:table-row table:style-name="Tableau10.2">
          <table:table-cell table:style-name="Tableau10.A2" table:number-columns-spanned="2" office:value-type="string">
            <text:p text:style-name="P87"/>
          </table:table-cell>
          <table:covered-table-cell/>
        </table:table-row>
        <table:table-row table:style-name="Tableau10.2">
          <table:table-cell table:style-name="Tableau10.A3" table:number-columns-spanned="2" office:value-type="string">
            <text:p text:style-name="P41"/>
          </table:table-cell>
          <table:covered-table-cell/>
        </table:table-row>
        <table:table-row table:style-name="Tableau10.4">
          <table:table-cell table:style-name="Tableau10.A4" table:number-columns-spanned="2" office:value-type="string">
            <text:p text:style-name="P48"/>
            <text:p text:style-name="P24"><text:span text:style-name="Police_20_par_20_défaut"><text:span text:style-name="T38">Le dossier professionnel (DP) constitue un élément du système de validation du titre professionnel.<text:line-break/></text:span></text:span><text:span text:style-name="Police_20_par_20_défaut"><text:span text:style-name="T40">Ce titre est délivré par le Ministère chargé de l’emploi.</text:span></text:span></text:p>
            <text:p text:style-name="P24"><text:span text:style-name="Police_20_par_20_défaut"><text:span text:style-name="T38">Le DP appartient au candidat. Il le conserve, l’actualise durant son parcours et le présente </text:span></text:span><text:span text:style-name="Police_20_par_20_défaut"><text:span text:style-name="T40">obligatoirement à chaque session d’examen</text:span></text:span><text:span text:style-name="Police_20_par_20_défaut"><text:span text:style-name="T38">.</text:span></text:span></text:p>
            <text:p text:style-name="P49">Pour rédiger le DP, le candidat peut être aidé par un formateur ou par un accompagnateur VAE. </text:p>
            <text:p text:style-name="P49">Il est consulté par le jury au moment de la session d’examen.</text:p>
            <text:p text:style-name="P50"/>
            <text:p text:style-name="P37">Pour prendre sa décision, le jury dispose : </text:p>
            <text:list xml:id="list2911928060" text:style-name="L1">
              <text:list-item>
                <text:p text:style-name="P122">des résultats de la mise en situation professionnelle complétés, éventuellement, du questionnaire professionnel ou de l’entretien professionnel ou de l’entretien technique ou du questionnement à partir de productions.</text:p>
              </text:list-item>
            </text:list>
            <text:p text:style-name="P59"/>
            <text:list xml:id="list123307125293676" text:continue-numbering="true" text:style-name="L1">
              <text:list-item>
                <text:p text:style-name="P124"><text:span text:style-name="Police_20_par_20_défaut"><text:span text:style-name="T41">du </text:span></text:span><text:span text:style-name="Police_20_par_20_défaut"><text:span text:style-name="T42">Dossier Professionnel</text:span></text:span><text:span text:style-name="Police_20_par_20_défaut"><text:span text:style-name="T41"> (DP) dans lequel le candidat a consigné les preuves de sa pratique professionnelle.</text:span></text:span></text:p>
              </text:list-item>
            </text:list>
            <text:p text:style-name="P60"/>
            <text:list xml:id="list123305202210739" text:continue-numbering="true" text:style-name="L1">
              <text:list-item>
                <text:p text:style-name="P123">des résultats des évaluations passées en cours de formation lorsque le candidat évalué est issu d’un parcours de formation</text:p>
              </text:list-item>
            </text:list>
            <text:p text:style-name="P60"/>
            <text:list xml:id="list123305182889078" text:continue-numbering="true" text:style-name="L1">
              <text:list-item>
                <text:p text:style-name="P123">de l’entretien final (dans le cadre de la session titre).</text:p>
              </text:list-item>
            </text:list>
            <text:p text:style-name="P45"/>
            <text:p text:style-name="P18"><text:span text:style-name="Police_20_par_20_défaut"><text:span text:style-name="T43"><text:tab/></text:span></text:span><text:span text:style-name="Police_20_par_20_défaut"><text:span text:style-name="T7"><text:tab/></text:span></text:span><text:span text:style-name="Police_20_par_20_défaut"><text:span text:style-name="T4">[Arrêté du 22 décembre 2015, relatif aux conditions de délivrance des titres professionnels</text:span></text:span></text:p>
            <text:p text:style-name="P89">du ministère chargé de l’Emploi]</text:p>
            <text:p text:style-name="P37"/>
            <text:p text:style-name="P37">Ce dossier comporte :</text:p>
            <text:list xml:id="list2018383383" text:style-name="L2">
              <text:list-item>
                <text:p text:style-name="P107">pour chaque activité-type du titre visé, un à trois exemples de pratique professionnelle ; </text:p>
              </text:list-item>
              <text:list-item>
                <text:p text:style-name="P107">un tableau à renseigner si le candidat souhaite porter à la connaissance du jury la détention d’un titre, d’un diplôme, d’un certificat de qualification professionnelle (CQP) ou des attestations de formation ;</text:p>
              </text:list-item>
              <text:list-item>
                <text:p text:style-name="P107">une déclaration sur l’honneur à compléter et à signer ;</text:p>
              </text:list-item>
              <text:list-item>
                <text:p text:style-name="P107">des documents illustrant la pratique professionnelle du candidat (facultatif)</text:p>
              </text:list-item>
              <text:list-item>
                <text:p text:style-name="P97"><text:span text:style-name="Police_20_par_20_défaut"><text:span text:style-name="T41">des annexes, si nécessaire.</text:span></text:span></text:p>
              </text:list-item>
            </text:list>
          </table:table-cell>
          <table:covered-table-cell/>
        </table:table-row>
        <table:table-row table:style-name="Tableau10.5">
          <table:table-cell table:style-name="Tableau10.A5" table:number-columns-spanned="2" office:value-type="string">
            <text:p text:style-name="P19"><text:span text:style-name="Police_20_par_20_défaut"><text:span text:style-name="T43">Pour compléter ce dossier, le candidat dispose d’un site web en accès libre sur le site.</text:span></text:span></text:p>
          </table:table-cell>
          <table:covered-table-cell/>
        </table:table-row>
        <text:soft-page-break/>
        <table:table-row table:style-name="Tableau10.6">
          <table:table-cell table:style-name="Tableau10.A6" office:value-type="string">
            <text:p text:style-name="P17"><text:span text:style-name="Police_20_par_20_défaut"><text:span text:style-name="T23"></text:span></text:span></text:p>
          </table:table-cell>
          <table:table-cell table:style-name="Tableau10.A5" office:value-type="string">
            <text:p text:style-name="P25"><text:a xlink:type="simple" xlink:href="http://travail-emploi.gouv.fr/titres-professionnels" office:target-frame-name="_top" xlink:show="replace" text:style-name="Internet_20_link" text:visited-style-name="Visited_20_Internet_20_Link"><text:span text:style-name="Lien_20_hypertexte"><text:span text:style-name="T56">http://travail-emploi.gouv.fr/titres-professionnels</text:span></text:span></text:a></text:p>
          </table:table-cell>
        </table:table-row>
      </table:table>
      <text:p text:style-name="P46"/>
      <table:table table:name="Tableau11" table:style-name="Tableau11">
        <table:table-column table:style-name="Tableau11.A"/>
        <table:table-column table:style-name="Tableau11.B"/>
        <table:table-column table:style-name="Tableau11.C"/>
        <table:table-column table:style-name="Tableau11.D"/>
        <table:table-row table:style-name="TableLine2174248955232">
          <table:table-cell table:style-name="Tableau11.A1" table:number-columns-spanned="4" office:value-type="string">
            <text:p text:style-name="P26"><text:span text:style-name="Police_20_par_20_défaut"><text:span text:style-name="T24">Sommaire</text:span></text:span></text:p>
          </table:table-cell>
          <table:covered-table-cell/>
          <table:covered-table-cell/>
          <table:covered-table-cell/>
        </table:table-row>
        <table:table-row table:style-name="TableLine2174248949472">
          <table:table-cell table:style-name="Tableau11.A2" table:number-columns-spanned="3" office:value-type="string">
            <text:p text:style-name="P38"/>
            <text:p text:style-name="P38">Exemples de pratique professionnelle</text:p>
            <text:p text:style-name="P38"/>
          </table:table-cell>
          <table:covered-table-cell/>
          <table:covered-table-cell/>
          <table:table-cell office:value-type="string">
            <text:p text:style-name="P38"/>
          </table:table-cell>
        </table:table-row>
        <table:table-row table:style-name="TableLine2174248953504">
          <table:table-cell table:style-name="Tableau11.A3" table:number-columns-spanned="2" office:value-type="string">
            <text:p text:style-name="P99"><text:span text:style-name="Police_20_par_20_défaut"><text:span text:style-name="T45">Développer la partie front-end d’une application web ou web mobile en intégrant les recommendations de sécurité</text:span></text:span></text:p>
          </table:table-cell>
          <table:covered-table-cell/>
          <table:table-cell table:style-name="Tableau11.C3" office:value-type="string">
            <text:p text:style-name="P17"><text:span text:style-name="Police_20_par_20_défaut"><text:span text:style-name="T44">p.</text:span></text:span></text:p>
          </table:table-cell>
          <table:table-cell table:style-name="Tableau11.D3" office:value-type="string">
            <text:p text:style-name="P61">5</text:p>
          </table:table-cell>
        </table:table-row>
        <table:table-row table:style-name="TableLine2174248945728">
          <table:table-cell table:style-name="Tableau11.A4" office:value-type="string">
            <text:p text:style-name="P41"/>
          </table:table-cell>
          <table:table-cell table:style-name="Tableau11.B4" office:value-type="string">
            <text:p text:style-name="P29"><text:span text:style-name="Police_20_par_20_défaut"><text:span text:style-name="T22"></text:span></text:span><text:span text:style-name="Police_20_par_20_défaut"><text:span text:style-name="T38"> </text:span></text:span><text:span text:style-name="Police_20_par_20_défaut"><text:span text:style-name="T39">Réalisation d’un site web en utilisant wordpress</text:span></text:span><text:span text:style-name="Police_20_par_20_défaut"><text:span text:style-name="T38">  <text:tab/>p.</text:span></text:span></text:p>
          </table:table-cell>
          <table:table-cell table:style-name="Tableau11.C4" office:value-type="string">
            <text:p text:style-name="P51">p.</text:p>
          </table:table-cell>
          <table:table-cell table:style-name="Tableau11.D4" office:value-type="string">
            <text:p text:style-name="P119">5</text:p>
          </table:table-cell>
        </table:table-row>
        <table:table-row table:style-name="TableLine2174248954656">
          <table:table-cell table:style-name="Tableau11.A5" office:value-type="string">
            <text:p text:style-name="P41"/>
          </table:table-cell>
          <table:table-cell table:style-name="Tableau11.B5" office:value-type="string">
            <text:p text:style-name="P29"><text:span text:style-name="Police_20_par_20_défaut"><text:span text:style-name="T38"/></text:span></text:p>
          </table:table-cell>
          <table:table-cell table:style-name="Tableau11.C5" office:value-type="string">
            <text:p text:style-name="P51"/>
          </table:table-cell>
          <table:table-cell table:style-name="Tableau11.D5" office:value-type="string">
            <text:p text:style-name="P52"/>
          </table:table-cell>
        </table:table-row>
        <table:table-row table:style-name="TableLine2174248954944">
          <table:table-cell table:style-name="Tableau11.A6" office:value-type="string">
            <text:p text:style-name="P41"/>
          </table:table-cell>
          <table:table-cell table:style-name="Tableau11.B6" office:value-type="string">
            <text:p text:style-name="P29"><text:span text:style-name="Police_20_par_20_défaut"><text:span text:style-name="T38"/></text:span></text:p>
          </table:table-cell>
          <table:table-cell table:style-name="Tableau11.C6" office:value-type="string">
            <text:p text:style-name="P51"/>
          </table:table-cell>
          <table:table-cell table:style-name="Tableau11.D6" office:value-type="string">
            <text:p text:style-name="P52"/>
          </table:table-cell>
        </table:table-row>
        <table:table-row table:style-name="Tableau11.7">
          <table:table-cell table:style-name="Tableau11.A7" office:value-type="string">
            <text:p text:style-name="P84"/>
          </table:table-cell>
          <table:table-cell table:style-name="Tableau11.B7" office:value-type="string">
            <text:p text:style-name="P66"/>
          </table:table-cell>
          <table:table-cell table:style-name="Tableau11.C7" office:value-type="string">
            <text:p text:style-name="P67"/>
          </table:table-cell>
          <table:table-cell table:style-name="Tableau11.D7" office:value-type="string">
            <text:p text:style-name="P73"/>
          </table:table-cell>
        </table:table-row>
        <table:table-row table:style-name="TableLine2174248952352">
          <table:table-cell table:style-name="Tableau11.A3" table:number-columns-spanned="2" office:value-type="string">
            <text:p text:style-name="P99"><text:span text:style-name="Police_20_par_20_défaut"><text:span text:style-name="T45">Développer la partie back-end d’une application web ou web mobile en intégrant les recommendations de sécurité</text:span></text:span></text:p>
          </table:table-cell>
          <table:covered-table-cell/>
          <table:table-cell table:style-name="Tableau11.C3" office:value-type="string">
            <text:p text:style-name="P17"><text:span text:style-name="Police_20_par_20_défaut"><text:span text:style-name="T44">p.</text:span></text:span></text:p>
          </table:table-cell>
          <table:table-cell table:style-name="Tableau11.D8" office:value-type="string">
            <text:p text:style-name="P116">7</text:p>
          </table:table-cell>
        </table:table-row>
        <table:table-row table:style-name="TableLine2174248954080">
          <table:table-cell table:style-name="Tableau11.A9" office:value-type="string">
            <text:p text:style-name="P41"/>
          </table:table-cell>
          <table:table-cell table:style-name="Tableau11.B9" office:value-type="string">
            <text:p text:style-name="P29"><text:span text:style-name="Police_20_par_20_défaut"><text:span text:style-name="T22"></text:span></text:span><text:span text:style-name="Police_20_par_20_défaut"><text:span text:style-name="T38"> </text:span></text:span><text:span text:style-name="Police_20_par_20_défaut"><text:span text:style-name="T39">Réalisation d’un site web de type skyblog en PHP</text:span></text:span><text:span text:style-name="Police_20_par_20_défaut"><text:span text:style-name="T38"> <text:tab/>p.</text:span></text:span></text:p>
          </table:table-cell>
          <table:table-cell table:style-name="Tableau11.C9" office:value-type="string">
            <text:p text:style-name="P51">p.</text:p>
          </table:table-cell>
          <table:table-cell table:style-name="Tableau11.D9" office:value-type="string">
            <text:p text:style-name="P119">7</text:p>
          </table:table-cell>
        </table:table-row>
        <table:table-row table:style-name="TableLine2174248943712">
          <table:table-cell table:style-name="Tableau11.A10" office:value-type="string">
            <text:p text:style-name="P41"/>
          </table:table-cell>
          <table:table-cell table:style-name="Tableau11.B10" office:value-type="string">
            <text:p text:style-name="P29"><text:span text:style-name="Police_20_par_20_défaut"><text:span text:style-name="T22"></text:span></text:span><text:span text:style-name="Police_20_par_20_défaut"><text:span text:style-name="T38"> </text:span></text:span><text:span text:style-name="Police_20_par_20_défaut"><text:span text:style-name="T39">Réalisation d’un site web en utilisant le framework Symfony</text:span></text:span><text:span text:style-name="Police_20_par_20_défaut"><text:span text:style-name="T38">  <text:tab/>p.</text:span></text:span></text:p>
          </table:table-cell>
          <table:table-cell table:style-name="Tableau11.C10" office:value-type="string">
            <text:p text:style-name="P51">p.</text:p>
          </table:table-cell>
          <table:table-cell table:style-name="Tableau11.D10" office:value-type="string">
            <text:p text:style-name="P119">10</text:p>
          </table:table-cell>
        </table:table-row>
        <table:table-row table:style-name="TableLine2174248942272">
          <table:table-cell table:style-name="Tableau11.A11" office:value-type="string">
            <text:p text:style-name="P41"/>
          </table:table-cell>
          <table:table-cell table:style-name="Tableau11.B11" office:value-type="string">
            <text:p text:style-name="P29"><text:span text:style-name="Police_20_par_20_défaut"><text:span text:style-name="T38"/></text:span></text:p>
          </table:table-cell>
          <table:table-cell table:style-name="Tableau11.C11" office:value-type="string">
            <text:p text:style-name="P51"/>
          </table:table-cell>
          <table:table-cell table:style-name="Tableau11.D11" office:value-type="string">
            <text:p text:style-name="P52"/>
          </table:table-cell>
        </table:table-row>
        <table:table-row table:style-name="TableLine2174248937376">
          <table:table-cell table:style-name="Tableau11.A12" office:value-type="string">
            <text:p text:style-name="P70"/>
          </table:table-cell>
          <table:table-cell table:style-name="Tableau11.B12" office:value-type="string">
            <text:p text:style-name="P70"/>
          </table:table-cell>
          <table:table-cell table:style-name="Tableau11.C12" office:value-type="string">
            <text:p text:style-name="P68"/>
          </table:table-cell>
          <table:table-cell table:style-name="Tableau11.D12" office:value-type="string">
            <text:p text:style-name="P69"/>
          </table:table-cell>
        </table:table-row>
        <table:table-row table:style-name="TableLine2174248931040">
          <table:table-cell table:style-name="Tableau11.A3" table:number-columns-spanned="2" office:value-type="string">
            <text:p text:style-name="P27"><text:span text:style-name="Police_20_par_20_défaut"><text:span text:style-name="T44"/></text:span></text:p>
          </table:table-cell>
          <table:covered-table-cell/>
          <table:table-cell table:style-name="Tableau11.C3" office:value-type="string">
            <text:p text:style-name="P17"><text:span text:style-name="Police_20_par_20_défaut"><text:span text:style-name="T44"/></text:span></text:p>
          </table:table-cell>
          <table:table-cell table:style-name="Tableau11.D8" office:value-type="string">
            <text:p text:style-name="P61"/>
          </table:table-cell>
        </table:table-row>
        <table:table-row table:style-name="TableLine2174248930752">
          <table:table-cell table:style-name="Tableau11.A14" office:value-type="string">
            <text:p text:style-name="P70"/>
          </table:table-cell>
          <table:table-cell table:style-name="Tableau11.B14" office:value-type="string">
            <text:p text:style-name="P29"><text:span text:style-name="Police_20_par_20_défaut"><text:span text:style-name="T38"/></text:span></text:p>
          </table:table-cell>
          <table:table-cell table:style-name="Tableau11.C14" office:value-type="string">
            <text:p text:style-name="P51"/>
          </table:table-cell>
          <table:table-cell table:style-name="Tableau11.D14" office:value-type="string">
            <text:p text:style-name="P52"/>
          </table:table-cell>
        </table:table-row>
        <table:table-row table:style-name="TableLine2174248926720">
          <table:table-cell table:style-name="Tableau11.A15" office:value-type="string">
            <text:p text:style-name="P70"/>
          </table:table-cell>
          <table:table-cell table:style-name="Tableau11.B15" office:value-type="string">
            <text:p text:style-name="P29"><text:span text:style-name="Police_20_par_20_défaut"><text:span text:style-name="T38"/></text:span></text:p>
          </table:table-cell>
          <table:table-cell table:style-name="Tableau11.C15" office:value-type="string">
            <text:p text:style-name="P51"/>
          </table:table-cell>
          <table:table-cell table:style-name="Tableau11.D15" office:value-type="string">
            <text:p text:style-name="P52"/>
          </table:table-cell>
        </table:table-row>
        <table:table-row table:style-name="TableLine2174248924704">
          <table:table-cell table:style-name="Tableau11.A16" office:value-type="string">
            <text:p text:style-name="P70"/>
          </table:table-cell>
          <table:table-cell table:style-name="Tableau11.B16" office:value-type="string">
            <text:p text:style-name="P29"><text:span text:style-name="Police_20_par_20_défaut"><text:span text:style-name="T38"/></text:span></text:p>
          </table:table-cell>
          <table:table-cell table:style-name="Tableau11.C16" office:value-type="string">
            <text:p text:style-name="P51"/>
          </table:table-cell>
          <table:table-cell table:style-name="Tableau11.D16" office:value-type="string">
            <text:p text:style-name="P52"/>
          </table:table-cell>
        </table:table-row>
        <table:table-row table:style-name="TableLine2174248935648">
          <table:table-cell table:style-name="Tableau11.A17" office:value-type="string">
            <text:p text:style-name="P70"/>
          </table:table-cell>
          <table:table-cell table:style-name="Tableau11.B17" office:value-type="string">
            <text:p text:style-name="P70"/>
          </table:table-cell>
          <table:table-cell table:style-name="Tableau11.C17" office:value-type="string">
            <text:p text:style-name="P68"/>
          </table:table-cell>
          <table:table-cell table:style-name="Tableau11.D17" office:value-type="string">
            <text:p text:style-name="P69"/>
          </table:table-cell>
        </table:table-row>
        <table:table-row table:style-name="TableLine2174248923552">
          <table:table-cell table:style-name="Tableau11.A3" table:number-columns-spanned="2" office:value-type="string">
            <text:p text:style-name="P27"><text:span text:style-name="Police_20_par_20_défaut"><text:span text:style-name="T44"/></text:span></text:p>
          </table:table-cell>
          <table:covered-table-cell/>
          <table:table-cell table:style-name="Tableau11.C3" office:value-type="string">
            <text:p text:style-name="P17"><text:span text:style-name="Police_20_par_20_défaut"><text:span text:style-name="T44"/></text:span></text:p>
          </table:table-cell>
          <table:table-cell table:style-name="Tableau11.D8" office:value-type="string">
            <text:p text:style-name="P61"/>
          </table:table-cell>
        </table:table-row>
        <table:table-row table:style-name="TableLine2174248933632">
          <table:table-cell table:style-name="Tableau11.A19" office:value-type="string">
            <text:p text:style-name="P70"/>
          </table:table-cell>
          <table:table-cell table:style-name="Tableau11.B19" office:value-type="string">
            <text:p text:style-name="P29"><text:span text:style-name="Police_20_par_20_défaut"><text:span text:style-name="T38"/></text:span></text:p>
          </table:table-cell>
          <table:table-cell table:style-name="Tableau11.C19" office:value-type="string">
            <text:p text:style-name="P51"/>
          </table:table-cell>
          <table:table-cell table:style-name="Tableau11.D19" office:value-type="string">
            <text:p text:style-name="P52"/>
          </table:table-cell>
        </table:table-row>
        <table:table-row table:style-name="TableLine2174248929888">
          <table:table-cell table:style-name="Tableau11.A20" office:value-type="string">
            <text:p text:style-name="P70"/>
          </table:table-cell>
          <table:table-cell table:style-name="Tableau11.B20" office:value-type="string">
            <text:p text:style-name="P29"><text:span text:style-name="Police_20_par_20_défaut"><text:span text:style-name="T38"/></text:span></text:p>
          </table:table-cell>
          <table:table-cell table:style-name="Tableau11.C20" office:value-type="string">
            <text:p text:style-name="P51"/>
          </table:table-cell>
          <table:table-cell table:style-name="Tableau11.D20" office:value-type="string">
            <text:p text:style-name="P52"/>
          </table:table-cell>
        </table:table-row>
        <table:table-row table:style-name="TableLine2174248940256">
          <table:table-cell table:style-name="Tableau11.A21" office:value-type="string">
            <text:p text:style-name="P70"/>
          </table:table-cell>
          <table:table-cell table:style-name="Tableau11.B21" office:value-type="string">
            <text:p text:style-name="P29"><text:span text:style-name="Police_20_par_20_défaut"><text:span text:style-name="T38"/></text:span></text:p>
          </table:table-cell>
          <table:table-cell table:style-name="Tableau11.C21" office:value-type="string">
            <text:p text:style-name="P51"/>
          </table:table-cell>
          <table:table-cell table:style-name="Tableau11.D21" office:value-type="string">
            <text:p text:style-name="P52"/>
          </table:table-cell>
        </table:table-row>
        <table:table-row table:style-name="TableLine2174248932192">
          <table:table-cell table:style-name="Tableau11.A22" office:value-type="string">
            <text:p text:style-name="P70"/>
          </table:table-cell>
          <table:table-cell table:style-name="Tableau11.B22" office:value-type="string">
            <text:p text:style-name="P70"/>
          </table:table-cell>
          <table:table-cell table:style-name="Tableau11.C22" office:value-type="string">
            <text:p text:style-name="P68"/>
          </table:table-cell>
          <table:table-cell table:style-name="Tableau11.D22" office:value-type="string">
            <text:p text:style-name="P69"/>
          </table:table-cell>
        </table:table-row>
        <table:table-row table:style-name="TableLine2174248934496">
          <table:table-cell table:style-name="Tableau11.A23" table:number-columns-spanned="2" office:value-type="string">
            <text:p text:style-name="P30"><text:span text:style-name="Police_20_par_20_défaut"><text:span text:style-name="T44">Titres, diplômes, CQP, attestations de formation </text:span></text:span><text:span text:style-name="Police_20_par_20_défaut"><text:span text:style-name="T43">(facultatif)</text:span></text:span></text:p>
          </table:table-cell>
          <table:covered-table-cell/>
          <table:table-cell table:style-name="Tableau11.C23" office:value-type="string">
            <text:p text:style-name="P77">p.</text:p>
          </table:table-cell>
          <table:table-cell table:style-name="Tableau11.D23" office:value-type="string">
            <text:p text:style-name="P53"/>
          </table:table-cell>
        </table:table-row>
        <table:table-row table:style-name="TableLine2174248925280">
          <table:table-cell table:style-name="Tableau11.A24" table:number-columns-spanned="2" office:value-type="string">
            <text:p text:style-name="P30"><text:span text:style-name="Police_20_par_20_défaut"><text:span text:style-name="T44">Déclaration sur l’honneur</text:span></text:span></text:p>
          </table:table-cell>
          <table:covered-table-cell/>
          <table:table-cell table:style-name="Tableau11.C24" office:value-type="string">
            <text:p text:style-name="P77">p.</text:p>
          </table:table-cell>
          <table:table-cell table:style-name="Tableau11.D24" office:value-type="string">
            <text:p text:style-name="P53"/>
          </table:table-cell>
        </table:table-row>
        <text:soft-page-break/>
        <table:table-row table:style-name="TableLine2174248940544">
          <table:table-cell table:style-name="Tableau11.A25" table:number-columns-spanned="2" office:value-type="string">
            <text:p text:style-name="P30"><text:span text:style-name="Police_20_par_20_défaut"><text:span text:style-name="T44">Documents illustrant la pratique professionnelle </text:span></text:span><text:span text:style-name="Police_20_par_20_défaut"><text:span text:style-name="T43">(facultatif)</text:span></text:span></text:p>
          </table:table-cell>
          <table:covered-table-cell/>
          <table:table-cell table:style-name="Tableau11.C25" office:value-type="string">
            <text:p text:style-name="P77">p.</text:p>
          </table:table-cell>
          <table:table-cell table:style-name="Tableau11.D25" office:value-type="string">
            <text:p text:style-name="P53"/>
          </table:table-cell>
        </table:table-row>
        <table:table-row table:style-name="TableLine2174248941408">
          <table:table-cell table:style-name="Tableau11.A26" table:number-columns-spanned="2" office:value-type="string">
            <text:p text:style-name="P30"><text:span text:style-name="Police_20_par_20_défaut"><text:span text:style-name="T44">Annexes </text:span></text:span><text:span text:style-name="Police_20_par_20_défaut"><text:span text:style-name="T43">(Si le RC le prévoit)</text:span></text:span></text:p>
          </table:table-cell>
          <table:covered-table-cell/>
          <table:table-cell table:style-name="Tableau11.C26" office:value-type="string">
            <text:p text:style-name="P77">p.</text:p>
          </table:table-cell>
          <table:table-cell table:style-name="Tableau11.D26" office:value-type="string">
            <text:p text:style-name="P53"/>
          </table:table-cell>
        </table:table-row>
      </table:table>
      <text:p text:style-name="P54"/>
      <text:p text:style-name="P55"/>
      <text:p text:style-name="P56"/>
      <text:p text:style-name="P6"/>
      <text:p text:style-name="P6"/>
      <text:p text:style-name="P6">Exemples de pratique</text:p>
      <text:p text:style-name="P6">professionnelle</text:p>
      <text:p text:style-name="P57"/>
      <text:p text:style-name="P5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B"/>
        <table:table-row table:style-name="Tableau12.1">
          <table:table-cell table:style-name="Tableau12.A1" office:value-type="string">
            <text:p text:style-name="P85">Activité-type </text:p>
          </table:table-cell>
          <table:table-cell table:style-name="Tableau12.A1" office:value-type="string">
            <text:p text:style-name="P31"><text:span text:style-name="Police_20_par_20_défaut"><text:span text:style-name="T25">1</text:span></text:span></text:p>
          </table:table-cell>
          <table:table-cell table:style-name="Tableau12.A1" table:number-columns-spanned="4" office:value-type="string">
            <text:p text:style-name="P100"><text:span text:style-name="Texte_20_de_20_l_27_espace_20_réservé"><text:span text:style-name="T50">Développer la partie front-end d’une application web ou web mobile en intégrant les recommendations de sécurité</text:span></text:span></text:p>
          </table:table-cell>
          <table:covered-table-cell/>
          <table:covered-table-cell/>
          <table:covered-table-cell/>
        </table:table-row>
        <table:table-row table:style-name="Tableau12.2">
          <table:table-cell table:style-name="Tableau12.A2" table:number-columns-spanned="2" office:value-type="string">
            <text:p text:style-name="P20"><text:span text:style-name="Police_20_par_20_défaut"><text:span text:style-name="T53">Exemple n°1</text:span></text:span><text:span text:style-name="Police_20_par_20_défaut"><text:span text:style-name="T46"> <text:s/></text:span></text:span><text:span text:style-name="Police_20_par_20_défaut"><text:span text:style-name="T22"></text:span></text:span></text:p>
          </table:table-cell>
          <table:covered-table-cell/>
          <table:table-cell table:style-name="Tableau12.C2" table:number-columns-spanned="4" office:value-type="string">
            <text:p text:style-name="P103"><text:span text:style-name="Texte_20_de_20_l_27_espace_20_réservé"><text:span text:style-name="T57">Réalisation d’un site </text:span></text:span><text:span text:style-name="Texte_20_de_20_l_27_espace_20_réservé"><text:span text:style-name="T58">web</text:span></text:span><text:span text:style-name="Texte_20_de_20_l_27_espace_20_réservé"><text:span text:style-name="T57"> en utilisant wordpress</text:span></text:span></text:p>
          </table:table-cell>
          <table:covered-table-cell/>
          <table:covered-table-cell/>
          <table:covered-table-cell/>
        </table:table-row>
        <table:table-row table:style-name="Tableau12.2">
          <table:table-cell table:style-name="Tableau12.A3" table:number-columns-spanned="6" office:value-type="string">
            <text:p text:style-name="P78"><text:s/></text:p>
          </table:table-cell>
          <table:covered-table-cell/>
          <table:covered-table-cell/>
          <table:covered-table-cell/>
          <table:covered-table-cell/>
          <table:covered-table-cell/>
        </table:table-row>
        <table:table-row table:style-name="TableLine2174249047024">
          <table:table-cell table:style-name="Tableau12.A4" table:number-columns-spanned="6" office:value-type="string">
            <text:p text:style-name="P74"/>
          </table:table-cell>
          <table:covered-table-cell/>
          <table:covered-table-cell/>
          <table:covered-table-cell/>
          <table:covered-table-cell/>
          <table:covered-table-cell/>
        </table:table-row>
        <table:table-row table:style-name="TableLine2174249051920">
          <table:table-cell table:style-name="Tableau12.A5" table:number-columns-spanned="6" office:value-type="string">
            <text:p text:style-name="P79">1. Décrivez les tâches ou opérations que vous avez effectuées, et dans quelles conditions :</text:p>
          </table:table-cell>
          <table:covered-table-cell/>
          <table:covered-table-cell/>
          <table:covered-table-cell/>
          <table:covered-table-cell/>
          <table:covered-table-cell/>
        </table:table-row>
        <table:table-row table:style-name="Tableau12.6">
          <table:table-cell table:style-name="Tableau12.A6" table:number-columns-spanned="6" office:value-type="string">
            <text:p text:style-name="P76"/>
          </table:table-cell>
          <table:covered-table-cell/>
          <table:covered-table-cell/>
          <table:covered-table-cell/>
          <table:covered-table-cell/>
          <table:covered-table-cell/>
        </table:table-row>
        <table:table-row table:style-name="Tableau12.7">
          <table:table-cell table:style-name="Tableau12.A7" table:number-columns-spanned="6" office:value-type="string">
            <text:p text:style-name="P112">Lors de la ormation,le formateur nous a demandé de crer un site wordpress et de faire un thème enfant.Pour cela,il faut créer un compte sous wordpress.org,telecharger un dossier et l’héberger sur un site existant avec Filezilla.Ensuite,on se connecte à l’espace admin et on arrive au dashboard su site.On choisit un thème et on modifie le contenu à notre guise.Pour le thème enfant,j’ai installé l’extension Child Theme configurator qui analyse les thèmes utilisés et génère un thème enfant.Il ne reste plus qu’à prévisualiser le résultat et activer et publier si on est satisfait <text:span text:style-name="T64">du rendu.</text:span></text:p>
          </table:table-cell>
          <table:covered-table-cell/>
          <table:covered-table-cell/>
          <table:covered-table-cell/>
          <table:covered-table-cell/>
          <table:covered-table-cell/>
        </table:table-row>
        <table:table-row table:style-name="Tableau12.7">
          <table:table-cell table:style-name="Tableau12.A8" table:number-columns-spanned="6" office:value-type="string">
            <text:p text:style-name="P71"/>
          </table:table-cell>
          <table:covered-table-cell/>
          <table:covered-table-cell/>
          <table:covered-table-cell/>
          <table:covered-table-cell/>
          <table:covered-table-cell/>
        </table:table-row>
        <table:table-row table:style-name="TableLine2174249041840">
          <table:table-cell table:style-name="Tableau12.A9"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052784">
          <table:table-cell table:style-name="Tableau12.A10" table:number-columns-spanned="6" office:value-type="string">
            <text:p text:style-name="P74"/>
          </table:table-cell>
          <table:covered-table-cell/>
          <table:covered-table-cell/>
          <table:covered-table-cell/>
          <table:covered-table-cell/>
          <table:covered-table-cell/>
        </table:table-row>
        <table:table-row table:style-name="TableLine2174249051344">
          <table:table-cell table:style-name="Tableau12.A11" table:number-columns-spanned="6" office:value-type="string">
            <text:p text:style-name="P79">2. Précisez les moyens utilisés :</text:p>
          </table:table-cell>
          <table:covered-table-cell/>
          <table:covered-table-cell/>
          <table:covered-table-cell/>
          <table:covered-table-cell/>
          <table:covered-table-cell/>
        </table:table-row>
        <table:table-row table:style-name="Tableau12.6">
          <table:table-cell table:style-name="Tableau12.A12" table:number-columns-spanned="6" office:value-type="string">
            <text:p text:style-name="P76"/>
          </table:table-cell>
          <table:covered-table-cell/>
          <table:covered-table-cell/>
          <table:covered-table-cell/>
          <table:covered-table-cell/>
          <table:covered-table-cell/>
        </table:table-row>
        <table:table-row table:style-name="Tableau12.7">
          <table:table-cell table:style-name="Tableau12.A13" table:number-columns-spanned="6" office:value-type="string">
            <text:p text:style-name="P110">Site wordpress.org pour l’edition du site</text:p>
            <text:p text:style-name="P110">fillezilla pour transférer le code wordpress.org</text:p>
            <text:p text:style-name="P110">alwaysadata pour héberger le site</text:p>
          </table:table-cell>
          <table:covered-table-cell/>
          <table:covered-table-cell/>
          <table:covered-table-cell/>
          <table:covered-table-cell/>
          <table:covered-table-cell/>
        </table:table-row>
        <table:table-row table:style-name="Tableau12.7">
          <table:table-cell table:style-name="Tableau12.A14" table:number-columns-spanned="6" office:value-type="string">
            <text:p text:style-name="P71"/>
          </table:table-cell>
          <table:covered-table-cell/>
          <table:covered-table-cell/>
          <table:covered-table-cell/>
          <table:covered-table-cell/>
          <table:covered-table-cell/>
        </table:table-row>
        <table:table-row table:style-name="TableLine2174249045872">
          <table:table-cell table:style-name="Tableau12.A15" table:number-columns-spanned="6" office:value-type="string">
            <text:p text:style-name="P90"/>
          </table:table-cell>
          <table:covered-table-cell/>
          <table:covered-table-cell/>
          <table:covered-table-cell/>
          <table:covered-table-cell/>
          <table:covered-table-cell/>
        </table:table-row>
        <table:table-row table:style-name="TableLine2174249047888">
          <table:table-cell table:style-name="Tableau12.A16" table:number-columns-spanned="6" office:value-type="string">
            <text:p text:style-name="P22"/>
          </table:table-cell>
          <table:covered-table-cell/>
          <table:covered-table-cell/>
          <table:covered-table-cell/>
          <table:covered-table-cell/>
          <table:covered-table-cell/>
        </table:table-row>
        <table:table-row table:style-name="TableLine2174249041552">
          <table:table-cell table:style-name="Tableau12.A17" table:number-columns-spanned="6" office:value-type="string">
            <text:p text:style-name="P79">3. Avec qui avez-vous travaillé ?</text:p>
          </table:table-cell>
          <table:covered-table-cell/>
          <table:covered-table-cell/>
          <table:covered-table-cell/>
          <table:covered-table-cell/>
          <table:covered-table-cell/>
        </table:table-row>
        <table:table-row table:style-name="Tableau12.6">
          <table:table-cell table:style-name="Tableau12.A18" table:number-columns-spanned="6" office:value-type="string">
            <text:p text:style-name="P76"/>
          </table:table-cell>
          <table:covered-table-cell/>
          <table:covered-table-cell/>
          <table:covered-table-cell/>
          <table:covered-table-cell/>
          <table:covered-table-cell/>
        </table:table-row>
        <table:table-row table:style-name="Tableau12.7">
          <table:table-cell table:style-name="Tableau12.A19" table:number-columns-spanned="6" office:value-type="string">
            <text:p text:style-name="P109">Seul</text:p>
          </table:table-cell>
          <table:covered-table-cell/>
          <table:covered-table-cell/>
          <table:covered-table-cell/>
          <table:covered-table-cell/>
          <table:covered-table-cell/>
        </table:table-row>
        <table:table-row table:style-name="Tableau12.7">
          <table:table-cell table:style-name="Tableau12.A20" table:number-columns-spanned="6" office:value-type="string">
            <text:p text:style-name="P71"/>
          </table:table-cell>
          <table:covered-table-cell/>
          <table:covered-table-cell/>
          <table:covered-table-cell/>
          <table:covered-table-cell/>
          <table:covered-table-cell/>
        </table:table-row>
        <table:table-row table:style-name="TableLine2174249049616">
          <table:table-cell table:style-name="Tableau12.A21"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040112">
          <table:table-cell table:style-name="Tableau12.A22" table:number-columns-spanned="6" office:value-type="string">
            <text:p text:style-name="P74"/>
          </table:table-cell>
          <table:covered-table-cell/>
          <table:covered-table-cell/>
          <table:covered-table-cell/>
          <table:covered-table-cell/>
          <table:covered-table-cell/>
        </table:table-row>
        <table:table-row table:style-name="TableLine2174249029744">
          <table:table-cell table:style-name="Tableau12.A23" table:number-columns-spanned="6" office:value-type="string">
            <text:p text:style-name="P79">4. Contexte</text:p>
          </table:table-cell>
          <table:covered-table-cell/>
          <table:covered-table-cell/>
          <table:covered-table-cell/>
          <table:covered-table-cell/>
          <table:covered-table-cell/>
        </table:table-row>
        <table:table-row table:style-name="Tableau12.6">
          <table:table-cell table:style-name="Tableau12.A24" table:number-columns-spanned="4" office:value-type="string">
            <text:p text:style-name="P76"/>
          </table:table-cell>
          <table:covered-table-cell/>
          <table:covered-table-cell/>
          <table:covered-table-cell/>
          <table:table-cell table:style-name="Tableau12.E24" table:number-columns-spanned="2" office:value-type="string">
            <text:p text:style-name="P76"/>
          </table:table-cell>
          <table:covered-table-cell/>
        </table:table-row>
        <table:table-row table:style-name="Tableau12.25">
          <table:table-cell table:style-name="Tableau12.A25" table:number-columns-spanned="4" office:value-type="string">
            <text:p text:style-name="P28"><text:span text:style-name="Police_20_par_20_défaut"><text:span text:style-name="T38">Nom de l’entreprise, organisme ou association</text:span></text:span><text:span text:style-name="Police_20_par_20_défaut"><text:span text:style-name="T40"> <text:s/></text:span></text:span><text:span text:style-name="Police_20_par_20_défaut"><text:span text:style-name="T22"></text:span></text:span></text:p>
          </table:table-cell>
          <table:covered-table-cell/>
          <table:covered-table-cell/>
          <table:covered-table-cell/>
          <table:table-cell table:style-name="Tableau12.E25" table:number-columns-spanned="2" office:value-type="string">
            <text:p text:style-name="P105"><text:span text:style-name="Texte_20_de_20_l_27_espace_20_réservé"><text:span text:style-name="T30">AFPA Marseille Saint-Jérôme</text:span></text:span></text:p>
          </table:table-cell>
          <table:covered-table-cell/>
        </table:table-row>
        <table:table-row table:style-name="Tableau12.26">
          <table:table-cell table:style-name="Tableau12.A26" table:number-columns-spanned="3" office:value-type="string">
            <text:p text:style-name="P32"><text:span text:style-name="Police_20_par_20_défaut"><text:span text:style-name="T38">Chantier, atelier, service</text:span></text:span><text:span text:style-name="Police_20_par_20_défaut"><text:span text:style-name="T40"><text:tab/></text:span></text:span><text:span text:style-name="Police_20_par_20_défaut"><text:span text:style-name="T22"></text:span></text:span></text:p>
          </table:table-cell>
          <table:covered-table-cell/>
          <table:covered-table-cell/>
          <table:table-cell table:style-name="Tableau12.D26" table:number-columns-spanned="3" office:value-type="string">
            <text:p text:style-name="P104"><text:span text:style-name="Texte_20_de_20_l_27_espace_20_réservé"><text:span text:style-name="T30">Projet de formation</text:span></text:span></text:p>
          </table:table-cell>
          <table:covered-table-cell/>
          <table:covered-table-cell/>
        </table:table-row>
        <table:table-row table:style-name="Tableau12.27">
          <table:table-cell table:style-name="Tableau12.A27" table:number-columns-spanned="6" office:value-type="string">
            <text:p text:style-name="P32"><text:span text:style-name="Police_20_par_20_défaut"><text:span text:style-name="T38">Période d’exercice</text:span></text:span><text:span text:style-name="Police_20_par_20_défaut"><text:span text:style-name="T40"> <text:s/><text:tab/></text:span></text:span><text:span text:style-name="Police_20_par_20_défaut"><text:span text:style-name="T22"></text:span></text:span><text:span text:style-name="Police_20_par_20_défaut"><text:span text:style-name="T38">Du :<text:tab/></text:span></text:span><text:span text:style-name="Texte_20_de_20_l_27_espace_20_réservé"><text:span text:style-name="T28">Cliquez ici</text:span></text:span><text:span text:style-name="Police_20_par_20_défaut"><text:span text:style-name="T40"><text:tab/></text:span></text:span><text:span text:style-name="Police_20_par_20_défaut"><text:span text:style-name="T38">au :</text:span></text:span><text:span text:style-name="Police_20_par_20_défaut"><text:span text:style-name="T40"><text:tab/></text:span></text:span><text:span text:style-name="Texte_20_de_20_l_27_espace_20_réservé"><text:span text:style-name="T28">Cliquez ici</text:span></text:span></text:p>
          </table:table-cell>
          <table:covered-table-cell/>
          <table:covered-table-cell/>
          <table:covered-table-cell/>
          <table:covered-table-cell/>
          <table:covered-table-cell/>
        </table:table-row>
        <table:table-row table:style-name="TableLine2174249026288">
          <table:table-cell table:style-name="Tableau12.A28"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031472">
          <table:table-cell table:style-name="Tableau12.A29" table:number-columns-spanned="5" office:value-type="string">
            <text:p text:style-name="P72"/>
          </table:table-cell>
          <table:covered-table-cell/>
          <table:covered-table-cell/>
          <table:covered-table-cell/>
          <table:covered-table-cell/>
          <table:table-cell office:value-type="string">
            <text:p text:style-name="P72"/>
          </table:table-cell>
        </table:table-row>
        <table:table-row table:style-name="TableLine2174249034064">
          <table:table-cell table:style-name="Tableau12.A30" table:number-columns-spanned="5" office:value-type="string">
            <text:p text:style-name="P22"><text:span text:style-name="Police_20_par_20_défaut"><text:span text:style-name="T40">5. Informations complémentaires </text:span></text:span><text:span text:style-name="Police_20_par_20_défaut"><text:span text:style-name="T55">(facultatif)</text:span></text:span></text:p>
          </table:table-cell>
          <table:covered-table-cell/>
          <table:covered-table-cell/>
          <table:covered-table-cell/>
          <table:covered-table-cell/>
          <table:table-cell office:value-type="string">
            <text:p text:style-name="P22"/>
          </table:table-cell>
        </table:table-row>
        <table:table-row table:style-name="Tableau12.6">
          <table:table-cell table:style-name="Tableau12.A31" table:number-columns-spanned="6" office:value-type="string">
            <text:p text:style-name="P80"/>
          </table:table-cell>
          <table:covered-table-cell/>
          <table:covered-table-cell/>
          <table:covered-table-cell/>
          <table:covered-table-cell/>
          <table:covered-table-cell/>
        </table:table-row>
        <table:table-row table:style-name="Tableau12.7">
          <table:table-cell table:style-name="Tableau12.A32" table:number-columns-spanned="6" office:value-type="string">
            <text:p text:style-name="P109">Lien du site : <text:a xlink:type="simple" xlink:href="https://youssoufahachim.alwaysdata.net/test/" text:style-name="Internet_20_link" text:visited-style-name="Visited_20_Internet_20_Link">https://youssoufahachim.alwaysdata.net/test/</text:a></text:p>
            <text:p text:style-name="P113">Lien du thème enfant : https://youssoufahachim.alwaysdata.net/test/wp-admin/customize.php?<text:soft-page-break/>theme=twentyeleven-child</text:p>
          </table:table-cell>
          <table:covered-table-cell/>
          <table:covered-table-cell/>
          <table:covered-table-cell/>
          <table:covered-table-cell/>
          <table:covered-table-cell/>
        </table:table-row>
        <table:table-row table:style-name="Tableau12.7">
          <table:table-cell table:style-name="Tableau12.A33" table:number-columns-spanned="6" office:value-type="string">
            <text:p text:style-name="P71"/>
          </table:table-cell>
          <table:covered-table-cell/>
          <table:covered-table-cell/>
          <table:covered-table-cell/>
          <table:covered-table-cell/>
          <table:covered-table-cell/>
        </table:table-row>
      </table:table>
      <text:p text:style-name="Normal"/>
      <text:p text:style-name="P88"/>
      <text:p text:style-name="Normal"/>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B"/>
        <table:table-row table:style-name="Tableau13.1">
          <table:table-cell table:style-name="Tableau13.A1" office:value-type="string">
            <text:p text:style-name="P85">Activité-type </text:p>
          </table:table-cell>
          <table:table-cell table:style-name="Tableau13.A1" office:value-type="string">
            <text:p text:style-name="P31"><text:span text:style-name="Police_20_par_20_défaut"><text:span text:style-name="T25">2</text:span></text:span></text:p>
          </table:table-cell>
          <table:table-cell table:style-name="Tableau13.A1" table:number-columns-spanned="4" office:value-type="string">
            <text:p text:style-name="P100"><text:span text:style-name="Texte_20_de_20_l_27_espace_20_réservé"><text:span text:style-name="T50">Développer la partie back-end d’une application web ou web mobile en intégrant les recommendations de sécurité</text:span></text:span></text:p>
          </table:table-cell>
          <table:covered-table-cell/>
          <table:covered-table-cell/>
          <table:covered-table-cell/>
        </table:table-row>
        <table:table-row table:style-name="Tableau13.2">
          <table:table-cell table:style-name="Tableau13.A2" table:number-columns-spanned="2" office:value-type="string">
            <text:p text:style-name="P20"><text:span text:style-name="Police_20_par_20_défaut"><text:span text:style-name="T53">Exemple n° 1</text:span></text:span><text:span text:style-name="Police_20_par_20_défaut"><text:span text:style-name="T46"> <text:s/></text:span></text:span><text:span text:style-name="Police_20_par_20_défaut"><text:span text:style-name="T22"></text:span></text:span></text:p>
          </table:table-cell>
          <table:covered-table-cell/>
          <table:table-cell table:style-name="Tableau13.C2" table:number-columns-spanned="4" office:value-type="string">
            <text:p text:style-name="P103"><text:span text:style-name="Texte_20_de_20_l_27_espace_20_réservé"><text:span text:style-name="T57">Réalisation d’un site </text:span></text:span><text:span text:style-name="Texte_20_de_20_l_27_espace_20_réservé"><text:span text:style-name="T58">web de type skyblog</text:span></text:span><text:span text:style-name="Texte_20_de_20_l_27_espace_20_réservé"><text:span text:style-name="T57"> en php</text:span></text:span></text:p>
          </table:table-cell>
          <table:covered-table-cell/>
          <table:covered-table-cell/>
          <table:covered-table-cell/>
        </table:table-row>
        <table:table-row table:style-name="Tableau13.2">
          <table:table-cell table:style-name="Tableau13.A3" table:number-columns-spanned="6" office:value-type="string">
            <text:p text:style-name="P78"/>
          </table:table-cell>
          <table:covered-table-cell/>
          <table:covered-table-cell/>
          <table:covered-table-cell/>
          <table:covered-table-cell/>
          <table:covered-table-cell/>
        </table:table-row>
        <table:table-row table:style-name="TableLine2174249023696">
          <table:table-cell table:style-name="Tableau13.A4" table:number-columns-spanned="6" office:value-type="string">
            <text:p text:style-name="P74"/>
          </table:table-cell>
          <table:covered-table-cell/>
          <table:covered-table-cell/>
          <table:covered-table-cell/>
          <table:covered-table-cell/>
          <table:covered-table-cell/>
        </table:table-row>
        <table:table-row table:style-name="TableLine2174249024272">
          <table:table-cell table:style-name="Tableau13.A5" table:number-columns-spanned="6" office:value-type="string">
            <text:p text:style-name="P79">1. Décrivez les tâches ou opérations que vous avez effectuées, et dans quelles conditions :</text:p>
          </table:table-cell>
          <table:covered-table-cell/>
          <table:covered-table-cell/>
          <table:covered-table-cell/>
          <table:covered-table-cell/>
          <table:covered-table-cell/>
        </table:table-row>
        <table:table-row table:style-name="Tableau13.6">
          <table:table-cell table:style-name="Tableau13.A6" table:number-columns-spanned="6" office:value-type="string">
            <text:p text:style-name="P76"/>
          </table:table-cell>
          <table:covered-table-cell/>
          <table:covered-table-cell/>
          <table:covered-table-cell/>
          <table:covered-table-cell/>
          <table:covered-table-cell/>
        </table:table-row>
        <table:table-row table:style-name="Tableau13.7">
          <table:table-cell table:style-name="Tableau13.A7" table:number-columns-spanned="6" office:value-type="string">
            <text:p text:style-name="P114">Nous avons développé le site syblog en hommage aux anciens sites we syblog où les utilisateurs peuvent poster des blogs avec une image et commenter ces derniers s’ils sont inscrits.On a réfléchi à la base de données ensemble,puis Youssef a fait le MCD et le désign général du site,Thomas a fait la partie inscription et connexion et j’ai fait le reste,à savoir le crud des articles,commentaires et l’espace admin.</text:p>
          </table:table-cell>
          <table:covered-table-cell/>
          <table:covered-table-cell/>
          <table:covered-table-cell/>
          <table:covered-table-cell/>
          <table:covered-table-cell/>
        </table:table-row>
        <table:table-row table:style-name="Tableau13.7">
          <table:table-cell table:style-name="Tableau13.A8" table:number-columns-spanned="6" office:value-type="string">
            <text:p text:style-name="P118"/>
          </table:table-cell>
          <table:covered-table-cell/>
          <table:covered-table-cell/>
          <table:covered-table-cell/>
          <table:covered-table-cell/>
          <table:covered-table-cell/>
        </table:table-row>
        <table:table-row table:style-name="TableLine2174249027152">
          <table:table-cell table:style-name="Tableau13.A9"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027440">
          <table:table-cell table:style-name="Tableau13.A10" table:number-columns-spanned="6" office:value-type="string">
            <text:p text:style-name="P74"/>
          </table:table-cell>
          <table:covered-table-cell/>
          <table:covered-table-cell/>
          <table:covered-table-cell/>
          <table:covered-table-cell/>
          <table:covered-table-cell/>
        </table:table-row>
        <table:table-row table:style-name="TableLine2174249032912">
          <table:table-cell table:style-name="Tableau13.A11" table:number-columns-spanned="6" office:value-type="string">
            <text:p text:style-name="P79">2. Précisez les moyens utilisés :</text:p>
          </table:table-cell>
          <table:covered-table-cell/>
          <table:covered-table-cell/>
          <table:covered-table-cell/>
          <table:covered-table-cell/>
          <table:covered-table-cell/>
        </table:table-row>
        <table:table-row table:style-name="Tableau13.6">
          <table:table-cell table:style-name="Tableau13.A12" table:number-columns-spanned="6" office:value-type="string">
            <text:p text:style-name="P76"/>
          </table:table-cell>
          <table:covered-table-cell/>
          <table:covered-table-cell/>
          <table:covered-table-cell/>
          <table:covered-table-cell/>
          <table:covered-table-cell/>
        </table:table-row>
        <table:table-row table:style-name="Tableau13.7">
          <table:table-cell table:style-name="Tableau13.A13" table:number-columns-spanned="6" office:value-type="string">
            <text:p text:style-name="P110">Html,css et bootstrap pour la partie front-end du site</text:p>
            <text:p text:style-name="P110">PHP et MySQL pour la partie back-end du site</text:p>
            <text:p text:style-name="P110">vscode pour l’edition du code</text:p>
            <text:p text:style-name="P110">wamp comme serveur local</text:p>
            <text:p text:style-name="P110">analyseSI pour l’élaboration du MCD</text:p>
            <text:p text:style-name="P110">github pour l’hébergement du code du site</text:p>
          </table:table-cell>
          <table:covered-table-cell/>
          <table:covered-table-cell/>
          <table:covered-table-cell/>
          <table:covered-table-cell/>
          <table:covered-table-cell/>
        </table:table-row>
        <table:table-row table:style-name="Tableau13.7">
          <table:table-cell table:style-name="Tableau13.A14" table:number-columns-spanned="6" office:value-type="string">
            <text:p text:style-name="P117"/>
          </table:table-cell>
          <table:covered-table-cell/>
          <table:covered-table-cell/>
          <table:covered-table-cell/>
          <table:covered-table-cell/>
          <table:covered-table-cell/>
        </table:table-row>
        <table:table-row table:style-name="TableLine2174249035216">
          <table:table-cell table:style-name="Tableau13.A15" table:number-columns-spanned="6" office:value-type="string">
            <text:p text:style-name="P90"/>
          </table:table-cell>
          <table:covered-table-cell/>
          <table:covered-table-cell/>
          <table:covered-table-cell/>
          <table:covered-table-cell/>
          <table:covered-table-cell/>
        </table:table-row>
        <table:table-row table:style-name="TableLine2174249036656">
          <table:table-cell table:style-name="Tableau13.A16" table:number-columns-spanned="6" office:value-type="string">
            <text:p text:style-name="P22"/>
          </table:table-cell>
          <table:covered-table-cell/>
          <table:covered-table-cell/>
          <table:covered-table-cell/>
          <table:covered-table-cell/>
          <table:covered-table-cell/>
        </table:table-row>
        <table:table-row table:style-name="TableLine2174249037232">
          <table:table-cell table:style-name="Tableau13.A17" table:number-columns-spanned="6" office:value-type="string">
            <text:p text:style-name="P79">3. Avec qui avez-vous travaillé ?</text:p>
          </table:table-cell>
          <table:covered-table-cell/>
          <table:covered-table-cell/>
          <table:covered-table-cell/>
          <table:covered-table-cell/>
          <table:covered-table-cell/>
        </table:table-row>
        <table:table-row table:style-name="Tableau13.6">
          <table:table-cell table:style-name="Tableau13.A18" table:number-columns-spanned="6" office:value-type="string">
            <text:p text:style-name="P76"/>
          </table:table-cell>
          <table:covered-table-cell/>
          <table:covered-table-cell/>
          <table:covered-table-cell/>
          <table:covered-table-cell/>
          <table:covered-table-cell/>
        </table:table-row>
        <table:table-row table:style-name="Tableau13.7">
          <table:table-cell table:style-name="Tableau13.A19" table:number-columns-spanned="6" office:value-type="string">
            <text:p text:style-name="P110">BOUGTIA Youssef et MIGLIACCIAO Thomas</text:p>
          </table:table-cell>
          <table:covered-table-cell/>
          <table:covered-table-cell/>
          <table:covered-table-cell/>
          <table:covered-table-cell/>
          <table:covered-table-cell/>
        </table:table-row>
        <table:table-row table:style-name="Tableau13.7">
          <table:table-cell table:style-name="Tableau13.A20" table:number-columns-spanned="6" office:value-type="string">
            <text:p text:style-name="P71"/>
          </table:table-cell>
          <table:covered-table-cell/>
          <table:covered-table-cell/>
          <table:covered-table-cell/>
          <table:covered-table-cell/>
          <table:covered-table-cell/>
        </table:table-row>
        <table:table-row table:style-name="TableLine2174249180352">
          <table:table-cell table:style-name="Tableau13.A21"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183808">
          <table:table-cell table:style-name="Tableau13.A22" table:number-columns-spanned="6" office:value-type="string">
            <text:p text:style-name="P74"/>
          </table:table-cell>
          <table:covered-table-cell/>
          <table:covered-table-cell/>
          <table:covered-table-cell/>
          <table:covered-table-cell/>
          <table:covered-table-cell/>
        </table:table-row>
        <table:table-row table:style-name="TableLine2174249197056">
          <table:table-cell table:style-name="Tableau13.A23" table:number-columns-spanned="6" office:value-type="string">
            <text:p text:style-name="P79">4. Contexte</text:p>
          </table:table-cell>
          <table:covered-table-cell/>
          <table:covered-table-cell/>
          <table:covered-table-cell/>
          <table:covered-table-cell/>
          <table:covered-table-cell/>
        </table:table-row>
        <table:table-row table:style-name="Tableau13.6">
          <table:table-cell table:style-name="Tableau13.A24" table:number-columns-spanned="4" office:value-type="string">
            <text:p text:style-name="P76"/>
          </table:table-cell>
          <table:covered-table-cell/>
          <table:covered-table-cell/>
          <table:covered-table-cell/>
          <table:table-cell table:style-name="Tableau13.E24" table:number-columns-spanned="2" office:value-type="string">
            <text:p text:style-name="P76"/>
          </table:table-cell>
          <table:covered-table-cell/>
        </table:table-row>
        <table:table-row table:style-name="Tableau13.25">
          <table:table-cell table:style-name="Tableau13.A25" table:number-columns-spanned="4" office:value-type="string">
            <text:p text:style-name="P28"><text:span text:style-name="Police_20_par_20_défaut"><text:span text:style-name="T38">Nom de l’entreprise, organisme ou association</text:span></text:span><text:span text:style-name="Police_20_par_20_défaut"><text:span text:style-name="T40"> <text:s/></text:span></text:span><text:span text:style-name="Police_20_par_20_défaut"><text:span text:style-name="T22"></text:span></text:span></text:p>
          </table:table-cell>
          <table:covered-table-cell/>
          <table:covered-table-cell/>
          <table:covered-table-cell/>
          <table:table-cell table:style-name="Tableau13.E25" table:number-columns-spanned="2" office:value-type="string">
            <text:p text:style-name="P105"><text:span text:style-name="Texte_20_de_20_l_27_espace_20_réservé"><text:span text:style-name="T30">AFPA Marseille Saint-Jérôme</text:span></text:span></text:p>
          </table:table-cell>
          <table:covered-table-cell/>
        </table:table-row>
        <table:table-row table:style-name="Tableau13.26">
          <table:table-cell table:style-name="Tableau13.A26" table:number-columns-spanned="3" office:value-type="string">
            <text:p text:style-name="P32"><text:span text:style-name="Police_20_par_20_défaut"><text:span text:style-name="T38">Chantier, atelier, service</text:span></text:span><text:span text:style-name="Police_20_par_20_défaut"><text:span text:style-name="T40"><text:tab/></text:span></text:span><text:span text:style-name="Police_20_par_20_défaut"><text:span text:style-name="T22"></text:span></text:span></text:p>
          </table:table-cell>
          <table:covered-table-cell/>
          <table:covered-table-cell/>
          <table:table-cell table:style-name="Tableau13.D26" table:number-columns-spanned="3" office:value-type="string">
            <text:p text:style-name="P104"><text:span text:style-name="Texte_20_de_20_l_27_espace_20_réservé"><text:span text:style-name="T30">Projet de formation en groupe</text:span></text:span></text:p>
          </table:table-cell>
          <table:covered-table-cell/>
          <table:covered-table-cell/>
        </table:table-row>
        <table:table-row table:style-name="Tableau13.27">
          <table:table-cell table:style-name="Tableau13.A27" table:number-columns-spanned="6" office:value-type="string">
            <text:p text:style-name="P32"><text:span text:style-name="Police_20_par_20_défaut"><text:span text:style-name="T38">Période d’exercice</text:span></text:span><text:span text:style-name="Police_20_par_20_défaut"><text:span text:style-name="T40"> <text:s/><text:tab/></text:span></text:span><text:span text:style-name="Police_20_par_20_défaut"><text:span text:style-name="T22"></text:span></text:span><text:span text:style-name="Police_20_par_20_défaut"><text:span text:style-name="T38">Du :<text:tab/></text:span></text:span><text:span text:style-name="Texte_20_de_20_l_27_espace_20_réservé"><text:span text:style-name="T31">01/02/2022</text:span></text:span><text:span text:style-name="Police_20_par_20_défaut"><text:span text:style-name="T40"><text:tab/></text:span></text:span><text:span text:style-name="Police_20_par_20_défaut"><text:span text:style-name="T38">au :</text:span></text:span><text:span text:style-name="Police_20_par_20_défaut"><text:span text:style-name="T40"><text:tab/></text:span></text:span><text:span text:style-name="Texte_20_de_20_l_27_espace_20_réservé"><text:span text:style-name="T32">13/02/2022</text:span></text:span></text:p>
          </table:table-cell>
          <table:covered-table-cell/>
          <table:covered-table-cell/>
          <table:covered-table-cell/>
          <table:covered-table-cell/>
          <table:covered-table-cell/>
        </table:table-row>
        <table:table-row table:style-name="TableLine2174249181792">
          <table:table-cell table:style-name="Tableau13.A28"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191296">
          <table:table-cell table:style-name="Tableau13.A29" table:number-columns-spanned="5" office:value-type="string">
            <text:p text:style-name="P72"/>
          </table:table-cell>
          <table:covered-table-cell/>
          <table:covered-table-cell/>
          <table:covered-table-cell/>
          <table:covered-table-cell/>
          <table:table-cell office:value-type="string">
            <text:p text:style-name="P72"/>
          </table:table-cell>
        </table:table-row>
        <table:table-row table:style-name="TableLine2174249190432">
          <table:table-cell table:style-name="Tableau13.A30" table:number-columns-spanned="5" office:value-type="string">
            <text:p text:style-name="P22"><text:span text:style-name="Police_20_par_20_défaut"><text:span text:style-name="T40">5. Informations complémentaires </text:span></text:span><text:span text:style-name="Police_20_par_20_défaut"><text:span text:style-name="T55">(facultatif)</text:span></text:span></text:p>
          </table:table-cell>
          <table:covered-table-cell/>
          <table:covered-table-cell/>
          <table:covered-table-cell/>
          <table:covered-table-cell/>
          <table:table-cell office:value-type="string">
            <text:p text:style-name="P22"/>
          </table:table-cell>
        </table:table-row>
        <table:table-row table:style-name="Tableau13.6">
          <table:table-cell table:style-name="Tableau13.A31" table:number-columns-spanned="6" office:value-type="string">
            <text:p text:style-name="P76"/>
          </table:table-cell>
          <table:covered-table-cell/>
          <table:covered-table-cell/>
          <table:covered-table-cell/>
          <table:covered-table-cell/>
          <table:covered-table-cell/>
        </table:table-row>
        <text:soft-page-break/>
        <table:table-row table:style-name="Tableau13.7">
          <table:table-cell table:style-name="Tableau13.A32" table:number-columns-spanned="6" office:value-type="string">
            <text:p text:style-name="P109">Lien du github : <text:a xlink:type="simple" xlink:href="https://github.com/feihachim/skyblog" text:style-name="Internet_20_link" text:visited-style-name="Visited_20_Internet_20_Link">https://github.com/feihachim/skyblog</text:a> <text:span text:style-name="T65">branche hachim</text:span></text:p>
          </table:table-cell>
          <table:covered-table-cell/>
          <table:covered-table-cell/>
          <table:covered-table-cell/>
          <table:covered-table-cell/>
          <table:covered-table-cell/>
        </table:table-row>
        <table:table-row table:style-name="Tableau13.7">
          <table:table-cell table:style-name="Tableau13.A33" table:number-columns-spanned="6" office:value-type="string">
            <text:p text:style-name="P71"/>
          </table:table-cell>
          <table:covered-table-cell/>
          <table:covered-table-cell/>
          <table:covered-table-cell/>
          <table:covered-table-cell/>
          <table:covered-table-cell/>
        </table:table-row>
      </table:table>
      <text:p text:style-name="Normal"/>
      <text:p text:style-name="P88"/>
      <text:p text:style-name="Normal"/>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B"/>
        <table:table-row table:style-name="Tableau14.1">
          <table:table-cell table:style-name="Tableau14.A1" office:value-type="string">
            <text:p text:style-name="P85">Activité-type </text:p>
          </table:table-cell>
          <table:table-cell table:style-name="Tableau14.A1" office:value-type="string">
            <text:p text:style-name="P31"><text:span text:style-name="Police_20_par_20_défaut"><text:span text:style-name="T26">2</text:span></text:span></text:p>
          </table:table-cell>
          <table:table-cell table:style-name="Tableau14.A1" table:number-columns-spanned="4" office:value-type="string">
            <text:p text:style-name="P102"><text:span text:style-name="Texte_20_de_20_l_27_espace_20_réservé"><text:span text:style-name="T51">Développer la partie back-end d’une application web ou web mobile en intégrant les recommendations de sécurité</text:span></text:span></text:p>
          </table:table-cell>
          <table:covered-table-cell/>
          <table:covered-table-cell/>
          <table:covered-table-cell/>
        </table:table-row>
        <table:table-row table:style-name="Tableau14.2">
          <table:table-cell table:style-name="Tableau14.A2" table:number-columns-spanned="2" office:value-type="string">
            <text:p text:style-name="P20"><text:span text:style-name="Police_20_par_20_défaut"><text:span text:style-name="T53">Exemple n° </text:span></text:span><text:span text:style-name="Police_20_par_20_défaut"><text:span text:style-name="T54">2</text:span></text:span><text:span text:style-name="Police_20_par_20_défaut"><text:span text:style-name="T46"> <text:s/></text:span></text:span><text:span text:style-name="Police_20_par_20_défaut"><text:span text:style-name="T22"></text:span></text:span></text:p>
          </table:table-cell>
          <table:covered-table-cell/>
          <table:table-cell table:style-name="Tableau14.C2" table:number-columns-spanned="4" office:value-type="string">
            <text:p text:style-name="P103"><text:span text:style-name="Texte_20_de_20_l_27_espace_20_réservé"><text:span text:style-name="T57">Réalisation d’un site web en utilisant le framework Symfony</text:span></text:span></text:p>
          </table:table-cell>
          <table:covered-table-cell/>
          <table:covered-table-cell/>
          <table:covered-table-cell/>
        </table:table-row>
        <table:table-row table:style-name="Tableau14.2">
          <table:table-cell table:style-name="Tableau14.A3" table:number-columns-spanned="6" office:value-type="string">
            <text:p text:style-name="P78"/>
          </table:table-cell>
          <table:covered-table-cell/>
          <table:covered-table-cell/>
          <table:covered-table-cell/>
          <table:covered-table-cell/>
          <table:covered-table-cell/>
        </table:table-row>
        <table:table-row table:style-name="TableLine2174249188128">
          <table:table-cell table:style-name="Tableau14.A4" table:number-columns-spanned="6" office:value-type="string">
            <text:p text:style-name="P74"/>
          </table:table-cell>
          <table:covered-table-cell/>
          <table:covered-table-cell/>
          <table:covered-table-cell/>
          <table:covered-table-cell/>
          <table:covered-table-cell/>
        </table:table-row>
        <table:table-row table:style-name="TableLine2174249184960">
          <table:table-cell table:style-name="Tableau14.A5" table:number-columns-spanned="6" office:value-type="string">
            <text:p text:style-name="P79">1. Décrivez les tâches ou opérations que vous avez effectuées, et dans quelles conditions :</text:p>
          </table:table-cell>
          <table:covered-table-cell/>
          <table:covered-table-cell/>
          <table:covered-table-cell/>
          <table:covered-table-cell/>
          <table:covered-table-cell/>
        </table:table-row>
        <table:table-row table:style-name="Tableau14.6">
          <table:table-cell table:style-name="Tableau14.A6" table:number-columns-spanned="6" office:value-type="string">
            <text:p text:style-name="P76"/>
          </table:table-cell>
          <table:covered-table-cell/>
          <table:covered-table-cell/>
          <table:covered-table-cell/>
          <table:covered-table-cell/>
          <table:covered-table-cell/>
        </table:table-row>
        <table:table-row table:style-name="Tableau14.7">
          <table:table-cell table:style-name="Tableau14.A7" table:number-columns-spanned="6" office:value-type="string">
            <text:p text:style-name="P115">Dans le cadre de la formation,la tâche était de développer un blog en utilisant le framework Symfony.</text:p>
            <text:p text:style-name="P115">On fait le MCD avec lucidchart,puis le use case diagramme.J’utilise bootstrap pour faire facilement des interfaces utilisateurs ergonomiques.On initialise le projet avec la commande :</text:p>
            <text:p text:style-name="P115">symfony new nooblog –webapp</text:p>
            <text:p text:style-name="P115">On installe les dépendances composer utiles au projet telles que vichuploader pour la gestion des fichiers images,phpstan pour analyser le code et trouver d’éventuels bugs avant l’exécution.On génère les entités utilisateur avec make:user pour l’encodage automatique es mots de passe.On exécute également la commande :</text:p>
            <text:p text:style-name="P115">make:registration-formpour le formulaire d’inscription et make:auth pour le formulaire de connexion qui gère par défault le csrf(Cross-Site Request Forgery) qui est une vulnérabilité bien connue des sites web.Avec Doctrine,on gère <text:span text:style-name="T66">la base de donnée et les accès à celle-ci.</text:span></text:p>
            <text:p text:style-name="P115"/>
          </table:table-cell>
          <table:covered-table-cell/>
          <table:covered-table-cell/>
          <table:covered-table-cell/>
          <table:covered-table-cell/>
          <table:covered-table-cell/>
        </table:table-row>
        <table:table-row table:style-name="Tableau14.7">
          <table:table-cell table:style-name="Tableau14.A8" table:number-columns-spanned="6" office:value-type="string">
            <text:p text:style-name="P71"/>
          </table:table-cell>
          <table:covered-table-cell/>
          <table:covered-table-cell/>
          <table:covered-table-cell/>
          <table:covered-table-cell/>
          <table:covered-table-cell/>
        </table:table-row>
        <table:table-row table:style-name="TableLine2174249186400">
          <table:table-cell table:style-name="Tableau14.A9"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188704">
          <table:table-cell table:style-name="Tableau14.A10" table:number-columns-spanned="6" office:value-type="string">
            <text:p text:style-name="P74"/>
          </table:table-cell>
          <table:covered-table-cell/>
          <table:covered-table-cell/>
          <table:covered-table-cell/>
          <table:covered-table-cell/>
          <table:covered-table-cell/>
        </table:table-row>
        <table:table-row table:style-name="TableLine2174249189568">
          <table:table-cell table:style-name="Tableau14.A11" table:number-columns-spanned="6" office:value-type="string">
            <text:p text:style-name="P79">2. Précisez les moyens utilisés :</text:p>
          </table:table-cell>
          <table:covered-table-cell/>
          <table:covered-table-cell/>
          <table:covered-table-cell/>
          <table:covered-table-cell/>
          <table:covered-table-cell/>
        </table:table-row>
        <table:table-row table:style-name="Tableau14.6">
          <table:table-cell table:style-name="Tableau14.A12" table:number-columns-spanned="6" office:value-type="string">
            <text:p text:style-name="P76"/>
          </table:table-cell>
          <table:covered-table-cell/>
          <table:covered-table-cell/>
          <table:covered-table-cell/>
          <table:covered-table-cell/>
          <table:covered-table-cell/>
        </table:table-row>
        <table:table-row table:style-name="Tableau14.7">
          <table:table-cell table:style-name="Tableau14.A13" table:number-columns-spanned="6" office:value-type="string">
            <text:p text:style-name="P110">Vscode comme éditeur de code</text:p>
            <text:p text:style-name="P110">lucidchart pour l’élaboration du MCD et du diagramme de cas d’utilisation</text:p>
            <text:p text:style-name="P111">xampp avec php 7.4.29 comme serveur local</text:p>
            <text:p text:style-name="P111">symfony 5.4</text:p>
            <text:p text:style-name="P115">bootstrap</text:p>
          </table:table-cell>
          <table:covered-table-cell/>
          <table:covered-table-cell/>
          <table:covered-table-cell/>
          <table:covered-table-cell/>
          <table:covered-table-cell/>
        </table:table-row>
        <table:table-row table:style-name="Tableau14.7">
          <table:table-cell table:style-name="Tableau14.A14" table:number-columns-spanned="6" office:value-type="string">
            <text:p text:style-name="P71"/>
          </table:table-cell>
          <table:covered-table-cell/>
          <table:covered-table-cell/>
          <table:covered-table-cell/>
          <table:covered-table-cell/>
          <table:covered-table-cell/>
        </table:table-row>
        <table:table-row table:style-name="TableLine2174249200224">
          <table:table-cell table:style-name="Tableau14.A15" table:number-columns-spanned="6" office:value-type="string">
            <text:p text:style-name="P90"/>
          </table:table-cell>
          <table:covered-table-cell/>
          <table:covered-table-cell/>
          <table:covered-table-cell/>
          <table:covered-table-cell/>
          <table:covered-table-cell/>
        </table:table-row>
        <table:table-row table:style-name="TableLine2174249204256">
          <table:table-cell table:style-name="Tableau14.A16" table:number-columns-spanned="6" office:value-type="string">
            <text:p text:style-name="P22"/>
          </table:table-cell>
          <table:covered-table-cell/>
          <table:covered-table-cell/>
          <table:covered-table-cell/>
          <table:covered-table-cell/>
          <table:covered-table-cell/>
        </table:table-row>
        <table:table-row table:style-name="TableLine2174249214912">
          <table:table-cell table:style-name="Tableau14.A17" table:number-columns-spanned="6" office:value-type="string">
            <text:p text:style-name="P79">3. Avec qui avez-vous travaillé ?</text:p>
          </table:table-cell>
          <table:covered-table-cell/>
          <table:covered-table-cell/>
          <table:covered-table-cell/>
          <table:covered-table-cell/>
          <table:covered-table-cell/>
        </table:table-row>
        <table:table-row table:style-name="Tableau14.6">
          <table:table-cell table:style-name="Tableau14.A18" table:number-columns-spanned="6" office:value-type="string">
            <text:p text:style-name="P76"/>
          </table:table-cell>
          <table:covered-table-cell/>
          <table:covered-table-cell/>
          <table:covered-table-cell/>
          <table:covered-table-cell/>
          <table:covered-table-cell/>
        </table:table-row>
        <table:table-row table:style-name="Tableau14.7">
          <table:table-cell table:style-name="Tableau14.A19" table:number-columns-spanned="6" office:value-type="string">
            <text:p text:style-name="P109">Seul</text:p>
          </table:table-cell>
          <table:covered-table-cell/>
          <table:covered-table-cell/>
          <table:covered-table-cell/>
          <table:covered-table-cell/>
          <table:covered-table-cell/>
        </table:table-row>
        <table:table-row table:style-name="Tableau14.7">
          <table:table-cell table:style-name="Tableau14.A20" table:number-columns-spanned="6" office:value-type="string">
            <text:p text:style-name="P71"/>
          </table:table-cell>
          <table:covered-table-cell/>
          <table:covered-table-cell/>
          <table:covered-table-cell/>
          <table:covered-table-cell/>
          <table:covered-table-cell/>
        </table:table-row>
        <table:table-row table:style-name="TableLine2174249204832">
          <table:table-cell table:style-name="Tableau14.A21"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205696">
          <table:table-cell table:style-name="Tableau14.A22" table:number-columns-spanned="6" office:value-type="string">
            <text:p text:style-name="P74"/>
          </table:table-cell>
          <table:covered-table-cell/>
          <table:covered-table-cell/>
          <table:covered-table-cell/>
          <table:covered-table-cell/>
          <table:covered-table-cell/>
        </table:table-row>
        <table:table-row table:style-name="TableLine2174249202240">
          <table:table-cell table:style-name="Tableau14.A23" table:number-columns-spanned="6" office:value-type="string">
            <text:p text:style-name="P79">4. Contexte</text:p>
          </table:table-cell>
          <table:covered-table-cell/>
          <table:covered-table-cell/>
          <table:covered-table-cell/>
          <table:covered-table-cell/>
          <table:covered-table-cell/>
        </table:table-row>
        <table:table-row table:style-name="Tableau14.6">
          <table:table-cell table:style-name="Tableau14.A24" table:number-columns-spanned="4" office:value-type="string">
            <text:p text:style-name="P76"/>
          </table:table-cell>
          <table:covered-table-cell/>
          <table:covered-table-cell/>
          <table:covered-table-cell/>
          <table:table-cell table:style-name="Tableau14.E24" table:number-columns-spanned="2" office:value-type="string">
            <text:p text:style-name="P76"/>
          </table:table-cell>
          <table:covered-table-cell/>
        </table:table-row>
        <table:table-row table:style-name="Tableau14.25">
          <table:table-cell table:style-name="Tableau14.A25" table:number-columns-spanned="4" office:value-type="string">
            <text:p text:style-name="P28"><text:span text:style-name="Police_20_par_20_défaut"><text:span text:style-name="T38">Nom de l’entreprise, organisme ou association</text:span></text:span><text:span text:style-name="Police_20_par_20_défaut"><text:span text:style-name="T40"> <text:s/></text:span></text:span><text:span text:style-name="Police_20_par_20_défaut"><text:span text:style-name="T22"></text:span></text:span></text:p>
          </table:table-cell>
          <table:covered-table-cell/>
          <table:covered-table-cell/>
          <table:covered-table-cell/>
          <table:table-cell table:style-name="Tableau14.E25" table:number-columns-spanned="2" office:value-type="string">
            <text:p text:style-name="P105"><text:span text:style-name="Texte_20_de_20_l_27_espace_20_réservé"><text:span text:style-name="T30">AFPA Marseille Saint-Jérôme</text:span></text:span></text:p>
          </table:table-cell>
          <table:covered-table-cell/>
        </table:table-row>
        <text:soft-page-break/>
        <table:table-row table:style-name="Tableau14.26">
          <table:table-cell table:style-name="Tableau14.A26" table:number-columns-spanned="3" office:value-type="string">
            <text:p text:style-name="P32"><text:span text:style-name="Police_20_par_20_défaut"><text:span text:style-name="T38">Chantier, atelier, service</text:span></text:span><text:span text:style-name="Police_20_par_20_défaut"><text:span text:style-name="T40"><text:tab/></text:span></text:span><text:span text:style-name="Police_20_par_20_défaut"><text:span text:style-name="T22"></text:span></text:span></text:p>
          </table:table-cell>
          <table:covered-table-cell/>
          <table:covered-table-cell/>
          <table:table-cell table:style-name="Tableau14.D26" table:number-columns-spanned="3" office:value-type="string">
            <text:p text:style-name="P104"><text:span text:style-name="Texte_20_de_20_l_27_espace_20_réservé"><text:span text:style-name="T30">Projet de formation</text:span></text:span></text:p>
          </table:table-cell>
          <table:covered-table-cell/>
          <table:covered-table-cell/>
        </table:table-row>
        <table:table-row table:style-name="Tableau14.27">
          <table:table-cell table:style-name="Tableau14.A27" table:number-columns-spanned="6" office:value-type="string">
            <text:p text:style-name="P32"><text:span text:style-name="Police_20_par_20_défaut"><text:span text:style-name="T38">Période d’exercice</text:span></text:span><text:span text:style-name="Police_20_par_20_défaut"><text:span text:style-name="T40"> <text:s/><text:tab/></text:span></text:span><text:span text:style-name="Police_20_par_20_défaut"><text:span text:style-name="T22"></text:span></text:span><text:span text:style-name="Police_20_par_20_défaut"><text:span text:style-name="T38">Du :<text:tab/></text:span></text:span><text:span text:style-name="Texte_20_de_20_l_27_espace_20_réservé"><text:span text:style-name="T28">Cliquez ici</text:span></text:span><text:span text:style-name="Police_20_par_20_défaut"><text:span text:style-name="T40"><text:tab/></text:span></text:span><text:span text:style-name="Police_20_par_20_défaut"><text:span text:style-name="T38">au :</text:span></text:span><text:span text:style-name="Police_20_par_20_défaut"><text:span text:style-name="T40"><text:tab/></text:span></text:span><text:span text:style-name="Texte_20_de_20_l_27_espace_20_réservé"><text:span text:style-name="T28">Cliquez ici</text:span></text:span></text:p>
          </table:table-cell>
          <table:covered-table-cell/>
          <table:covered-table-cell/>
          <table:covered-table-cell/>
          <table:covered-table-cell/>
          <table:covered-table-cell/>
        </table:table-row>
        <table:table-row table:style-name="TableLine2174249212896">
          <table:table-cell table:style-name="Tableau14.A28" table:number-columns-spanned="5" office:value-type="string">
            <text:p text:style-name="P75"/>
          </table:table-cell>
          <table:covered-table-cell/>
          <table:covered-table-cell/>
          <table:covered-table-cell/>
          <table:covered-table-cell/>
          <table:table-cell office:value-type="string">
            <text:p text:style-name="P75"/>
          </table:table-cell>
        </table:table-row>
        <table:table-row table:style-name="TableLine2174249214624">
          <table:table-cell table:style-name="Tableau14.A29" table:number-columns-spanned="5" office:value-type="string">
            <text:p text:style-name="P72"/>
          </table:table-cell>
          <table:covered-table-cell/>
          <table:covered-table-cell/>
          <table:covered-table-cell/>
          <table:covered-table-cell/>
          <table:table-cell office:value-type="string">
            <text:p text:style-name="P72"/>
          </table:table-cell>
        </table:table-row>
        <table:table-row table:style-name="TableLine2174249207424">
          <table:table-cell table:style-name="Tableau14.A30" table:number-columns-spanned="5" office:value-type="string">
            <text:p text:style-name="P22"><text:span text:style-name="Police_20_par_20_défaut"><text:span text:style-name="T40">5. Informations complémentaires </text:span></text:span><text:span text:style-name="Police_20_par_20_défaut"><text:span text:style-name="T55">(facultatif)</text:span></text:span></text:p>
          </table:table-cell>
          <table:covered-table-cell/>
          <table:covered-table-cell/>
          <table:covered-table-cell/>
          <table:covered-table-cell/>
          <table:table-cell office:value-type="string">
            <text:p text:style-name="P22"/>
          </table:table-cell>
        </table:table-row>
        <table:table-row table:style-name="Tableau14.6">
          <table:table-cell table:style-name="Tableau14.A31" table:number-columns-spanned="6" office:value-type="string">
            <text:p text:style-name="P76"/>
          </table:table-cell>
          <table:covered-table-cell/>
          <table:covered-table-cell/>
          <table:covered-table-cell/>
          <table:covered-table-cell/>
          <table:covered-table-cell/>
        </table:table-row>
        <table:table-row table:style-name="Tableau14.7">
          <table:table-cell table:style-name="Tableau14.A32" table:number-columns-spanned="6" office:value-type="string">
            <text:p text:style-name="P109">Lien du github : https://github.com/feihachim/nooblog</text:p>
          </table:table-cell>
          <table:covered-table-cell/>
          <table:covered-table-cell/>
          <table:covered-table-cell/>
          <table:covered-table-cell/>
          <table:covered-table-cell/>
        </table:table-row>
        <table:table-row table:style-name="Tableau14.7">
          <table:table-cell table:style-name="Tableau14.A33" table:number-columns-spanned="6" office:value-type="string">
            <text:p text:style-name="P71"/>
          </table:table-cell>
          <table:covered-table-cell/>
          <table:covered-table-cell/>
          <table:covered-table-cell/>
          <table:covered-table-cell/>
          <table:covered-table-cell/>
        </table:table-row>
      </table:table>
      <text:p text:style-name="Normal"/>
      <text:p text:style-name="P88"/>
      <text:p text:style-name="Normal"/>
      <text:p text:style-name="P7"/>
      <table:table table:name="Tableau15" table:style-name="Tableau15">
        <table:table-column table:style-name="Tableau15.A"/>
        <table:table-column table:style-name="Tableau15.B"/>
        <table:table-column table:style-name="Tableau15.C"/>
        <table:table-row table:style-name="TableLine2174249203104">
          <table:table-cell table:style-name="Tableau15.A1" table:number-columns-spanned="3" office:value-type="string">
            <text:p text:style-name="P86">Titres, diplômes, CQP, attestations de formation </text:p>
          </table:table-cell>
          <table:covered-table-cell/>
          <table:covered-table-cell/>
        </table:table-row>
        <table:table-row table:style-name="Tableau15.2">
          <table:table-cell table:style-name="Tableau15.A2" table:number-columns-spanned="3" office:value-type="string">
            <text:p text:style-name="P87"/>
          </table:table-cell>
          <table:covered-table-cell/>
          <table:covered-table-cell/>
        </table:table-row>
        <table:table-row table:style-name="Tableau15.3">
          <table:table-cell table:style-name="Tableau15.A3" table:number-columns-spanned="3" office:value-type="string">
            <text:p text:style-name="P39">(facultatif)</text:p>
            <text:p text:style-name="P39"/>
            <text:p text:style-name="P40"/>
          </table:table-cell>
          <table:covered-table-cell/>
          <table:covered-table-cell/>
        </table:table-row>
        <table:table-row table:style-name="TableLine2174249208288">
          <table:table-cell table:style-name="Tableau15.A4" office:value-type="string">
            <text:p text:style-name="P36">Intitulé</text:p>
          </table:table-cell>
          <table:table-cell table:style-name="Tableau15.B4" office:value-type="string">
            <text:p text:style-name="P36">Autorité ou organisme</text:p>
          </table:table-cell>
          <table:table-cell table:style-name="Tableau15.C4" office:value-type="string">
            <text:p text:style-name="P36">Date</text:p>
          </table:table-cell>
        </table:table-row>
        <table:table-row table:style-name="Tableau15.5">
          <table:table-cell table:style-name="Tableau15.A5" office:value-type="string">
            <text:p text:style-name="P33"><text:span text:style-name="Texte_20_de_20_l_27_espace_20_réservé"><text:span text:style-name="T60">Responsive web design</text:span></text:span><text:span text:style-name="Texte_20_de_20_l_27_espace_20_réservé"><text:span text:style-name="T59">.</text:span></text:span></text:p>
          </table:table-cell>
          <table:table-cell table:style-name="Tableau15.B5" office:value-type="string">
            <text:p text:style-name="P101"><text:span text:style-name="Texte_20_de_20_l_27_espace_20_réservé"><text:span text:style-name="T60">free</text:span></text:span><text:span text:style-name="Texte_20_de_20_l_27_espace_20_réservé"><text:span text:style-name="T61">C</text:span></text:span><text:span text:style-name="Texte_20_de_20_l_27_espace_20_réservé"><text:span text:style-name="T60">ode</text:span></text:span><text:span text:style-name="Texte_20_de_20_l_27_espace_20_réservé"><text:span text:style-name="T61">C</text:span></text:span><text:span text:style-name="Texte_20_de_20_l_27_espace_20_réservé"><text:span text:style-name="T60">amp</text:span></text:span></text:p>
          </table:table-cell>
          <table:table-cell table:style-name="Tableau15.C5" office:value-type="string">
            <text:p text:style-name="P98"><text:span text:style-name="Texte_20_de_20_l_27_espace_20_réservé"><text:span text:style-name="T61">16/04/2019</text:span></text:span></text:p>
          </table:table-cell>
        </table:table-row>
        <table:table-row table:style-name="Tableau15.5">
          <table:table-cell table:style-name="Tableau15.A6" office:value-type="string">
            <text:p text:style-name="P108">Javascript Algorithms and Data Structures</text:p>
          </table:table-cell>
          <table:table-cell table:style-name="Tableau15.B6" office:value-type="string">
            <text:p text:style-name="P108">freeCodeCamp</text:p>
          </table:table-cell>
          <table:table-cell table:style-name="Tableau15.C6" office:value-type="string">
            <text:p text:style-name="P121">24/04/2019</text:p>
          </table:table-cell>
        </table:table-row>
        <table:table-row table:style-name="Tableau15.5">
          <table:table-cell table:style-name="Tableau15.A7" office:value-type="string">
            <text:p text:style-name="P108">Scientific Computing With Python</text:p>
          </table:table-cell>
          <table:table-cell table:style-name="Tableau15.B7" office:value-type="string">
            <text:p text:style-name="P108">freeCodeCamp</text:p>
          </table:table-cell>
          <table:table-cell table:style-name="Tableau15.C7" office:value-type="string">
            <text:p text:style-name="P121">22/05/2021</text:p>
          </table:table-cell>
        </table:table-row>
        <table:table-row table:style-name="Tableau15.5">
          <table:table-cell table:style-name="Tableau15.A8" office:value-type="string">
            <text:p text:style-name="P108">Data Analysis With Python</text:p>
          </table:table-cell>
          <table:table-cell table:style-name="Tableau15.B8" office:value-type="string">
            <text:p text:style-name="P108">freeCodeCamp</text:p>
          </table:table-cell>
          <table:table-cell table:style-name="Tableau15.C8" office:value-type="string">
            <text:p text:style-name="P121">23/06/2021</text:p>
          </table:table-cell>
        </table:table-row>
        <table:table-row table:style-name="Tableau15.5">
          <table:table-cell table:style-name="Tableau15.A9" office:value-type="string">
            <text:p text:style-name="P108">DCL anglais Niveau B1-2</text:p>
          </table:table-cell>
          <table:table-cell table:style-name="Tableau15.B9" office:value-type="string">
            <text:p text:style-name="P108">Académie Aix-Marseille</text:p>
          </table:table-cell>
          <table:table-cell table:style-name="Tableau15.C9" office:value-type="string">
            <text:p text:style-name="P121">08/02/2021</text:p>
          </table:table-cell>
        </table:table-row>
        <table:table-row table:style-name="Tableau15.5">
          <table:table-cell table:style-name="Tableau15.A10" office:value-type="string">
            <text:p text:style-name="P47"/>
          </table:table-cell>
          <table:table-cell table:style-name="Tableau15.B10" office:value-type="string">
            <text:p text:style-name="P47"/>
          </table:table-cell>
          <table:table-cell table:style-name="Tableau15.C10" office:value-type="string">
            <text:p text:style-name="P15"/>
          </table:table-cell>
        </table:table-row>
        <table:table-row table:style-name="Tableau15.5">
          <table:table-cell table:style-name="Tableau15.A11" office:value-type="string">
            <text:p text:style-name="P47"/>
          </table:table-cell>
          <table:table-cell table:style-name="Tableau15.B11" office:value-type="string">
            <text:p text:style-name="P47"/>
          </table:table-cell>
          <table:table-cell table:style-name="Tableau15.C11" office:value-type="string">
            <text:p text:style-name="P15"/>
          </table:table-cell>
        </table:table-row>
        <table:table-row table:style-name="Tableau15.5">
          <table:table-cell table:style-name="Tableau15.A12" office:value-type="string">
            <text:p text:style-name="P47"/>
          </table:table-cell>
          <table:table-cell table:style-name="Tableau15.B12" office:value-type="string">
            <text:p text:style-name="P47"/>
          </table:table-cell>
          <table:table-cell table:style-name="Tableau15.C12" office:value-type="string">
            <text:p text:style-name="P15"/>
          </table:table-cell>
        </table:table-row>
        <table:table-row table:style-name="Tableau15.5">
          <table:table-cell table:style-name="Tableau15.A13" office:value-type="string">
            <text:p text:style-name="P47"/>
          </table:table-cell>
          <table:table-cell table:style-name="Tableau15.B13" office:value-type="string">
            <text:p text:style-name="P47"/>
          </table:table-cell>
          <table:table-cell table:style-name="Tableau15.C13" office:value-type="string">
            <text:p text:style-name="P15"/>
          </table:table-cell>
        </table:table-row>
        <table:table-row table:style-name="Tableau15.5">
          <table:table-cell table:style-name="Tableau15.A14" office:value-type="string">
            <text:p text:style-name="P47"/>
          </table:table-cell>
          <table:table-cell table:style-name="Tableau15.B14" office:value-type="string">
            <text:p text:style-name="P47"/>
          </table:table-cell>
          <table:table-cell table:style-name="Tableau15.C14" office:value-type="string">
            <text:p text:style-name="P15"/>
          </table:table-cell>
        </table:table-row>
      </table:table>
      <text:p text:style-name="P9"/>
      <text:p text:style-name="P58"/>
      <text:p text:style-name="P8"/>
      <table:table table:name="Tableau16" table:style-name="Tableau16">
        <table:table-column table:style-name="Tableau16.A"/>
        <table:table-row table:style-name="TableLine2174249220960">
          <table:table-cell table:style-name="Tableau16.A1" office:value-type="string">
            <text:p text:style-name="P86">Déclaration sur l’honneur</text:p>
          </table:table-cell>
        </table:table-row>
        <table:table-row table:style-name="Tableau16.2">
          <table:table-cell table:style-name="Tableau16.A2" office:value-type="string">
            <text:p text:style-name="P87"/>
          </table:table-cell>
        </table:table-row>
        <table:table-row table:style-name="Tableau16.3">
          <table:table-cell table:style-name="Tableau16.A3" office:value-type="string">
            <text:p text:style-name="P41"/>
          </table:table-cell>
        </table:table-row>
      </table:table>
      <text:p text:style-name="P10"/>
      <text:p text:style-name="P62"/>
      <text:p text:style-name="P62"/>
      <text:p text:style-name="P91"><draw:frame draw:style-name="fr1" draw:name="Zone de texte 2" text:anchor-type="paragraph" svg:x="5.586cm" svg:y="0.342cm" svg:width="10.052cm" style:rel-width="scale" svg:height="1.08cm" style:rel-height="scale" draw:z-index="18"><draw:text-box><text:p text:style-name="P96"><text:span text:style-name="Texte_20_de_20_l_27_espace_20_réservé"><text:span text:style-name="T49">Hachim YOUSSOUFA</text:span></text:span></text:p></draw:text-box></draw:frame><text:span text:style-name="Police_20_par_20_défaut"><text:span text:style-name="T47"/></text:span></text:p>
      <text:p text:style-name="P92"><text:span text:style-name="Police_20_par_20_défaut"><text:span text:style-name="T48">Je soussigné(e) [prénom et nom] </text:span></text:span><text:span text:style-name="Police_20_par_20_défaut"><text:span text:style-name="T63"><text:tab/></text:span></text:span><text:span text:style-name="Police_20_par_20_défaut"><text:span text:style-name="T48">,</text:span></text:span></text:p>
      <text:p text:style-name="P63">déclare sur l’honneur que les renseignements fournis dans ce dossier sont exacts et que je suis l’auteur(e) des réalisations jointes.</text:p>
      <text:p text:style-name="P64"/>
      <text:p text:style-name="P93"><draw:frame draw:style-name="fr1" draw:name="Zone de texte 21" text:anchor-type="paragraph" svg:x="1.014cm" svg:y="0.917cm" svg:width="8.227cm" style:rel-width="scale" svg:height="1.155cm" style:rel-height="scale" draw:z-index="19"><draw:text-box><text:p text:style-name="P96"><text:span text:style-name="Police_20_par_20_défaut"><text:span text:style-name="T49">Marseille</text:span></text:span></text:p></draw:text-box></draw:frame><draw:frame draw:style-name="fr1" draw:name="Zone de texte 22" text:anchor-type="paragraph" svg:x="9.798cm" svg:y="0.854cm" svg:width="6.08cm" style:rel-width="scale" svg:height="1.374cm" style:rel-height="scale" draw:z-index="17"><draw:text-box><text:p text:style-name="P96"><text:span text:style-name="Texte_20_de_20_l_27_espace_20_réservé"><text:span text:style-name="T49">02 juin 2022</text:span></text:span></text:p></draw:text-box></draw:frame><text:span text:style-name="Police_20_par_20_défaut"><text:span text:style-name="T16"/></text:span></text:p>
      <text:p text:style-name="P94"><text:span text:style-name="Police_20_par_20_défaut"><text:span text:style-name="T48">Fait à </text:span></text:span><text:span text:style-name="Police_20_par_20_défaut"><text:span text:style-name="T63"><text:tab/> </text:span></text:span><text:span text:style-name="Police_20_par_20_défaut"><text:span text:style-name="T48">le</text:span></text:span><text:span text:style-name="Police_20_par_20_défaut"><text:span text:style-name="T63"> <text:tab/></text:span></text:span></text:p>
      <text:p text:style-name="P65">pour faire valoir ce que de droit.</text:p>
      <text:p text:style-name="P64"/>
      <text:p text:style-name="P64">Signature :</text:p>
      <text:p text:style-name="P62"/>
      <text:p text:style-name="P55"/>
      <text:p text:style-name="P7"/>
      <table:table table:name="Tableau17" table:style-name="Tableau17">
        <table:table-column table:style-name="Tableau17.A"/>
        <table:table-row table:style-name="TableLine2174249175456">
          <table:table-cell table:style-name="Tableau17.A1" office:value-type="string">
            <text:p text:style-name="P86">Documents illustrant la pratique professionnelle </text:p>
          </table:table-cell>
        </table:table-row>
        <table:table-row table:style-name="Tableau17.2">
          <table:table-cell table:style-name="Tableau17.A2" office:value-type="string">
            <text:p text:style-name="P87"/>
          </table:table-cell>
        </table:table-row>
        <table:table-row table:style-name="Tableau17.3">
          <table:table-cell table:style-name="Tableau17.A3" office:value-type="string">
            <text:p text:style-name="P39">(facultatif)</text:p>
            <text:p text:style-name="P39"/>
            <text:p text:style-name="P39"/>
          </table:table-cell>
        </table:table-row>
        <table:table-row table:style-name="TableLine2174249161344">
          <table:table-cell table:style-name="Tableau17.A4" office:value-type="string">
            <text:p text:style-name="P38">Intitulé</text:p>
          </table:table-cell>
        </table:table-row>
        <table:table-row table:style-name="Tableau17.5">
          <table:table-cell table:style-name="Tableau17.A5" office:value-type="string">
            <text:p text:style-name="P33"><text:span text:style-name="Texte_20_de_20_l_27_espace_20_réservé"><text:span text:style-name="T62">Lien vers le repo github : https://github.com/feihachim</text:span></text:span><text:span text:style-name="Texte_20_de_20_l_27_espace_20_réservé"><text:span text:style-name="T59">.</text:span></text:span></text:p>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5" office:value-type="string">
            <text:p text:style-name="P47"/>
          </table:table-cell>
        </table:table-row>
        <table:table-row table:style-name="Tableau17.5">
          <table:table-cell table:style-name="Tableau17.A14" office:value-type="string">
            <text:p text:style-name="P47"/>
          </table:table-cell>
        </table:table-row>
      </table:table>
      <text:p text:style-name="P9"/>
      <text:p text:style-name="P43"/>
      <text:p text:style-name="P81"/>
      <table:table table:name="Tableau18" table:style-name="Tableau18">
        <table:table-column table:style-name="Tableau18.A"/>
        <table:table-row table:style-name="TableLine2174249178048">
          <table:table-cell table:style-name="Tableau18.A1" office:value-type="string">
            <text:p text:style-name="P15"><text:span text:style-name="Police_20_par_20_défaut"><text:span text:style-name="T17">Annexes</text:span></text:span></text:p>
          </table:table-cell>
        </table:table-row>
        <table:table-row table:style-name="Tableau18.2">
          <table:table-cell table:style-name="Tableau18.A2" office:value-type="string">
            <text:p text:style-name="P87"/>
          </table:table-cell>
        </table:table-row>
        <table:table-row table:style-name="Tableau18.3">
          <table:table-cell table:style-name="Tableau18.A3" office:value-type="string">
            <text:p text:style-name="P15"><text:span text:style-name="Police_20_par_20_défaut"><text:span text:style-name="T52">(Si le RC le prévoit)</text:span></text:span></text:p>
          </table:table-cell>
        </table:table-row>
      </table:table>
      <text:p text:style-name="P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Wingdings 3" svg:font-family="'Wingdings 3'" style:font-family-generic="roman"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Commentaire" style:family="paragraph" style:parent-style-name="Normal">
      <style:paragraph-properties fo:line-height="100%"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l_27_espace_20_réservé" style:display-name="Texte de l'espace réservé" style:family="text" style:parent-style-name="Police_20_par_20_défaut">
      <style:text-properties fo:color="#808080" loext:opacity="100%"/>
    </style:style>
    <style:style style:name="Lien_20_hypertexte" style:display-name="Lien hypertexte" style:family="text" style:parent-style-name="Police_20_par_20_défaut">
      <style:text-properties fo:color="#404040" loext:opacity="100%" style:font-name="Calibri" fo:font-family="Calibri" style:font-family-generic="swiss" style:font-pitch="variable" style:text-underline-style="non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d60093" loext:opacity="100%" style:font-name="Wingdings 3" fo:font-family="'Wingdings 3'"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d60093" loext:opacity="100%" style:font-name="Wingdings 3" fo:font-family="'Wingdings 3'"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color="#d60093" loext:opacity="100%" style:font-name="Wingdings 3" fo:font-family="'Wingdings 3'" style:font-family-generic="roman" style:font-pitch="variable" style:font-charset="x-symbol" fo:font-size="6pt" style:font-size-asian="6pt"/>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color="#d60093" loext:opacity="100%" fo:font-style="normal" fo:font-weight="bold" style:font-style-asian="normal"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1" style:family="table">
      <style:table-properties style:width="17.194cm" fo:margin-left="-0.501cm" table:align="left"/>
    </style:style>
    <style:style style:name="Tableau1.A" style:family="table-column">
      <style:table-column-properties style:column-width="3.565cm"/>
    </style:style>
    <style:style style:name="Tableau1.B" style:family="table-column">
      <style:table-column-properties style:column-width="5.205cm"/>
    </style:style>
    <style:style style:name="Tableau1.C" style:family="table-column">
      <style:table-column-properties style:column-width="4.207cm"/>
    </style:style>
    <style:style style:name="Tableau1.D" style:family="table-column">
      <style:table-column-properties style:column-width="4.217cm"/>
    </style:style>
    <style:style style:name="Tableau1.1" style:family="table-row">
      <style:table-row-properties style:min-row-height="0.499cm"/>
    </style:style>
    <style:style style:name="Tableau1.A1" style:family="table-cell">
      <style:table-cell-properties fo:padding-left="0.191cm" fo:padding-right="0.191cm" fo:padding-top="0cm" fo:padding-bottom="0cm" fo:border="none" style:writing-mode="lr-tb"/>
    </style:style>
    <style:style style:name="Tableau1.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2" style:family="table-row">
      <style:table-row-properties style:min-row-height="1.071cm"/>
    </style:style>
    <style:style style:name="Tableau1.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 style:family="table-row">
      <style:table-row-properties style:min-row-height="0.101cm"/>
    </style:style>
    <style:style style:name="Tableau1.B3" style:family="table-cell">
      <style:table-cell-properties fo:padding-left="0.191cm" fo:padding-right="0.191cm" fo:padding-top="0cm" fo:padding-bottom="0cm" fo:border-left="none" fo:border-right="none" fo:border-top="2.25pt solid #bfbfbf" fo:border-bottom="none" style:writing-mode="lr-tb"/>
    </style:style>
    <style:style style:name="Tableau1.4" style:family="table-row">
      <style:table-row-properties style:min-row-height="1.199cm"/>
    </style:style>
    <style:style style:name="Tableau1.B4" style:family="table-cell">
      <style:table-cell-properties fo:background-color="#f2f2f2" fo:padding-left="0.191cm" fo:padding-right="0.191cm" fo:padding-top="0cm" fo:padding-bottom="0cm" fo:border="none" style:writing-mode="lr-tb">
        <style:background-image/>
      </style:table-cell-properties>
    </style:style>
    <style:style style:name="Tableau1.C4" style:family="table-cell">
      <style:table-cell-properties fo:background-color="#f2f2f2" fo:padding-left="0.191cm" fo:padding-right="0.191cm" fo:padding-top="0cm" fo:padding-bottom="0cm" fo:border="none" style:writing-mode="lr-tb">
        <style:background-image/>
      </style:table-cell-properties>
    </style:style>
    <style:style style:name="Tableau1.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B5" style:family="table-cell">
      <style:table-cell-properties fo:padding-left="0.191cm" fo:padding-right="0.191cm" fo:padding-top="0cm" fo:padding-bottom="0cm" fo:border-left="none" fo:border-right="none" fo:border-top="none" fo:border-bottom="2.25pt solid #d60093" style:writing-mode="lr-tb"/>
    </style:style>
    <style:style style:name="Tableau1.C5" style:family="table-cell">
      <style:table-cell-properties fo:padding-left="0.191cm" fo:padding-right="0.191cm" fo:padding-top="0cm" fo:padding-bottom="0cm" fo:border-left="none" fo:border-right="none" fo:border-top="none" fo:border-bottom="2.25pt solid #d60093" style:writing-mode="lr-tb"/>
    </style:style>
    <style:style style:name="Tableau1.D5" style:family="table-cell">
      <style:table-cell-properties fo:padding-left="0.191cm" fo:padding-right="0.191cm" fo:padding-top="0cm" fo:padding-bottom="0cm" fo:border-left="none" fo:border-right="none" fo:border-top="none" fo:border-bottom="2.25pt solid #d60093" style:writing-mode="lr-tb"/>
    </style:style>
    <style:style style:name="Tableau2" style:family="table">
      <style:table-properties style:width="18.254cm" fo:margin-left="-0.561cm" table:align="left"/>
    </style:style>
    <style:style style:name="Tableau2.A" style:family="table-column">
      <style:table-column-properties style:column-width="5.528cm"/>
    </style:style>
    <style:style style:name="Tableau2.B" style:family="table-column">
      <style:table-column-properties style:column-width="4.477cm"/>
    </style:style>
    <style:style style:name="Tableau2.C" style:family="table-column">
      <style:table-column-properties style:column-width="8.25cm"/>
    </style:style>
    <style:style style:name="Tableau2.1" style:family="table-row">
      <style:table-row-properties style:min-row-height="0.212cm"/>
    </style:style>
    <style:style style:name="Tableau2.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2" style:family="table-row">
      <style:table-row-properties style:min-row-height="1.134cm"/>
    </style:style>
    <style:style style:name="Tableau2.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3" style:family="table-row">
      <style:table-row-properties style:min-row-height="0.106cm"/>
    </style:style>
    <style:style style:name="Tableau2.A3" style:family="table-cell">
      <style:table-cell-properties fo:padding-left="0.191cm" fo:padding-right="0.191cm" fo:padding-top="0cm" fo:padding-bottom="0cm" fo:border-left="none" fo:border-right="none" fo:border-top="2.25pt solid #bfbfbf" fo:border-bottom="none" style:writing-mode="lr-tb"/>
    </style:style>
    <style:style style:name="Tableau3" style:family="table">
      <style:table-properties style:width="18.254cm" fo:margin-left="-0.561cm" table:align="left"/>
    </style:style>
    <style:style style:name="Tableau3.A" style:family="table-column">
      <style:table-column-properties style:column-width="5.53cm"/>
    </style:style>
    <style:style style:name="Tableau3.B" style:family="table-column">
      <style:table-column-properties style:column-width="4.477cm"/>
    </style:style>
    <style:style style:name="Tableau3.C" style:family="table-column">
      <style:table-column-properties style:column-width="8.248cm"/>
    </style:style>
    <style:style style:name="Tableau3.1" style:family="table-row">
      <style:table-row-properties style:min-row-height="0.106cm"/>
    </style:style>
    <style:style style:name="Tableau3.A1" style:family="table-cell">
      <style:table-cell-properties fo:padding-left="0.191cm" fo:padding-right="0.191cm" fo:padding-top="0cm" fo:padding-bottom="0cm" fo:border-left="none" fo:border-right="none" fo:border-top="none" fo:border-bottom="2.25pt solid #d60093" style:writing-mode="lr-tb"/>
    </style:style>
    <style:style style:name="Tableau4" style:family="table">
      <style:table-properties style:width="18.254cm" fo:margin-left="-0.561cm" table:align="left"/>
    </style:style>
    <style:style style:name="Tableau4.A" style:family="table-column">
      <style:table-column-properties style:column-width="5.087cm"/>
    </style:style>
    <style:style style:name="Tableau4.B" style:family="table-column">
      <style:table-column-properties style:column-width="4.477cm"/>
    </style:style>
    <style:style style:name="Tableau4.C" style:family="table-column">
      <style:table-column-properties style:column-width="8.691cm"/>
    </style:style>
    <style:style style:name="Tableau4.1" style:family="table-row">
      <style:table-row-properties style:min-row-height="0.212cm"/>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134cm"/>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6cm"/>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5" style:family="table">
      <style:table-properties style:width="18.254cm" fo:margin-left="-0.561cm" table:align="left"/>
    </style:style>
    <style:style style:name="Tableau5.A" style:family="table-column">
      <style:table-column-properties style:column-width="5.53cm"/>
    </style:style>
    <style:style style:name="Tableau5.B" style:family="table-column">
      <style:table-column-properties style:column-width="4.477cm"/>
    </style:style>
    <style:style style:name="Tableau5.C" style:family="table-column">
      <style:table-column-properties style:column-width="8.248cm"/>
    </style:style>
    <style:style style:name="Tableau5.1" style:family="table-row">
      <style:table-row-properties style:min-row-height="0.12cm"/>
    </style:style>
    <style:style style:name="Tableau5.A1" style:family="table-cell">
      <style:table-cell-properties fo:padding-left="0.191cm" fo:padding-right="0.191cm" fo:padding-top="0cm" fo:padding-bottom="0cm" fo:border-left="none" fo:border-right="none" fo:border-top="none" fo:border-bottom="2.25pt solid #d60093" style:writing-mode="lr-tb"/>
    </style:style>
    <style:style style:name="Tableau6" style:family="table">
      <style:table-properties style:width="18.254cm" fo:margin-left="-0.561cm" table:align="left"/>
    </style:style>
    <style:style style:name="Tableau6.A" style:family="table-column">
      <style:table-column-properties style:column-width="5.528cm"/>
    </style:style>
    <style:style style:name="Tableau6.B" style:family="table-column">
      <style:table-column-properties style:column-width="4.477cm"/>
    </style:style>
    <style:style style:name="Tableau6.C" style:family="table-column">
      <style:table-column-properties style:column-width="8.25cm"/>
    </style:style>
    <style:style style:name="Tableau6.1" style:family="table-row">
      <style:table-row-properties style:min-row-height="0.212cm"/>
    </style:style>
    <style:style style:name="Tableau6.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1.134cm"/>
    </style:style>
    <style:style style:name="Tableau6.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6.3" style:family="table-row">
      <style:table-row-properties style:min-row-height="0.106cm"/>
    </style:style>
    <style:style style:name="Tableau6.A3" style:family="table-cell">
      <style:table-cell-properties fo:padding-left="0.191cm" fo:padding-right="0.191cm" fo:padding-top="0cm" fo:padding-bottom="0cm" fo:border-left="none" fo:border-right="none" fo:border-top="2.25pt solid #bfbfbf" fo:border-bottom="none" style:writing-mode="lr-tb"/>
    </style:style>
    <style:style style:name="Tableau7" style:family="table">
      <style:table-properties style:width="18.254cm" fo:margin-left="-0.561cm" table:align="left"/>
    </style:style>
    <style:style style:name="Tableau7.A" style:family="table-column">
      <style:table-column-properties style:column-width="5.53cm"/>
    </style:style>
    <style:style style:name="Tableau7.B" style:family="table-column">
      <style:table-column-properties style:column-width="4.477cm"/>
    </style:style>
    <style:style style:name="Tableau7.C" style:family="table-column">
      <style:table-column-properties style:column-width="8.248cm"/>
    </style:style>
    <style:style style:name="Tableau7.1" style:family="table-row">
      <style:table-row-properties style:min-row-height="0.106cm"/>
    </style:style>
    <style:style style:name="Tableau7.A1" style:family="table-cell">
      <style:table-cell-properties fo:padding-left="0.191cm" fo:padding-right="0.191cm" fo:padding-top="0cm" fo:padding-bottom="0cm" fo:border-left="none" fo:border-right="none" fo:border-top="none" fo:border-bottom="2.25pt solid #d60093" style:writing-mode="lr-tb"/>
    </style:style>
    <style:style style:name="MP1" style:family="paragraph" style:parent-style-name="Normal">
      <style:paragraph-properties fo:margin-top="0cm" fo:margin-bottom="0cm" style:contextual-spacing="false" fo:text-align="end" style:justify-single-word="false"/>
      <style:text-properties fo:font-variant="small-caps" style:font-name="Arial" fo:font-size="10pt" style:font-size-asian="10pt" style:font-name-complex="Arial" style:font-size-complex="16pt"/>
    </style:style>
    <style:style style:name="MP2" style:family="paragraph" style:parent-style-name="Footer">
      <style:paragraph-properties fo:margin-left="-0.751cm" fo:margin-right="1.198cm" fo:text-indent="0cm" style:auto-text-indent="false">
        <style:tab-stops>
          <style:tab-stop style:position="11.728cm"/>
          <style:tab-stop style:position="17.254cm" style:type="right"/>
          <style:tab-stop style:position="18.004cm" style:type="right"/>
        </style:tab-stops>
      </style:paragraph-properties>
    </style:style>
    <style:style style:name="MP3" style:family="paragraph">
      <loext:graphic-properties draw:fill="none"/>
      <style:paragraph-properties style:writing-mode="lr-tb" style:font-independent-line-spacing="false"/>
    </style:style>
    <style:style style:name="MP4" style:family="paragraph" style:parent-style-name="Footer">
      <style:paragraph-properties fo:margin-left="-0.25cm" fo:margin-right="-0.302cm" fo:text-indent="0cm" style:auto-text-indent="false">
        <style:tab-stops>
          <style:tab-stop style:position="1.251cm" style:type="right"/>
          <style:tab-stop style:position="18.004cm" style:type="right"/>
        </style:tab-stops>
      </style:paragraph-properties>
    </style:style>
    <style:style style:name="MP5" style:family="paragraph" style:parent-style-name="Header">
      <style:text-properties fo:font-size="8pt" style:font-size-asian="8pt"/>
    </style:style>
    <style:style style:name="MP6" style:family="paragraph" style:parent-style-name="Normal">
      <style:paragraph-properties fo:margin-top="0cm" fo:margin-bottom="0cm" style:contextual-spacing="false" fo:line-height="100%" fo:text-align="justify" style:justify-single-word="false"/>
    </style:style>
    <style:style style:name="MP7" style:family="paragraph" style:parent-style-name="Normal">
      <style:paragraph-properties fo:margin-top="0cm" fo:margin-bottom="0cm" style:contextual-spacing="false" fo:line-height="100%"/>
      <style:text-properties fo:font-variant="small-caps" style:font-name="Arial" fo:font-size="10pt" style:font-size-asian="10pt" style:font-name-complex="Arial" style:font-size-complex="10pt"/>
    </style:style>
    <style:style style:name="MP8" style:family="paragraph" style:parent-style-name="Normal">
      <style:paragraph-properties fo:margin-top="0cm" fo:margin-bottom="0cm" style:contextual-spacing="false" fo:line-height="100%" fo:text-align="center" style:justify-single-word="false"/>
    </style:style>
    <style:style style:name="MP9" style:family="paragraph" style:parent-style-name="Normal">
      <style:paragraph-properties fo:margin-top="0cm" fo:margin-bottom="0cm" style:contextual-spacing="false" fo:line-height="100%"/>
      <style:text-properties fo:font-variant="small-caps" style:font-name="Arial" fo:font-size="1pt" style:font-size-asian="1pt" style:font-name-complex="Arial" style:font-size-complex="1pt"/>
    </style:style>
    <style:style style:name="MP10" style:family="paragraph" style:parent-style-name="Normal">
      <style:paragraph-properties fo:margin-top="0cm" fo:margin-bottom="0cm" style:contextual-spacing="false" fo:line-height="100%"/>
      <style:text-properties fo:font-variant="small-caps" style:font-name="Arial" fo:font-size="18pt" style:font-size-asian="18pt" style:font-name-complex="Arial" style:font-size-complex="18pt"/>
    </style:style>
    <style:style style:name="MP11" style:family="paragraph" style:parent-style-name="Normal">
      <style:paragraph-properties fo:margin-top="0cm" fo:margin-bottom="0cm" style:contextual-spacing="false" fo:line-height="100%" fo:text-align="end" style:justify-single-word="false"/>
    </style:style>
    <style:style style:name="MT1" style:family="text">
      <style:text-properties fo:color="#7f7f7f" loext:opacity="100%" fo:font-size="9pt" style:font-size-asian="9pt" style:font-size-complex="9pt"/>
    </style:style>
    <style:style style:name="MT2" style:family="text">
      <style:text-properties fo:color="#7f7f7f" loext:opacity="100%" fo:font-size="10pt" style:font-size-asian="10pt" style:font-size-complex="9pt"/>
    </style:style>
    <style:style style:name="MT3" style:family="text">
      <style:text-properties fo:color="#7f7f7f" loext:opacity="100%" style:font-size-complex="9pt"/>
    </style:style>
    <style:style style:name="MT4" style:family="text">
      <style:text-properties fo:color="#7f7f7f" loext:opacity="100%" fo:font-size="9pt" style:font-size-asian="9pt"/>
    </style:style>
    <style:style style:name="MT5" style:family="text">
      <style:text-properties fo:color="#7f7f7f" loext:opacity="100%"/>
    </style:style>
    <style:style style:name="MT6" style:family="text">
      <style:text-properties fo:color="#7f7f7f" loext:opacity="100%" fo:font-size="12pt" style:font-size-asian="12pt"/>
    </style:style>
    <style:style style:name="MT7" style:family="text">
      <style:text-properties fo:color="#7f7f7f" loext:opacity="100%" fo:font-size="10pt" style:font-size-asian="10pt" style:font-size-complex="10pt"/>
    </style:style>
    <style:style style:name="MT8" style:family="text">
      <style:text-properties style:font-name="Arial" style:language-asian="fr" style:country-asian="FR" style:font-name-complex="Arial"/>
    </style:style>
    <style:style style:name="MT9" style:family="text">
      <style:text-properties fo:font-variant="small-caps" fo:color="#595959" loext:opacity="100%" fo:font-size="36pt" fo:font-weight="bold" style:font-size-asian="36pt" style:font-weight-asian="bold" style:font-name-complex="Calibri" style:font-size-complex="36pt"/>
    </style:style>
    <style:style style:name="MT10" style:family="text">
      <style:text-properties fo:font-variant="small-caps" fo:color="#595959" loext:opacity="100%" fo:font-size="24pt" style:font-size-asian="24pt" style:font-name-complex="Calibri" style:font-size-complex="24pt"/>
    </style:style>
    <style:style style:name="MT11" style:family="text">
      <style:text-properties fo:font-variant="small-caps" fo:color="#595959" loext:opacity="100%" style:text-position="14% 100%" fo:font-size="22pt" style:font-size-asian="22pt" style:font-name-complex="Calibri" style:font-size-complex="22pt"/>
    </style:style>
    <style:style style:name="MT12" style:family="text">
      <style:text-properties fo:color="#ffffff" loext:opacity="100%" style:font-name="Wingdings 3" fo:font-size="24pt" style:font-size-asian="24pt" style:font-name-complex="Calibri" style:font-size-complex="24pt"/>
    </style:style>
    <style:style style:name="MT13" style:family="text">
      <style:text-properties fo:font-variant="small-caps" fo:color="#595959" loext:opacity="100%" fo:font-size="24pt" fo:font-weight="bold" style:font-size-asian="24pt" style:font-weight-asian="bold" style:font-name-complex="Calibri" style:font-size-complex="24pt"/>
    </style:style>
    <style:style style:name="MT14" style:family="text">
      <style:text-properties fo:font-variant="small-caps" fo:color="#595959" loext:opacity="100%" style:text-position="21% 100%" fo:font-size="14pt" style:font-size-asian="14pt" style:font-name-complex="Calibri" style:font-size-complex="14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d9d9d9" svg:stroke-opacity="100%" draw:fill="none" draw:textarea-horizontal-align="left" draw:textarea-vertical-align="middle" draw:auto-grow-height="false" draw:auto-grow-width="false" fo:padding-top="0.127cm" fo:padding-bottom="0.127cm" fo:padding-left="0.254cm" fo:padding-right="0.254cm" fo:wrap-option="wrap"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0.9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602cm" fo:margin-left="0cm" fo:margin-right="0cm" fo:margin-top="0cm" style:dynamic-spacing="true"/>
      </style:footer-style>
    </style:page-layout>
    <style:page-layout style:name="Mpm3">
      <style:page-layout-properties fo:page-width="21.001cm" fo:page-height="29.7cm" style:num-format="1" style:print-orientation="portrait" fo:margin-top="1.3cm" fo:margin-bottom="0.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01cm" fo:margin-left="0cm" fo:margin-right="0cm" fo:margin-bottom="0cm" style:dynamic-spacing="true"/>
      </style:header-style>
      <style:footer-style>
        <style:header-footer-properties fo:min-height="1.602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5" office:value-type="string">
              <text:p text:style-name="MP6"><text:span text:style-name="Police_20_par_20_défaut"><text:span text:style-name="MT8"><draw:frame draw:style-name="Mfr1" draw:name="Image 1" text:anchor-type="as-char" svg:y="0cm" svg:width="3.198cm" style:rel-width="scale" svg:height="3.588cm" style:rel-height="scale" draw:z-index="16"><draw:image xlink:href="Pictures/1000000000000287000002D770FE3C7F8F7FFF0F.jpg" xlink:type="simple" xlink:show="embed" xlink:actuate="onLoad" draw:mime-type="image/jpeg"/><svg:desc>charge_de_emploi_CMJN</svg:desc></draw:frame></text:span></text:span></text:p>
            </table:table-cell>
            <table:table-cell table:style-name="Tableau1.B1" office:value-type="string">
              <text:p text:style-name="MP7"/>
            </table:table-cell>
            <table:table-cell table:style-name="Tableau1.B1" office:value-type="string">
              <text:p text:style-name="MP7"/>
            </table:table-cell>
            <table:table-cell table:style-name="Tableau1.B1" office:value-type="string">
              <text:p text:style-name="MP7"/>
            </table:table-cell>
          </table:table-row>
          <table:table-row table:style-name="Tableau1.2">
            <table:covered-table-cell table:style-name="Tableau1.A1"/>
            <table:table-cell table:style-name="Tableau1.B2" table:number-columns-spanned="3" office:value-type="string">
              <text:p text:style-name="MP8"><text:span text:style-name="Police_20_par_20_défaut"><text:span text:style-name="MT9">Dossier Professionnel</text:span></text:span><text:span text:style-name="Police_20_par_20_défaut"><text:span text:style-name="MT10"> </text:span></text:span><text:span text:style-name="Police_20_par_20_défaut"><text:span text:style-name="MT11">(DP)</text:span></text:span></text:p>
            </table:table-cell>
            <table:covered-table-cell/>
            <table:covered-table-cell/>
          </table:table-row>
          <table:table-row table:style-name="Tableau1.3">
            <table:covered-table-cell table:style-name="Tableau1.A1"/>
            <table:table-cell table:style-name="Tableau1.B3" table:number-columns-spanned="3" office:value-type="string">
              <text:p text:style-name="MP9"/>
            </table:table-cell>
            <table:covered-table-cell/>
            <table:covered-table-cell/>
          </table:table-row>
          <table:table-row table:style-name="Tableau1.4">
            <table:covered-table-cell table:style-name="Tableau1.A1"/>
            <table:table-cell table:style-name="Tableau1.B4" office:value-type="string">
              <text:p text:style-name="MP10"/>
            </table:table-cell>
            <table:table-cell table:style-name="Tableau1.C4" office:value-type="string">
              <text:p text:style-name="MP10"/>
            </table:table-cell>
            <table:table-cell table:style-name="Tableau1.D4" office:value-type="string">
              <text:p text:style-name="MP11"><text:span text:style-name="Police_20_par_20_défaut"><text:span text:style-name="MT12"></text:span></text:span></text:p>
            </table:table-cell>
          </table:table-row>
          <table:table-row table:style-name="Tableau1.3">
            <table:covered-table-cell table:style-name="Tableau1.A1"/>
            <table:table-cell table:style-name="Tableau1.B5" office:value-type="string">
              <text:p text:style-name="MP9"/>
            </table:table-cell>
            <table:table-cell table:style-name="Tableau1.C5" office:value-type="string">
              <text:p text:style-name="MP9"/>
            </table:table-cell>
            <table:table-cell table:style-name="Tableau1.D5" office:value-type="string">
              <text:p text:style-name="MP9"/>
            </table:table-cell>
          </table:table-row>
        </table:table>
        <text:p text:style-name="Header"/>
      </style:header>
      <style:header-lef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9"/>
            </table:table-cell>
            <table:table-cell table:style-name="Tableau2.A1" office:value-type="string">
              <text:p text:style-name="MP9"/>
            </table:table-cell>
            <table:table-cell table:style-name="Tableau2.A1" office:value-type="string">
              <text:p text:style-name="MP9"/>
            </table:table-cell>
          </table:table-row>
          <table:table-row table:style-name="Tableau2.2">
            <table:table-cell table:style-name="Tableau2.A2" table:number-columns-spanned="3" office:value-type="string">
              <text:p text:style-name="MP8"><text:span text:style-name="Police_20_par_20_défaut"><text:span text:style-name="MT13">Dossier Professionnel</text:span></text:span><text:span text:style-name="Police_20_par_20_défaut"><text:span text:style-name="MT10"> </text:span></text:span><text:span text:style-name="Police_20_par_20_défaut"><text:span text:style-name="MT14">(DP)</text:span></text:span></text:p>
            </table:table-cell>
            <table:covered-table-cell/>
            <table:covered-table-cell/>
          </table:table-row>
          <table:table-row table:style-name="Tableau2.3">
            <table:table-cell table:style-name="Tableau2.A3" table:number-columns-spanned="3" office:value-type="string">
              <text:p text:style-name="MP9"/>
            </table:table-cell>
            <table:covered-table-cell/>
            <table:covered-table-cell/>
          </table:table-row>
        </table:table>
        <text:p text:style-name="MP1"/>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9"/>
            </table:table-cell>
            <table:table-cell table:style-name="Tableau3.A1" office:value-type="string">
              <text:p text:style-name="MP9"/>
            </table:table-cell>
            <table:table-cell table:style-name="Tableau3.A1" office:value-type="string">
              <text:p text:style-name="MP9"/>
            </table:table-cell>
          </table:table-row>
        </table:table>
        <text:p text:style-name="Header"/>
      </style:header-left>
      <style:footer>
        <text:p text:style-name="MP2"><draw:custom-shape text:anchor-type="paragraph" draw:z-index="8" draw:name="Forme automatique 2" draw:style-name="Mgr1" draw:text-style-name="MP3" svg:width="0.989cm" svg:height="1.588cm" draw:transform="rotate (-1.5707963267949) translate (17.3690138888889cm 27.6046944444444cm)"><text:p/><draw:enhanced-geometry svg:viewBox="0 0 21600 21600" draw:path-stretchpoint-x="21600" draw:path-stretchpoint-y="21600" draw:text-areas="?f22 ?f22 ?f23 ?f24" draw:type="non-primitive" draw:modifiers="8333" draw:enhanced-path="S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L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Z N F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M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11 * ?f13 / 50000"/><draw:equation draw:name="f16" draw:formula="?f4 - ?f15"/><draw:equation draw:name="f17" draw:formula="?f4 - ?f14"/><draw:equation draw:name="f18" draw:formula="?f9 - ?f14"/><draw:equation draw:name="f19" draw:formula="?f9 + ?f14"/><draw:equation draw:name="f20" draw:formula="?f6 - ?f14"/><draw:equation draw:name="f21" draw:formula="?f14 * 29289 / 100000"/><draw:equation draw:name="f22" draw:formula="?f14 + ?f21"/><draw:equation draw:name="f23" draw:formula="?f4 - ?f22"/><draw:equation draw:name="f24" draw:formula="?f6 - ?f21"/><draw:equation draw:name="f25" draw:formula="21550000 - ?f2"/><draw:equation draw:name="f26" draw:formula="if(?f25, ?f2, 21550000)"/><draw:equation draw:name="f27" draw:formula="-21550000 - ?f26"/><draw:equation draw:name="f28" draw:formula="if(?f27, -21550000, ?f26)"/><draw:equation draw:name="f29" draw:formula="?f2 + ?f28"/><draw:equation draw:name="f30" draw:formula="?f2 + ?f2"/><draw:equation draw:name="f31" draw:formula="?f30 * ?f12 / ?f1"/><draw:equation draw:name="f32" draw:formula="0 - ?f31"/><draw:equation draw:name="f33" draw:formula="cos(?f32)"/><draw:equation draw:name="f34" draw:formula="0 - ?f33"/><draw:equation draw:name="f35" draw:formula="?f34 * ?f14"/><draw:equation draw:name="f36" draw:formula="sin(?f32)"/><draw:equation draw:name="f37" draw:formula="0 - ?f36"/><draw:equation draw:name="f38" draw:formula="?f37 * ?f14"/><draw:equation draw:name="f39" draw:formula="sqrt(?f35 * ?f35 + ?f38 * ?f38 + 0 * 0)"/><draw:equation draw:name="f40" draw:formula="?f14 * ?f14 / ?f39"/><draw:equation draw:name="f41" draw:formula="?f37 * ?f40"/><draw:equation draw:name="f42" draw:formula="?f15 - ?f41"/><draw:equation draw:name="f43" draw:formula="?f34 * ?f40"/><draw:equation draw:name="f44" draw:formula="?f6 - ?f43"/><draw:equation draw:name="f45" draw:formula="?f42 - ?f14"/><draw:equation draw:name="f46" draw:formula="?f44 - ?f14"/><draw:equation draw:name="f47" draw:formula="?f42 + ?f14"/><draw:equation draw:name="f48" draw:formula="?f44 + ?f14"/><draw:equation draw:name="f49" draw:formula="?f29 + ?f2"/><draw:equation draw:name="f50" draw:formula="?f49 * ?f12 / ?f1"/><draw:equation draw:name="f51" draw:formula="0 - ?f50"/><draw:equation draw:name="f52" draw:formula="cos(?f51)"/><draw:equation draw:name="f53" draw:formula="0 - ?f52"/><draw:equation draw:name="f54" draw:formula="?f53 * ?f14"/><draw:equation draw:name="f55" draw:formula="sin(?f51)"/><draw:equation draw:name="f56" draw:formula="0 - ?f55"/><draw:equation draw:name="f57" draw:formula="?f56 * ?f14"/><draw:equation draw:name="f58" draw:formula="sqrt(?f54 * ?f54 + ?f57 * ?f57 + 0 * 0)"/><draw:equation draw:name="f59" draw:formula="?f14 * ?f14 / ?f58"/><draw:equation draw:name="f60" draw:formula="?f56 * ?f59"/><draw:equation draw:name="f61" draw:formula="?f42 + ?f60"/><draw:equation draw:name="f62" draw:formula="?f53 * ?f59"/><draw:equation draw:name="f63" draw:formula="?f44 + ?f62"/><draw:equation draw:name="f64" draw:formula="if(?f28, ?f15, ?f45)"/><draw:equation draw:name="f65" draw:formula="if(?f28, ?f6, ?f46)"/><draw:equation draw:name="f66" draw:formula="if(?f28, ?f15, ?f47)"/><draw:equation draw:name="f67" draw:formula="if(?f28, ?f6, ?f48)"/><draw:equation draw:name="f68" draw:formula="if(?f28, ?f45, ?f61)"/><draw:equation draw:name="f69" draw:formula="if(?f28, ?f46, ?f63)"/><draw:equation draw:name="f70" draw:formula="if(?f28, ?f47, ?f61)"/><draw:equation draw:name="f71" draw:formula="if(?f28, ?f48, ?f63)"/><draw:equation draw:name="f72" draw:formula="21550000 - -5400000"/><draw:equation draw:name="f73" draw:formula="if(?f72, -5400000, 21550000)"/><draw:equation draw:name="f74" draw:formula="-21550000 - ?f73"/><draw:equation draw:name="f75" draw:formula="if(?f74, -21550000, ?f73)"/><draw:equation draw:name="f76" draw:formula="0 + ?f75"/><draw:equation draw:name="f77" draw:formula="0 + ?f2"/><draw:equation draw:name="f78" draw:formula="?f77 * ?f12 / ?f1"/><draw:equation draw:name="f79" draw:formula="0 - ?f78"/><draw:equation draw:name="f80" draw:formula="cos(?f79)"/><draw:equation draw:name="f81" draw:formula="0 - ?f80"/><draw:equation draw:name="f82" draw:formula="?f81 * ?f14"/><draw:equation draw:name="f83" draw:formula="sin(?f79)"/><draw:equation draw:name="f84" draw:formula="0 - ?f83"/><draw:equation draw:name="f85" draw:formula="?f84 * ?f14"/><draw:equation draw:name="f86" draw:formula="sqrt(?f82 * ?f82 + ?f85 * ?f85 + 0 * 0)"/><draw:equation draw:name="f87" draw:formula="?f14 * ?f14 / ?f86"/><draw:equation draw:name="f88" draw:formula="?f84 * ?f87"/><draw:equation draw:name="f89" draw:formula="?f14 - ?f88"/><draw:equation draw:name="f90" draw:formula="?f81 * ?f87"/><draw:equation draw:name="f91" draw:formula="?f19 - ?f90"/><draw:equation draw:name="f92" draw:formula="?f89 - ?f14"/><draw:equation draw:name="f93" draw:formula="?f91 - ?f14"/><draw:equation draw:name="f94" draw:formula="?f89 + ?f14"/><draw:equation draw:name="f95" draw:formula="?f91 + ?f14"/><draw:equation draw:name="f96" draw:formula="?f76 + ?f2"/><draw:equation draw:name="f97" draw:formula="?f96 * ?f12 / ?f1"/><draw:equation draw:name="f98" draw:formula="0 - ?f97"/><draw:equation draw:name="f99" draw:formula="cos(?f98)"/><draw:equation draw:name="f100" draw:formula="0 - ?f99"/><draw:equation draw:name="f101" draw:formula="?f100 * ?f14"/><draw:equation draw:name="f102" draw:formula="sin(?f98)"/><draw:equation draw:name="f103" draw:formula="0 - ?f102"/><draw:equation draw:name="f104" draw:formula="?f103 * ?f14"/><draw:equation draw:name="f105" draw:formula="sqrt(?f101 * ?f101 + ?f104 * ?f104 + 0 * 0)"/><draw:equation draw:name="f106" draw:formula="?f14 * ?f14 / ?f105"/><draw:equation draw:name="f107" draw:formula="?f103 * ?f106"/><draw:equation draw:name="f108" draw:formula="?f89 + ?f107"/><draw:equation draw:name="f109" draw:formula="?f100 * ?f106"/><draw:equation draw:name="f110" draw:formula="?f91 + ?f109"/><draw:equation draw:name="f111" draw:formula="if(?f75, ?f14, ?f92)"/><draw:equation draw:name="f112" draw:formula="if(?f75, ?f19, ?f93)"/><draw:equation draw:name="f113" draw:formula="if(?f75, ?f14, ?f94)"/><draw:equation draw:name="f114" draw:formula="if(?f75, ?f19, ?f95)"/><draw:equation draw:name="f115" draw:formula="if(?f75, ?f92, ?f108)"/><draw:equation draw:name="f116" draw:formula="if(?f75, ?f93, ?f110)"/><draw:equation draw:name="f117" draw:formula="if(?f75, ?f94, ?f108)"/><draw:equation draw:name="f118" draw:formula="if(?f75, ?f95, ?f110)"/><draw:equation draw:name="f119" draw:formula="?f2 + ?f75"/><draw:equation draw:name="f120" draw:formula="?f108 - ?f41"/><draw:equation draw:name="f121" draw:formula="?f110 - ?f43"/><draw:equation draw:name="f122" draw:formula="?f120 - ?f14"/><draw:equation draw:name="f123" draw:formula="?f121 - ?f14"/><draw:equation draw:name="f124" draw:formula="?f120 + ?f14"/><draw:equation draw:name="f125" draw:formula="?f121 + ?f14"/><draw:equation draw:name="f126" draw:formula="?f119 + ?f2"/><draw:equation draw:name="f127" draw:formula="?f126 * ?f12 / ?f1"/><draw:equation draw:name="f128" draw:formula="0 - ?f127"/><draw:equation draw:name="f129" draw:formula="cos(?f128)"/><draw:equation draw:name="f130" draw:formula="0 - ?f129"/><draw:equation draw:name="f131" draw:formula="?f130 * ?f14"/><draw:equation draw:name="f132" draw:formula="sin(?f128)"/><draw:equation draw:name="f133" draw:formula="0 - ?f132"/><draw:equation draw:name="f134" draw:formula="?f133 * ?f14"/><draw:equation draw:name="f135" draw:formula="sqrt(?f131 * ?f131 + ?f134 * ?f134 + 0 * 0)"/><draw:equation draw:name="f136" draw:formula="?f14 * ?f14 / ?f135"/><draw:equation draw:name="f137" draw:formula="?f133 * ?f136"/><draw:equation draw:name="f138" draw:formula="?f120 + ?f137"/><draw:equation draw:name="f139" draw:formula="?f130 * ?f136"/><draw:equation draw:name="f140" draw:formula="?f121 + ?f139"/><draw:equation draw:name="f141" draw:formula="if(?f75, ?f108, ?f122)"/><draw:equation draw:name="f142" draw:formula="if(?f75, ?f110, ?f123)"/><draw:equation draw:name="f143" draw:formula="if(?f75, ?f108, ?f124)"/><draw:equation draw:name="f144" draw:formula="if(?f75, ?f110, ?f125)"/><draw:equation draw:name="f145" draw:formula="if(?f75, ?f122, ?f138)"/><draw:equation draw:name="f146" draw:formula="if(?f75, ?f123, ?f140)"/><draw:equation draw:name="f147" draw:formula="if(?f75, ?f124, ?f138)"/><draw:equation draw:name="f148" draw:formula="if(?f75, ?f125, ?f140)"/><draw:equation draw:name="f149" draw:formula="?f1 + ?f28"/><draw:equation draw:name="f150" draw:formula="?f1 + ?f2"/><draw:equation draw:name="f151" draw:formula="?f150 * ?f12 / ?f1"/><draw:equation draw:name="f152" draw:formula="0 - ?f151"/><draw:equation draw:name="f153" draw:formula="cos(?f152)"/><draw:equation draw:name="f154" draw:formula="0 - ?f153"/><draw:equation draw:name="f155" draw:formula="?f154 * ?f14"/><draw:equation draw:name="f156" draw:formula="sin(?f152)"/><draw:equation draw:name="f157" draw:formula="0 - ?f156"/><draw:equation draw:name="f158" draw:formula="?f157 * ?f14"/><draw:equation draw:name="f159" draw:formula="sqrt(?f155 * ?f155 + ?f158 * ?f158 + 0 * 0)"/><draw:equation draw:name="f160" draw:formula="?f14 * ?f14 / ?f159"/><draw:equation draw:name="f161" draw:formula="?f157 * ?f160"/><draw:equation draw:name="f162" draw:formula="?f14 - ?f161"/><draw:equation draw:name="f163" draw:formula="?f154 * ?f160"/><draw:equation draw:name="f164" draw:formula="?f14 - ?f163"/><draw:equation draw:name="f165" draw:formula="?f162 - ?f14"/><draw:equation draw:name="f166" draw:formula="?f164 - ?f14"/><draw:equation draw:name="f167" draw:formula="?f162 + ?f14"/><draw:equation draw:name="f168" draw:formula="?f164 + ?f14"/><draw:equation draw:name="f169" draw:formula="?f149 + ?f2"/><draw:equation draw:name="f170" draw:formula="?f169 * ?f12 / ?f1"/><draw:equation draw:name="f171" draw:formula="0 - ?f170"/><draw:equation draw:name="f172" draw:formula="cos(?f171)"/><draw:equation draw:name="f173" draw:formula="0 - ?f172"/><draw:equation draw:name="f174" draw:formula="?f173 * ?f14"/><draw:equation draw:name="f175" draw:formula="sin(?f171)"/><draw:equation draw:name="f176" draw:formula="0 - ?f175"/><draw:equation draw:name="f177" draw:formula="?f176 * ?f14"/><draw:equation draw:name="f178" draw:formula="sqrt(?f174 * ?f174 + ?f177 * ?f177 + 0 * 0)"/><draw:equation draw:name="f179" draw:formula="?f14 * ?f14 / ?f178"/><draw:equation draw:name="f180" draw:formula="?f176 * ?f179"/><draw:equation draw:name="f181" draw:formula="?f162 + ?f180"/><draw:equation draw:name="f182" draw:formula="?f173 * ?f179"/><draw:equation draw:name="f183" draw:formula="?f164 + ?f182"/><draw:equation draw:name="f184" draw:formula="if(?f28, ?f14, ?f165)"/><draw:equation draw:name="f185" draw:formula="if(?f28, ?f14, ?f166)"/><draw:equation draw:name="f186" draw:formula="if(?f28, ?f14, ?f167)"/><draw:equation draw:name="f187" draw:formula="if(?f28, ?f14, ?f168)"/><draw:equation draw:name="f188" draw:formula="if(?f28, ?f165, ?f181)"/><draw:equation draw:name="f189" draw:formula="if(?f28, ?f166, ?f183)"/><draw:equation draw:name="f190" draw:formula="if(?f28, ?f167, ?f181)"/><draw:equation draw:name="f191" draw:formula="if(?f28, ?f168, ?f183)"/><draw:equation draw:name="f192" draw:formula="?f0 + ?f28"/><draw:equation draw:name="f193" draw:formula="?f0 + ?f2"/><draw:equation draw:name="f194" draw:formula="?f193 * ?f12 / ?f1"/><draw:equation draw:name="f195" draw:formula="0 - ?f194"/><draw:equation draw:name="f196" draw:formula="cos(?f195)"/><draw:equation draw:name="f197" draw:formula="0 - ?f196"/><draw:equation draw:name="f198" draw:formula="?f197 * ?f14"/><draw:equation draw:name="f199" draw:formula="sin(?f195)"/><draw:equation draw:name="f200" draw:formula="0 - ?f199"/><draw:equation draw:name="f201" draw:formula="?f200 * ?f14"/><draw:equation draw:name="f202" draw:formula="sqrt(?f198 * ?f198 + ?f201 * ?f201 + 0 * 0)"/><draw:equation draw:name="f203" draw:formula="?f14 * ?f14 / ?f202"/><draw:equation draw:name="f204" draw:formula="?f200 * ?f203"/><draw:equation draw:name="f205" draw:formula="?f16 - ?f204"/><draw:equation draw:name="f206" draw:formula="?f197 * ?f203"/><draw:equation draw:name="f207" draw:formula="?f5 - ?f206"/><draw:equation draw:name="f208" draw:formula="?f205 - ?f14"/><draw:equation draw:name="f209" draw:formula="?f207 - ?f14"/><draw:equation draw:name="f210" draw:formula="?f205 + ?f14"/><draw:equation draw:name="f211" draw:formula="?f207 + ?f14"/><draw:equation draw:name="f212" draw:formula="?f192 + ?f2"/><draw:equation draw:name="f213" draw:formula="?f212 * ?f12 / ?f1"/><draw:equation draw:name="f214" draw:formula="0 - ?f213"/><draw:equation draw:name="f215" draw:formula="cos(?f214)"/><draw:equation draw:name="f216" draw:formula="0 - ?f215"/><draw:equation draw:name="f217" draw:formula="?f216 * ?f14"/><draw:equation draw:name="f218" draw:formula="sin(?f214)"/><draw:equation draw:name="f219" draw:formula="0 - ?f218"/><draw:equation draw:name="f220" draw:formula="?f219 * ?f14"/><draw:equation draw:name="f221" draw:formula="sqrt(?f217 * ?f217 + ?f220 * ?f220 + 0 * 0)"/><draw:equation draw:name="f222" draw:formula="?f14 * ?f14 / ?f221"/><draw:equation draw:name="f223" draw:formula="?f219 * ?f222"/><draw:equation draw:name="f224" draw:formula="?f205 + ?f223"/><draw:equation draw:name="f225" draw:formula="?f216 * ?f222"/><draw:equation draw:name="f226" draw:formula="?f207 + ?f225"/><draw:equation draw:name="f227" draw:formula="if(?f28, ?f16, ?f208)"/><draw:equation draw:name="f228" draw:formula="if(?f28, ?f5, ?f209)"/><draw:equation draw:name="f229" draw:formula="if(?f28, ?f16, ?f210)"/><draw:equation draw:name="f230" draw:formula="if(?f28, ?f5, ?f211)"/><draw:equation draw:name="f231" draw:formula="if(?f28, ?f208, ?f224)"/><draw:equation draw:name="f232" draw:formula="if(?f28, ?f209, ?f226)"/><draw:equation draw:name="f233" draw:formula="if(?f28, ?f210, ?f224)"/><draw:equation draw:name="f234" draw:formula="if(?f28, ?f211, ?f226)"/><draw:equation draw:name="f235" draw:formula="?f1 + ?f75"/><draw:equation draw:name="f236" draw:formula="?f17 - ?f161"/><draw:equation draw:name="f237" draw:formula="?f18 - ?f163"/><draw:equation draw:name="f238" draw:formula="?f236 - ?f14"/><draw:equation draw:name="f239" draw:formula="?f237 - ?f14"/><draw:equation draw:name="f240" draw:formula="?f236 + ?f14"/><draw:equation draw:name="f241" draw:formula="?f237 + ?f14"/><draw:equation draw:name="f242" draw:formula="?f235 + ?f2"/><draw:equation draw:name="f243" draw:formula="?f242 * ?f12 / ?f1"/><draw:equation draw:name="f244" draw:formula="0 - ?f243"/><draw:equation draw:name="f245" draw:formula="cos(?f244)"/><draw:equation draw:name="f246" draw:formula="0 - ?f245"/><draw:equation draw:name="f247" draw:formula="?f246 * ?f14"/><draw:equation draw:name="f248" draw:formula="sin(?f244)"/><draw:equation draw:name="f249" draw:formula="0 - ?f248"/><draw:equation draw:name="f250" draw:formula="?f249 * ?f14"/><draw:equation draw:name="f251" draw:formula="sqrt(?f247 * ?f247 + ?f250 * ?f250 + 0 * 0)"/><draw:equation draw:name="f252" draw:formula="?f14 * ?f14 / ?f251"/><draw:equation draw:name="f253" draw:formula="?f249 * ?f252"/><draw:equation draw:name="f254" draw:formula="?f236 + ?f253"/><draw:equation draw:name="f255" draw:formula="?f246 * ?f252"/><draw:equation draw:name="f256" draw:formula="?f237 + ?f255"/><draw:equation draw:name="f257" draw:formula="if(?f75, ?f17, ?f238)"/><draw:equation draw:name="f258" draw:formula="if(?f75, ?f18, ?f239)"/><draw:equation draw:name="f259" draw:formula="if(?f75, ?f17, ?f240)"/><draw:equation draw:name="f260" draw:formula="if(?f75, ?f18, ?f241)"/><draw:equation draw:name="f261" draw:formula="if(?f75, ?f238, ?f254)"/><draw:equation draw:name="f262" draw:formula="if(?f75, ?f239, ?f256)"/><draw:equation draw:name="f263" draw:formula="if(?f75, ?f240, ?f254)"/><draw:equation draw:name="f264" draw:formula="if(?f75, ?f241, ?f256)"/><draw:equation draw:name="f265" draw:formula="?f0 + ?f75"/><draw:equation draw:name="f266" draw:formula="?f254 - ?f204"/><draw:equation draw:name="f267" draw:formula="?f256 - ?f206"/><draw:equation draw:name="f268" draw:formula="?f266 - ?f14"/><draw:equation draw:name="f269" draw:formula="?f267 - ?f14"/><draw:equation draw:name="f270" draw:formula="?f266 + ?f14"/><draw:equation draw:name="f271" draw:formula="?f267 + ?f14"/><draw:equation draw:name="f272" draw:formula="?f265 + ?f2"/><draw:equation draw:name="f273" draw:formula="?f272 * ?f12 / ?f1"/><draw:equation draw:name="f274" draw:formula="0 - ?f273"/><draw:equation draw:name="f275" draw:formula="cos(?f274)"/><draw:equation draw:name="f276" draw:formula="0 - ?f275"/><draw:equation draw:name="f277" draw:formula="?f276 * ?f14"/><draw:equation draw:name="f278" draw:formula="sin(?f274)"/><draw:equation draw:name="f279" draw:formula="0 - ?f278"/><draw:equation draw:name="f280" draw:formula="?f279 * ?f14"/><draw:equation draw:name="f281" draw:formula="sqrt(?f277 * ?f277 + ?f280 * ?f280 + 0 * 0)"/><draw:equation draw:name="f282" draw:formula="?f14 * ?f14 / ?f281"/><draw:equation draw:name="f283" draw:formula="?f279 * ?f282"/><draw:equation draw:name="f284" draw:formula="?f266 + ?f283"/><draw:equation draw:name="f285" draw:formula="?f276 * ?f282"/><draw:equation draw:name="f286" draw:formula="?f267 + ?f285"/><draw:equation draw:name="f287" draw:formula="if(?f75, ?f254, ?f268)"/><draw:equation draw:name="f288" draw:formula="if(?f75, ?f256, ?f269)"/><draw:equation draw:name="f289" draw:formula="if(?f75, ?f254, ?f270)"/><draw:equation draw:name="f290" draw:formula="if(?f75, ?f256, ?f271)"/><draw:equation draw:name="f291" draw:formula="if(?f75, ?f268, ?f284)"/><draw:equation draw:name="f292" draw:formula="if(?f75, ?f269, ?f286)"/><draw:equation draw:name="f293" draw:formula="if(?f75, ?f270, ?f284)"/><draw:equation draw:name="f294" draw:formula="if(?f75, ?f271, ?f286)"/><draw:equation draw:name="f295" draw:formula="0 + ?f28"/><draw:equation draw:name="f296" draw:formula="?f17 - ?f88"/><draw:equation draw:name="f297" draw:formula="?f20 - ?f90"/><draw:equation draw:name="f298" draw:formula="?f296 - ?f14"/><draw:equation draw:name="f299" draw:formula="?f297 - ?f14"/><draw:equation draw:name="f300" draw:formula="?f296 + ?f14"/><draw:equation draw:name="f301" draw:formula="?f297 + ?f14"/><draw:equation draw:name="f302" draw:formula="?f295 + ?f2"/><draw:equation draw:name="f303" draw:formula="?f302 * ?f12 / ?f1"/><draw:equation draw:name="f304" draw:formula="0 - ?f303"/><draw:equation draw:name="f305" draw:formula="cos(?f304)"/><draw:equation draw:name="f306" draw:formula="0 - ?f305"/><draw:equation draw:name="f307" draw:formula="?f306 * ?f14"/><draw:equation draw:name="f308" draw:formula="sin(?f304)"/><draw:equation draw:name="f309" draw:formula="0 - ?f308"/><draw:equation draw:name="f310" draw:formula="?f309 * ?f14"/><draw:equation draw:name="f311" draw:formula="sqrt(?f307 * ?f307 + ?f310 * ?f310 + 0 * 0)"/><draw:equation draw:name="f312" draw:formula="?f14 * ?f14 / ?f311"/><draw:equation draw:name="f313" draw:formula="?f309 * ?f312"/><draw:equation draw:name="f314" draw:formula="?f296 + ?f313"/><draw:equation draw:name="f315" draw:formula="?f306 * ?f312"/><draw:equation draw:name="f316" draw:formula="?f297 + ?f315"/><draw:equation draw:name="f317" draw:formula="if(?f28, ?f17, ?f298)"/><draw:equation draw:name="f318" draw:formula="if(?f28, ?f20, ?f299)"/><draw:equation draw:name="f319" draw:formula="if(?f28, ?f17, ?f300)"/><draw:equation draw:name="f320" draw:formula="if(?f28, ?f20, ?f301)"/><draw:equation draw:name="f321" draw:formula="if(?f28, ?f298, ?f314)"/><draw:equation draw:name="f322" draw:formula="if(?f28, ?f299, ?f316)"/><draw:equation draw:name="f323" draw:formula="if(?f28, ?f300, ?f314)"/><draw:equation draw:name="f324" draw:formula="if(?f28, ?f301, ?f316)"/></draw:enhanced-geometry></draw:custom-shape><text:span text:style-name="Police_20_par_20_défaut"><text:span text:style-name="MT1">DOSSIER PROFESSIONNEL-Version Traitement de texte – Version du 11/09/2017 <text:tab/><text:tab/>Page</text:span></text:span><text:span text:style-name="Police_20_par_20_défaut"><text:span text:style-name="MT2"><text:tab/></text:span></text:span><text:span text:style-name="Police_20_par_20_défaut"><text:span text:style-name="MT3"><text:page-number text:select-page="current">1</text:page-number></text:span></text:span></text:p>
        <text:p text:style-name="Footer"/>
      </style:footer>
      <style:footer-left>
        <text:p text:style-name="MP4"><draw:custom-shape text:anchor-type="paragraph" draw:z-index="0" draw:name="Forme automatique 2" draw:style-name="Mgr1" draw:text-style-name="MP3" svg:width="0.989cm" svg:height="1.588cm" draw:transform="rotate (-1.5707963267949) translate (1.13947222222222cm 27.6227222222222cm)"><text:p/><draw:enhanced-geometry svg:viewBox="0 0 21600 21600" draw:path-stretchpoint-x="21600" draw:path-stretchpoint-y="21600" draw:text-areas="?f22 ?f22 ?f23 ?f24" draw:type="non-primitive" draw:modifiers="8333" draw:enhanced-path="S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L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Z N F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M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11 * ?f13 / 50000"/><draw:equation draw:name="f16" draw:formula="?f4 - ?f15"/><draw:equation draw:name="f17" draw:formula="?f4 - ?f14"/><draw:equation draw:name="f18" draw:formula="?f9 - ?f14"/><draw:equation draw:name="f19" draw:formula="?f9 + ?f14"/><draw:equation draw:name="f20" draw:formula="?f6 - ?f14"/><draw:equation draw:name="f21" draw:formula="?f14 * 29289 / 100000"/><draw:equation draw:name="f22" draw:formula="?f14 + ?f21"/><draw:equation draw:name="f23" draw:formula="?f4 - ?f22"/><draw:equation draw:name="f24" draw:formula="?f6 - ?f21"/><draw:equation draw:name="f25" draw:formula="21550000 - ?f2"/><draw:equation draw:name="f26" draw:formula="if(?f25, ?f2, 21550000)"/><draw:equation draw:name="f27" draw:formula="-21550000 - ?f26"/><draw:equation draw:name="f28" draw:formula="if(?f27, -21550000, ?f26)"/><draw:equation draw:name="f29" draw:formula="?f2 + ?f28"/><draw:equation draw:name="f30" draw:formula="?f2 + ?f2"/><draw:equation draw:name="f31" draw:formula="?f30 * ?f12 / ?f1"/><draw:equation draw:name="f32" draw:formula="0 - ?f31"/><draw:equation draw:name="f33" draw:formula="cos(?f32)"/><draw:equation draw:name="f34" draw:formula="0 - ?f33"/><draw:equation draw:name="f35" draw:formula="?f34 * ?f14"/><draw:equation draw:name="f36" draw:formula="sin(?f32)"/><draw:equation draw:name="f37" draw:formula="0 - ?f36"/><draw:equation draw:name="f38" draw:formula="?f37 * ?f14"/><draw:equation draw:name="f39" draw:formula="sqrt(?f35 * ?f35 + ?f38 * ?f38 + 0 * 0)"/><draw:equation draw:name="f40" draw:formula="?f14 * ?f14 / ?f39"/><draw:equation draw:name="f41" draw:formula="?f37 * ?f40"/><draw:equation draw:name="f42" draw:formula="?f15 - ?f41"/><draw:equation draw:name="f43" draw:formula="?f34 * ?f40"/><draw:equation draw:name="f44" draw:formula="?f6 - ?f43"/><draw:equation draw:name="f45" draw:formula="?f42 - ?f14"/><draw:equation draw:name="f46" draw:formula="?f44 - ?f14"/><draw:equation draw:name="f47" draw:formula="?f42 + ?f14"/><draw:equation draw:name="f48" draw:formula="?f44 + ?f14"/><draw:equation draw:name="f49" draw:formula="?f29 + ?f2"/><draw:equation draw:name="f50" draw:formula="?f49 * ?f12 / ?f1"/><draw:equation draw:name="f51" draw:formula="0 - ?f50"/><draw:equation draw:name="f52" draw:formula="cos(?f51)"/><draw:equation draw:name="f53" draw:formula="0 - ?f52"/><draw:equation draw:name="f54" draw:formula="?f53 * ?f14"/><draw:equation draw:name="f55" draw:formula="sin(?f51)"/><draw:equation draw:name="f56" draw:formula="0 - ?f55"/><draw:equation draw:name="f57" draw:formula="?f56 * ?f14"/><draw:equation draw:name="f58" draw:formula="sqrt(?f54 * ?f54 + ?f57 * ?f57 + 0 * 0)"/><draw:equation draw:name="f59" draw:formula="?f14 * ?f14 / ?f58"/><draw:equation draw:name="f60" draw:formula="?f56 * ?f59"/><draw:equation draw:name="f61" draw:formula="?f42 + ?f60"/><draw:equation draw:name="f62" draw:formula="?f53 * ?f59"/><draw:equation draw:name="f63" draw:formula="?f44 + ?f62"/><draw:equation draw:name="f64" draw:formula="if(?f28, ?f15, ?f45)"/><draw:equation draw:name="f65" draw:formula="if(?f28, ?f6, ?f46)"/><draw:equation draw:name="f66" draw:formula="if(?f28, ?f15, ?f47)"/><draw:equation draw:name="f67" draw:formula="if(?f28, ?f6, ?f48)"/><draw:equation draw:name="f68" draw:formula="if(?f28, ?f45, ?f61)"/><draw:equation draw:name="f69" draw:formula="if(?f28, ?f46, ?f63)"/><draw:equation draw:name="f70" draw:formula="if(?f28, ?f47, ?f61)"/><draw:equation draw:name="f71" draw:formula="if(?f28, ?f48, ?f63)"/><draw:equation draw:name="f72" draw:formula="21550000 - -5400000"/><draw:equation draw:name="f73" draw:formula="if(?f72, -5400000, 21550000)"/><draw:equation draw:name="f74" draw:formula="-21550000 - ?f73"/><draw:equation draw:name="f75" draw:formula="if(?f74, -21550000, ?f73)"/><draw:equation draw:name="f76" draw:formula="0 + ?f75"/><draw:equation draw:name="f77" draw:formula="0 + ?f2"/><draw:equation draw:name="f78" draw:formula="?f77 * ?f12 / ?f1"/><draw:equation draw:name="f79" draw:formula="0 - ?f78"/><draw:equation draw:name="f80" draw:formula="cos(?f79)"/><draw:equation draw:name="f81" draw:formula="0 - ?f80"/><draw:equation draw:name="f82" draw:formula="?f81 * ?f14"/><draw:equation draw:name="f83" draw:formula="sin(?f79)"/><draw:equation draw:name="f84" draw:formula="0 - ?f83"/><draw:equation draw:name="f85" draw:formula="?f84 * ?f14"/><draw:equation draw:name="f86" draw:formula="sqrt(?f82 * ?f82 + ?f85 * ?f85 + 0 * 0)"/><draw:equation draw:name="f87" draw:formula="?f14 * ?f14 / ?f86"/><draw:equation draw:name="f88" draw:formula="?f84 * ?f87"/><draw:equation draw:name="f89" draw:formula="?f14 - ?f88"/><draw:equation draw:name="f90" draw:formula="?f81 * ?f87"/><draw:equation draw:name="f91" draw:formula="?f19 - ?f90"/><draw:equation draw:name="f92" draw:formula="?f89 - ?f14"/><draw:equation draw:name="f93" draw:formula="?f91 - ?f14"/><draw:equation draw:name="f94" draw:formula="?f89 + ?f14"/><draw:equation draw:name="f95" draw:formula="?f91 + ?f14"/><draw:equation draw:name="f96" draw:formula="?f76 + ?f2"/><draw:equation draw:name="f97" draw:formula="?f96 * ?f12 / ?f1"/><draw:equation draw:name="f98" draw:formula="0 - ?f97"/><draw:equation draw:name="f99" draw:formula="cos(?f98)"/><draw:equation draw:name="f100" draw:formula="0 - ?f99"/><draw:equation draw:name="f101" draw:formula="?f100 * ?f14"/><draw:equation draw:name="f102" draw:formula="sin(?f98)"/><draw:equation draw:name="f103" draw:formula="0 - ?f102"/><draw:equation draw:name="f104" draw:formula="?f103 * ?f14"/><draw:equation draw:name="f105" draw:formula="sqrt(?f101 * ?f101 + ?f104 * ?f104 + 0 * 0)"/><draw:equation draw:name="f106" draw:formula="?f14 * ?f14 / ?f105"/><draw:equation draw:name="f107" draw:formula="?f103 * ?f106"/><draw:equation draw:name="f108" draw:formula="?f89 + ?f107"/><draw:equation draw:name="f109" draw:formula="?f100 * ?f106"/><draw:equation draw:name="f110" draw:formula="?f91 + ?f109"/><draw:equation draw:name="f111" draw:formula="if(?f75, ?f14, ?f92)"/><draw:equation draw:name="f112" draw:formula="if(?f75, ?f19, ?f93)"/><draw:equation draw:name="f113" draw:formula="if(?f75, ?f14, ?f94)"/><draw:equation draw:name="f114" draw:formula="if(?f75, ?f19, ?f95)"/><draw:equation draw:name="f115" draw:formula="if(?f75, ?f92, ?f108)"/><draw:equation draw:name="f116" draw:formula="if(?f75, ?f93, ?f110)"/><draw:equation draw:name="f117" draw:formula="if(?f75, ?f94, ?f108)"/><draw:equation draw:name="f118" draw:formula="if(?f75, ?f95, ?f110)"/><draw:equation draw:name="f119" draw:formula="?f2 + ?f75"/><draw:equation draw:name="f120" draw:formula="?f108 - ?f41"/><draw:equation draw:name="f121" draw:formula="?f110 - ?f43"/><draw:equation draw:name="f122" draw:formula="?f120 - ?f14"/><draw:equation draw:name="f123" draw:formula="?f121 - ?f14"/><draw:equation draw:name="f124" draw:formula="?f120 + ?f14"/><draw:equation draw:name="f125" draw:formula="?f121 + ?f14"/><draw:equation draw:name="f126" draw:formula="?f119 + ?f2"/><draw:equation draw:name="f127" draw:formula="?f126 * ?f12 / ?f1"/><draw:equation draw:name="f128" draw:formula="0 - ?f127"/><draw:equation draw:name="f129" draw:formula="cos(?f128)"/><draw:equation draw:name="f130" draw:formula="0 - ?f129"/><draw:equation draw:name="f131" draw:formula="?f130 * ?f14"/><draw:equation draw:name="f132" draw:formula="sin(?f128)"/><draw:equation draw:name="f133" draw:formula="0 - ?f132"/><draw:equation draw:name="f134" draw:formula="?f133 * ?f14"/><draw:equation draw:name="f135" draw:formula="sqrt(?f131 * ?f131 + ?f134 * ?f134 + 0 * 0)"/><draw:equation draw:name="f136" draw:formula="?f14 * ?f14 / ?f135"/><draw:equation draw:name="f137" draw:formula="?f133 * ?f136"/><draw:equation draw:name="f138" draw:formula="?f120 + ?f137"/><draw:equation draw:name="f139" draw:formula="?f130 * ?f136"/><draw:equation draw:name="f140" draw:formula="?f121 + ?f139"/><draw:equation draw:name="f141" draw:formula="if(?f75, ?f108, ?f122)"/><draw:equation draw:name="f142" draw:formula="if(?f75, ?f110, ?f123)"/><draw:equation draw:name="f143" draw:formula="if(?f75, ?f108, ?f124)"/><draw:equation draw:name="f144" draw:formula="if(?f75, ?f110, ?f125)"/><draw:equation draw:name="f145" draw:formula="if(?f75, ?f122, ?f138)"/><draw:equation draw:name="f146" draw:formula="if(?f75, ?f123, ?f140)"/><draw:equation draw:name="f147" draw:formula="if(?f75, ?f124, ?f138)"/><draw:equation draw:name="f148" draw:formula="if(?f75, ?f125, ?f140)"/><draw:equation draw:name="f149" draw:formula="?f1 + ?f28"/><draw:equation draw:name="f150" draw:formula="?f1 + ?f2"/><draw:equation draw:name="f151" draw:formula="?f150 * ?f12 / ?f1"/><draw:equation draw:name="f152" draw:formula="0 - ?f151"/><draw:equation draw:name="f153" draw:formula="cos(?f152)"/><draw:equation draw:name="f154" draw:formula="0 - ?f153"/><draw:equation draw:name="f155" draw:formula="?f154 * ?f14"/><draw:equation draw:name="f156" draw:formula="sin(?f152)"/><draw:equation draw:name="f157" draw:formula="0 - ?f156"/><draw:equation draw:name="f158" draw:formula="?f157 * ?f14"/><draw:equation draw:name="f159" draw:formula="sqrt(?f155 * ?f155 + ?f158 * ?f158 + 0 * 0)"/><draw:equation draw:name="f160" draw:formula="?f14 * ?f14 / ?f159"/><draw:equation draw:name="f161" draw:formula="?f157 * ?f160"/><draw:equation draw:name="f162" draw:formula="?f14 - ?f161"/><draw:equation draw:name="f163" draw:formula="?f154 * ?f160"/><draw:equation draw:name="f164" draw:formula="?f14 - ?f163"/><draw:equation draw:name="f165" draw:formula="?f162 - ?f14"/><draw:equation draw:name="f166" draw:formula="?f164 - ?f14"/><draw:equation draw:name="f167" draw:formula="?f162 + ?f14"/><draw:equation draw:name="f168" draw:formula="?f164 + ?f14"/><draw:equation draw:name="f169" draw:formula="?f149 + ?f2"/><draw:equation draw:name="f170" draw:formula="?f169 * ?f12 / ?f1"/><draw:equation draw:name="f171" draw:formula="0 - ?f170"/><draw:equation draw:name="f172" draw:formula="cos(?f171)"/><draw:equation draw:name="f173" draw:formula="0 - ?f172"/><draw:equation draw:name="f174" draw:formula="?f173 * ?f14"/><draw:equation draw:name="f175" draw:formula="sin(?f171)"/><draw:equation draw:name="f176" draw:formula="0 - ?f175"/><draw:equation draw:name="f177" draw:formula="?f176 * ?f14"/><draw:equation draw:name="f178" draw:formula="sqrt(?f174 * ?f174 + ?f177 * ?f177 + 0 * 0)"/><draw:equation draw:name="f179" draw:formula="?f14 * ?f14 / ?f178"/><draw:equation draw:name="f180" draw:formula="?f176 * ?f179"/><draw:equation draw:name="f181" draw:formula="?f162 + ?f180"/><draw:equation draw:name="f182" draw:formula="?f173 * ?f179"/><draw:equation draw:name="f183" draw:formula="?f164 + ?f182"/><draw:equation draw:name="f184" draw:formula="if(?f28, ?f14, ?f165)"/><draw:equation draw:name="f185" draw:formula="if(?f28, ?f14, ?f166)"/><draw:equation draw:name="f186" draw:formula="if(?f28, ?f14, ?f167)"/><draw:equation draw:name="f187" draw:formula="if(?f28, ?f14, ?f168)"/><draw:equation draw:name="f188" draw:formula="if(?f28, ?f165, ?f181)"/><draw:equation draw:name="f189" draw:formula="if(?f28, ?f166, ?f183)"/><draw:equation draw:name="f190" draw:formula="if(?f28, ?f167, ?f181)"/><draw:equation draw:name="f191" draw:formula="if(?f28, ?f168, ?f183)"/><draw:equation draw:name="f192" draw:formula="?f0 + ?f28"/><draw:equation draw:name="f193" draw:formula="?f0 + ?f2"/><draw:equation draw:name="f194" draw:formula="?f193 * ?f12 / ?f1"/><draw:equation draw:name="f195" draw:formula="0 - ?f194"/><draw:equation draw:name="f196" draw:formula="cos(?f195)"/><draw:equation draw:name="f197" draw:formula="0 - ?f196"/><draw:equation draw:name="f198" draw:formula="?f197 * ?f14"/><draw:equation draw:name="f199" draw:formula="sin(?f195)"/><draw:equation draw:name="f200" draw:formula="0 - ?f199"/><draw:equation draw:name="f201" draw:formula="?f200 * ?f14"/><draw:equation draw:name="f202" draw:formula="sqrt(?f198 * ?f198 + ?f201 * ?f201 + 0 * 0)"/><draw:equation draw:name="f203" draw:formula="?f14 * ?f14 / ?f202"/><draw:equation draw:name="f204" draw:formula="?f200 * ?f203"/><draw:equation draw:name="f205" draw:formula="?f16 - ?f204"/><draw:equation draw:name="f206" draw:formula="?f197 * ?f203"/><draw:equation draw:name="f207" draw:formula="?f5 - ?f206"/><draw:equation draw:name="f208" draw:formula="?f205 - ?f14"/><draw:equation draw:name="f209" draw:formula="?f207 - ?f14"/><draw:equation draw:name="f210" draw:formula="?f205 + ?f14"/><draw:equation draw:name="f211" draw:formula="?f207 + ?f14"/><draw:equation draw:name="f212" draw:formula="?f192 + ?f2"/><draw:equation draw:name="f213" draw:formula="?f212 * ?f12 / ?f1"/><draw:equation draw:name="f214" draw:formula="0 - ?f213"/><draw:equation draw:name="f215" draw:formula="cos(?f214)"/><draw:equation draw:name="f216" draw:formula="0 - ?f215"/><draw:equation draw:name="f217" draw:formula="?f216 * ?f14"/><draw:equation draw:name="f218" draw:formula="sin(?f214)"/><draw:equation draw:name="f219" draw:formula="0 - ?f218"/><draw:equation draw:name="f220" draw:formula="?f219 * ?f14"/><draw:equation draw:name="f221" draw:formula="sqrt(?f217 * ?f217 + ?f220 * ?f220 + 0 * 0)"/><draw:equation draw:name="f222" draw:formula="?f14 * ?f14 / ?f221"/><draw:equation draw:name="f223" draw:formula="?f219 * ?f222"/><draw:equation draw:name="f224" draw:formula="?f205 + ?f223"/><draw:equation draw:name="f225" draw:formula="?f216 * ?f222"/><draw:equation draw:name="f226" draw:formula="?f207 + ?f225"/><draw:equation draw:name="f227" draw:formula="if(?f28, ?f16, ?f208)"/><draw:equation draw:name="f228" draw:formula="if(?f28, ?f5, ?f209)"/><draw:equation draw:name="f229" draw:formula="if(?f28, ?f16, ?f210)"/><draw:equation draw:name="f230" draw:formula="if(?f28, ?f5, ?f211)"/><draw:equation draw:name="f231" draw:formula="if(?f28, ?f208, ?f224)"/><draw:equation draw:name="f232" draw:formula="if(?f28, ?f209, ?f226)"/><draw:equation draw:name="f233" draw:formula="if(?f28, ?f210, ?f224)"/><draw:equation draw:name="f234" draw:formula="if(?f28, ?f211, ?f226)"/><draw:equation draw:name="f235" draw:formula="?f1 + ?f75"/><draw:equation draw:name="f236" draw:formula="?f17 - ?f161"/><draw:equation draw:name="f237" draw:formula="?f18 - ?f163"/><draw:equation draw:name="f238" draw:formula="?f236 - ?f14"/><draw:equation draw:name="f239" draw:formula="?f237 - ?f14"/><draw:equation draw:name="f240" draw:formula="?f236 + ?f14"/><draw:equation draw:name="f241" draw:formula="?f237 + ?f14"/><draw:equation draw:name="f242" draw:formula="?f235 + ?f2"/><draw:equation draw:name="f243" draw:formula="?f242 * ?f12 / ?f1"/><draw:equation draw:name="f244" draw:formula="0 - ?f243"/><draw:equation draw:name="f245" draw:formula="cos(?f244)"/><draw:equation draw:name="f246" draw:formula="0 - ?f245"/><draw:equation draw:name="f247" draw:formula="?f246 * ?f14"/><draw:equation draw:name="f248" draw:formula="sin(?f244)"/><draw:equation draw:name="f249" draw:formula="0 - ?f248"/><draw:equation draw:name="f250" draw:formula="?f249 * ?f14"/><draw:equation draw:name="f251" draw:formula="sqrt(?f247 * ?f247 + ?f250 * ?f250 + 0 * 0)"/><draw:equation draw:name="f252" draw:formula="?f14 * ?f14 / ?f251"/><draw:equation draw:name="f253" draw:formula="?f249 * ?f252"/><draw:equation draw:name="f254" draw:formula="?f236 + ?f253"/><draw:equation draw:name="f255" draw:formula="?f246 * ?f252"/><draw:equation draw:name="f256" draw:formula="?f237 + ?f255"/><draw:equation draw:name="f257" draw:formula="if(?f75, ?f17, ?f238)"/><draw:equation draw:name="f258" draw:formula="if(?f75, ?f18, ?f239)"/><draw:equation draw:name="f259" draw:formula="if(?f75, ?f17, ?f240)"/><draw:equation draw:name="f260" draw:formula="if(?f75, ?f18, ?f241)"/><draw:equation draw:name="f261" draw:formula="if(?f75, ?f238, ?f254)"/><draw:equation draw:name="f262" draw:formula="if(?f75, ?f239, ?f256)"/><draw:equation draw:name="f263" draw:formula="if(?f75, ?f240, ?f254)"/><draw:equation draw:name="f264" draw:formula="if(?f75, ?f241, ?f256)"/><draw:equation draw:name="f265" draw:formula="?f0 + ?f75"/><draw:equation draw:name="f266" draw:formula="?f254 - ?f204"/><draw:equation draw:name="f267" draw:formula="?f256 - ?f206"/><draw:equation draw:name="f268" draw:formula="?f266 - ?f14"/><draw:equation draw:name="f269" draw:formula="?f267 - ?f14"/><draw:equation draw:name="f270" draw:formula="?f266 + ?f14"/><draw:equation draw:name="f271" draw:formula="?f267 + ?f14"/><draw:equation draw:name="f272" draw:formula="?f265 + ?f2"/><draw:equation draw:name="f273" draw:formula="?f272 * ?f12 / ?f1"/><draw:equation draw:name="f274" draw:formula="0 - ?f273"/><draw:equation draw:name="f275" draw:formula="cos(?f274)"/><draw:equation draw:name="f276" draw:formula="0 - ?f275"/><draw:equation draw:name="f277" draw:formula="?f276 * ?f14"/><draw:equation draw:name="f278" draw:formula="sin(?f274)"/><draw:equation draw:name="f279" draw:formula="0 - ?f278"/><draw:equation draw:name="f280" draw:formula="?f279 * ?f14"/><draw:equation draw:name="f281" draw:formula="sqrt(?f277 * ?f277 + ?f280 * ?f280 + 0 * 0)"/><draw:equation draw:name="f282" draw:formula="?f14 * ?f14 / ?f281"/><draw:equation draw:name="f283" draw:formula="?f279 * ?f282"/><draw:equation draw:name="f284" draw:formula="?f266 + ?f283"/><draw:equation draw:name="f285" draw:formula="?f276 * ?f282"/><draw:equation draw:name="f286" draw:formula="?f267 + ?f285"/><draw:equation draw:name="f287" draw:formula="if(?f75, ?f254, ?f268)"/><draw:equation draw:name="f288" draw:formula="if(?f75, ?f256, ?f269)"/><draw:equation draw:name="f289" draw:formula="if(?f75, ?f254, ?f270)"/><draw:equation draw:name="f290" draw:formula="if(?f75, ?f256, ?f271)"/><draw:equation draw:name="f291" draw:formula="if(?f75, ?f268, ?f284)"/><draw:equation draw:name="f292" draw:formula="if(?f75, ?f269, ?f286)"/><draw:equation draw:name="f293" draw:formula="if(?f75, ?f270, ?f284)"/><draw:equation draw:name="f294" draw:formula="if(?f75, ?f271, ?f286)"/><draw:equation draw:name="f295" draw:formula="0 + ?f28"/><draw:equation draw:name="f296" draw:formula="?f17 - ?f88"/><draw:equation draw:name="f297" draw:formula="?f20 - ?f90"/><draw:equation draw:name="f298" draw:formula="?f296 - ?f14"/><draw:equation draw:name="f299" draw:formula="?f297 - ?f14"/><draw:equation draw:name="f300" draw:formula="?f296 + ?f14"/><draw:equation draw:name="f301" draw:formula="?f297 + ?f14"/><draw:equation draw:name="f302" draw:formula="?f295 + ?f2"/><draw:equation draw:name="f303" draw:formula="?f302 * ?f12 / ?f1"/><draw:equation draw:name="f304" draw:formula="0 - ?f303"/><draw:equation draw:name="f305" draw:formula="cos(?f304)"/><draw:equation draw:name="f306" draw:formula="0 - ?f305"/><draw:equation draw:name="f307" draw:formula="?f306 * ?f14"/><draw:equation draw:name="f308" draw:formula="sin(?f304)"/><draw:equation draw:name="f309" draw:formula="0 - ?f308"/><draw:equation draw:name="f310" draw:formula="?f309 * ?f14"/><draw:equation draw:name="f311" draw:formula="sqrt(?f307 * ?f307 + ?f310 * ?f310 + 0 * 0)"/><draw:equation draw:name="f312" draw:formula="?f14 * ?f14 / ?f311"/><draw:equation draw:name="f313" draw:formula="?f309 * ?f312"/><draw:equation draw:name="f314" draw:formula="?f296 + ?f313"/><draw:equation draw:name="f315" draw:formula="?f306 * ?f312"/><draw:equation draw:name="f316" draw:formula="?f297 + ?f315"/><draw:equation draw:name="f317" draw:formula="if(?f28, ?f17, ?f298)"/><draw:equation draw:name="f318" draw:formula="if(?f28, ?f20, ?f299)"/><draw:equation draw:name="f319" draw:formula="if(?f28, ?f17, ?f300)"/><draw:equation draw:name="f320" draw:formula="if(?f28, ?f20, ?f301)"/><draw:equation draw:name="f321" draw:formula="if(?f28, ?f298, ?f314)"/><draw:equation draw:name="f322" draw:formula="if(?f28, ?f299, ?f316)"/><draw:equation draw:name="f323" draw:formula="if(?f28, ?f300, ?f314)"/><draw:equation draw:name="f324" draw:formula="if(?f28, ?f301, ?f316)"/></draw:enhanced-geometry></draw:custom-shape><text:span text:style-name="Police_20_par_20_défaut"><text:span text:style-name="MT4">Page</text:span></text:span><text:span text:style-name="Police_20_par_20_défaut"><text:span text:style-name="MT5"><text:tab/></text:span></text:span><text:span text:style-name="Police_20_par_20_défaut"><text:span text:style-name="MT5"><text:page-number text:select-page="current">2</text:page-number></text:span></text:span><text:span text:style-name="Police_20_par_20_défaut"><text:span text:style-name="MT6"><text:tab/></text:span></text:span><text:span text:style-name="Police_20_par_20_défaut"><text:span text:style-name="MT1">DOSSIER PROFESSIONNEL-Version du 11/09/2017</text:span></text:span><text:span text:style-name="Police_20_par_20_défaut"><text:span text:style-name="MT7"> </text:span></text:span><text:span text:style-name="Police_20_par_20_défaut"><text:span text:style-name="MT5"><text:tab/></text:span></text:span></text:p>
        <text:p text:style-name="Footer"/>
      </style:footer-left>
    </style:master-page>
    <style:master-page style:name="MP1" style:page-layout-name="Mpm3"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9"/>
            </table:table-cell>
            <table:table-cell table:style-name="Tableau4.A1" office:value-type="string">
              <text:p text:style-name="MP9"/>
            </table:table-cell>
            <table:table-cell table:style-name="Tableau4.A1" office:value-type="string">
              <text:p text:style-name="MP9"/>
            </table:table-cell>
          </table:table-row>
          <table:table-row table:style-name="Tableau4.2">
            <table:table-cell table:style-name="Tableau4.A2" table:number-columns-spanned="3" office:value-type="string">
              <text:p text:style-name="MP8"><text:span text:style-name="Police_20_par_20_défaut"><text:span text:style-name="MT13">Dossier Professionnel</text:span></text:span><text:span text:style-name="Police_20_par_20_défaut"><text:span text:style-name="MT10"> </text:span></text:span><text:span text:style-name="Police_20_par_20_défaut"><text:span text:style-name="MT14">(DP)</text:span></text:span></text:p>
            </table:table-cell>
            <table:covered-table-cell/>
            <table:covered-table-cell/>
          </table:table-row>
          <table:table-row table:style-name="Tableau4.3">
            <table:table-cell table:style-name="Tableau4.A3" table:number-columns-spanned="3" office:value-type="string">
              <text:p text:style-name="MP9"/>
            </table:table-cell>
            <table:covered-table-cell/>
            <table:covered-table-cell/>
          </table:table-row>
        </table:table>
        <text:p text:style-name="MP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9"/>
            </table:table-cell>
            <table:table-cell table:style-name="Tableau5.A1" office:value-type="string">
              <text:p text:style-name="MP9"/>
            </table:table-cell>
            <table:table-cell table:style-name="Tableau5.A1" office:value-type="string">
              <text:p text:style-name="MP9"/>
            </table:table-cell>
          </table:table-row>
        </table:table>
        <text:p text:style-name="MP5"/>
      </style:header>
      <style:header-left>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9"/>
            </table:table-cell>
            <table:table-cell table:style-name="Tableau6.A1" office:value-type="string">
              <text:p text:style-name="MP9"/>
            </table:table-cell>
            <table:table-cell table:style-name="Tableau6.A1" office:value-type="string">
              <text:p text:style-name="MP9"/>
            </table:table-cell>
          </table:table-row>
          <table:table-row table:style-name="Tableau6.2">
            <table:table-cell table:style-name="Tableau6.A2" table:number-columns-spanned="3" office:value-type="string">
              <text:p text:style-name="MP8"><text:span text:style-name="Police_20_par_20_défaut"><text:span text:style-name="MT13">Dossier Professionnel</text:span></text:span><text:span text:style-name="Police_20_par_20_défaut"><text:span text:style-name="MT10"> </text:span></text:span><text:span text:style-name="Police_20_par_20_défaut"><text:span text:style-name="MT14">(DP)</text:span></text:span></text:p>
            </table:table-cell>
            <table:covered-table-cell/>
            <table:covered-table-cell/>
          </table:table-row>
          <table:table-row table:style-name="Tableau6.3">
            <table:table-cell table:style-name="Tableau6.A3" table:number-columns-spanned="3" office:value-type="string">
              <text:p text:style-name="MP9"/>
            </table:table-cell>
            <table:covered-table-cell/>
            <table:covered-table-cell/>
          </table:table-row>
        </table:table>
        <text:p text:style-name="MP1"/>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9"/>
            </table:table-cell>
            <table:table-cell table:style-name="Tableau7.A1" office:value-type="string">
              <text:p text:style-name="MP9"/>
            </table:table-cell>
            <table:table-cell table:style-name="Tableau7.A1" office:value-type="string">
              <text:p text:style-name="MP9"/>
            </table:table-cell>
          </table:table-row>
        </table:table>
        <text:p text:style-name="Header"/>
      </style:header-left>
      <style:footer>
        <text:p text:style-name="MP2"><draw:custom-shape text:anchor-type="paragraph" draw:z-index="15" draw:name="Forme automatique 2" draw:style-name="Mgr1" draw:text-style-name="MP3" svg:width="0.989cm" svg:height="1.588cm" draw:transform="rotate (-1.5707963267949) translate (17.3690138888889cm 27.6046944444444cm)"><text:p/><draw:enhanced-geometry svg:viewBox="0 0 21600 21600" draw:path-stretchpoint-x="21600" draw:path-stretchpoint-y="21600" draw:text-areas="?f22 ?f22 ?f23 ?f24" draw:type="non-primitive" draw:modifiers="8333" draw:enhanced-path="S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L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Z N F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M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11 * ?f13 / 50000"/><draw:equation draw:name="f16" draw:formula="?f4 - ?f15"/><draw:equation draw:name="f17" draw:formula="?f4 - ?f14"/><draw:equation draw:name="f18" draw:formula="?f9 - ?f14"/><draw:equation draw:name="f19" draw:formula="?f9 + ?f14"/><draw:equation draw:name="f20" draw:formula="?f6 - ?f14"/><draw:equation draw:name="f21" draw:formula="?f14 * 29289 / 100000"/><draw:equation draw:name="f22" draw:formula="?f14 + ?f21"/><draw:equation draw:name="f23" draw:formula="?f4 - ?f22"/><draw:equation draw:name="f24" draw:formula="?f6 - ?f21"/><draw:equation draw:name="f25" draw:formula="21550000 - ?f2"/><draw:equation draw:name="f26" draw:formula="if(?f25, ?f2, 21550000)"/><draw:equation draw:name="f27" draw:formula="-21550000 - ?f26"/><draw:equation draw:name="f28" draw:formula="if(?f27, -21550000, ?f26)"/><draw:equation draw:name="f29" draw:formula="?f2 + ?f28"/><draw:equation draw:name="f30" draw:formula="?f2 + ?f2"/><draw:equation draw:name="f31" draw:formula="?f30 * ?f12 / ?f1"/><draw:equation draw:name="f32" draw:formula="0 - ?f31"/><draw:equation draw:name="f33" draw:formula="cos(?f32)"/><draw:equation draw:name="f34" draw:formula="0 - ?f33"/><draw:equation draw:name="f35" draw:formula="?f34 * ?f14"/><draw:equation draw:name="f36" draw:formula="sin(?f32)"/><draw:equation draw:name="f37" draw:formula="0 - ?f36"/><draw:equation draw:name="f38" draw:formula="?f37 * ?f14"/><draw:equation draw:name="f39" draw:formula="sqrt(?f35 * ?f35 + ?f38 * ?f38 + 0 * 0)"/><draw:equation draw:name="f40" draw:formula="?f14 * ?f14 / ?f39"/><draw:equation draw:name="f41" draw:formula="?f37 * ?f40"/><draw:equation draw:name="f42" draw:formula="?f15 - ?f41"/><draw:equation draw:name="f43" draw:formula="?f34 * ?f40"/><draw:equation draw:name="f44" draw:formula="?f6 - ?f43"/><draw:equation draw:name="f45" draw:formula="?f42 - ?f14"/><draw:equation draw:name="f46" draw:formula="?f44 - ?f14"/><draw:equation draw:name="f47" draw:formula="?f42 + ?f14"/><draw:equation draw:name="f48" draw:formula="?f44 + ?f14"/><draw:equation draw:name="f49" draw:formula="?f29 + ?f2"/><draw:equation draw:name="f50" draw:formula="?f49 * ?f12 / ?f1"/><draw:equation draw:name="f51" draw:formula="0 - ?f50"/><draw:equation draw:name="f52" draw:formula="cos(?f51)"/><draw:equation draw:name="f53" draw:formula="0 - ?f52"/><draw:equation draw:name="f54" draw:formula="?f53 * ?f14"/><draw:equation draw:name="f55" draw:formula="sin(?f51)"/><draw:equation draw:name="f56" draw:formula="0 - ?f55"/><draw:equation draw:name="f57" draw:formula="?f56 * ?f14"/><draw:equation draw:name="f58" draw:formula="sqrt(?f54 * ?f54 + ?f57 * ?f57 + 0 * 0)"/><draw:equation draw:name="f59" draw:formula="?f14 * ?f14 / ?f58"/><draw:equation draw:name="f60" draw:formula="?f56 * ?f59"/><draw:equation draw:name="f61" draw:formula="?f42 + ?f60"/><draw:equation draw:name="f62" draw:formula="?f53 * ?f59"/><draw:equation draw:name="f63" draw:formula="?f44 + ?f62"/><draw:equation draw:name="f64" draw:formula="if(?f28, ?f15, ?f45)"/><draw:equation draw:name="f65" draw:formula="if(?f28, ?f6, ?f46)"/><draw:equation draw:name="f66" draw:formula="if(?f28, ?f15, ?f47)"/><draw:equation draw:name="f67" draw:formula="if(?f28, ?f6, ?f48)"/><draw:equation draw:name="f68" draw:formula="if(?f28, ?f45, ?f61)"/><draw:equation draw:name="f69" draw:formula="if(?f28, ?f46, ?f63)"/><draw:equation draw:name="f70" draw:formula="if(?f28, ?f47, ?f61)"/><draw:equation draw:name="f71" draw:formula="if(?f28, ?f48, ?f63)"/><draw:equation draw:name="f72" draw:formula="21550000 - -5400000"/><draw:equation draw:name="f73" draw:formula="if(?f72, -5400000, 21550000)"/><draw:equation draw:name="f74" draw:formula="-21550000 - ?f73"/><draw:equation draw:name="f75" draw:formula="if(?f74, -21550000, ?f73)"/><draw:equation draw:name="f76" draw:formula="0 + ?f75"/><draw:equation draw:name="f77" draw:formula="0 + ?f2"/><draw:equation draw:name="f78" draw:formula="?f77 * ?f12 / ?f1"/><draw:equation draw:name="f79" draw:formula="0 - ?f78"/><draw:equation draw:name="f80" draw:formula="cos(?f79)"/><draw:equation draw:name="f81" draw:formula="0 - ?f80"/><draw:equation draw:name="f82" draw:formula="?f81 * ?f14"/><draw:equation draw:name="f83" draw:formula="sin(?f79)"/><draw:equation draw:name="f84" draw:formula="0 - ?f83"/><draw:equation draw:name="f85" draw:formula="?f84 * ?f14"/><draw:equation draw:name="f86" draw:formula="sqrt(?f82 * ?f82 + ?f85 * ?f85 + 0 * 0)"/><draw:equation draw:name="f87" draw:formula="?f14 * ?f14 / ?f86"/><draw:equation draw:name="f88" draw:formula="?f84 * ?f87"/><draw:equation draw:name="f89" draw:formula="?f14 - ?f88"/><draw:equation draw:name="f90" draw:formula="?f81 * ?f87"/><draw:equation draw:name="f91" draw:formula="?f19 - ?f90"/><draw:equation draw:name="f92" draw:formula="?f89 - ?f14"/><draw:equation draw:name="f93" draw:formula="?f91 - ?f14"/><draw:equation draw:name="f94" draw:formula="?f89 + ?f14"/><draw:equation draw:name="f95" draw:formula="?f91 + ?f14"/><draw:equation draw:name="f96" draw:formula="?f76 + ?f2"/><draw:equation draw:name="f97" draw:formula="?f96 * ?f12 / ?f1"/><draw:equation draw:name="f98" draw:formula="0 - ?f97"/><draw:equation draw:name="f99" draw:formula="cos(?f98)"/><draw:equation draw:name="f100" draw:formula="0 - ?f99"/><draw:equation draw:name="f101" draw:formula="?f100 * ?f14"/><draw:equation draw:name="f102" draw:formula="sin(?f98)"/><draw:equation draw:name="f103" draw:formula="0 - ?f102"/><draw:equation draw:name="f104" draw:formula="?f103 * ?f14"/><draw:equation draw:name="f105" draw:formula="sqrt(?f101 * ?f101 + ?f104 * ?f104 + 0 * 0)"/><draw:equation draw:name="f106" draw:formula="?f14 * ?f14 / ?f105"/><draw:equation draw:name="f107" draw:formula="?f103 * ?f106"/><draw:equation draw:name="f108" draw:formula="?f89 + ?f107"/><draw:equation draw:name="f109" draw:formula="?f100 * ?f106"/><draw:equation draw:name="f110" draw:formula="?f91 + ?f109"/><draw:equation draw:name="f111" draw:formula="if(?f75, ?f14, ?f92)"/><draw:equation draw:name="f112" draw:formula="if(?f75, ?f19, ?f93)"/><draw:equation draw:name="f113" draw:formula="if(?f75, ?f14, ?f94)"/><draw:equation draw:name="f114" draw:formula="if(?f75, ?f19, ?f95)"/><draw:equation draw:name="f115" draw:formula="if(?f75, ?f92, ?f108)"/><draw:equation draw:name="f116" draw:formula="if(?f75, ?f93, ?f110)"/><draw:equation draw:name="f117" draw:formula="if(?f75, ?f94, ?f108)"/><draw:equation draw:name="f118" draw:formula="if(?f75, ?f95, ?f110)"/><draw:equation draw:name="f119" draw:formula="?f2 + ?f75"/><draw:equation draw:name="f120" draw:formula="?f108 - ?f41"/><draw:equation draw:name="f121" draw:formula="?f110 - ?f43"/><draw:equation draw:name="f122" draw:formula="?f120 - ?f14"/><draw:equation draw:name="f123" draw:formula="?f121 - ?f14"/><draw:equation draw:name="f124" draw:formula="?f120 + ?f14"/><draw:equation draw:name="f125" draw:formula="?f121 + ?f14"/><draw:equation draw:name="f126" draw:formula="?f119 + ?f2"/><draw:equation draw:name="f127" draw:formula="?f126 * ?f12 / ?f1"/><draw:equation draw:name="f128" draw:formula="0 - ?f127"/><draw:equation draw:name="f129" draw:formula="cos(?f128)"/><draw:equation draw:name="f130" draw:formula="0 - ?f129"/><draw:equation draw:name="f131" draw:formula="?f130 * ?f14"/><draw:equation draw:name="f132" draw:formula="sin(?f128)"/><draw:equation draw:name="f133" draw:formula="0 - ?f132"/><draw:equation draw:name="f134" draw:formula="?f133 * ?f14"/><draw:equation draw:name="f135" draw:formula="sqrt(?f131 * ?f131 + ?f134 * ?f134 + 0 * 0)"/><draw:equation draw:name="f136" draw:formula="?f14 * ?f14 / ?f135"/><draw:equation draw:name="f137" draw:formula="?f133 * ?f136"/><draw:equation draw:name="f138" draw:formula="?f120 + ?f137"/><draw:equation draw:name="f139" draw:formula="?f130 * ?f136"/><draw:equation draw:name="f140" draw:formula="?f121 + ?f139"/><draw:equation draw:name="f141" draw:formula="if(?f75, ?f108, ?f122)"/><draw:equation draw:name="f142" draw:formula="if(?f75, ?f110, ?f123)"/><draw:equation draw:name="f143" draw:formula="if(?f75, ?f108, ?f124)"/><draw:equation draw:name="f144" draw:formula="if(?f75, ?f110, ?f125)"/><draw:equation draw:name="f145" draw:formula="if(?f75, ?f122, ?f138)"/><draw:equation draw:name="f146" draw:formula="if(?f75, ?f123, ?f140)"/><draw:equation draw:name="f147" draw:formula="if(?f75, ?f124, ?f138)"/><draw:equation draw:name="f148" draw:formula="if(?f75, ?f125, ?f140)"/><draw:equation draw:name="f149" draw:formula="?f1 + ?f28"/><draw:equation draw:name="f150" draw:formula="?f1 + ?f2"/><draw:equation draw:name="f151" draw:formula="?f150 * ?f12 / ?f1"/><draw:equation draw:name="f152" draw:formula="0 - ?f151"/><draw:equation draw:name="f153" draw:formula="cos(?f152)"/><draw:equation draw:name="f154" draw:formula="0 - ?f153"/><draw:equation draw:name="f155" draw:formula="?f154 * ?f14"/><draw:equation draw:name="f156" draw:formula="sin(?f152)"/><draw:equation draw:name="f157" draw:formula="0 - ?f156"/><draw:equation draw:name="f158" draw:formula="?f157 * ?f14"/><draw:equation draw:name="f159" draw:formula="sqrt(?f155 * ?f155 + ?f158 * ?f158 + 0 * 0)"/><draw:equation draw:name="f160" draw:formula="?f14 * ?f14 / ?f159"/><draw:equation draw:name="f161" draw:formula="?f157 * ?f160"/><draw:equation draw:name="f162" draw:formula="?f14 - ?f161"/><draw:equation draw:name="f163" draw:formula="?f154 * ?f160"/><draw:equation draw:name="f164" draw:formula="?f14 - ?f163"/><draw:equation draw:name="f165" draw:formula="?f162 - ?f14"/><draw:equation draw:name="f166" draw:formula="?f164 - ?f14"/><draw:equation draw:name="f167" draw:formula="?f162 + ?f14"/><draw:equation draw:name="f168" draw:formula="?f164 + ?f14"/><draw:equation draw:name="f169" draw:formula="?f149 + ?f2"/><draw:equation draw:name="f170" draw:formula="?f169 * ?f12 / ?f1"/><draw:equation draw:name="f171" draw:formula="0 - ?f170"/><draw:equation draw:name="f172" draw:formula="cos(?f171)"/><draw:equation draw:name="f173" draw:formula="0 - ?f172"/><draw:equation draw:name="f174" draw:formula="?f173 * ?f14"/><draw:equation draw:name="f175" draw:formula="sin(?f171)"/><draw:equation draw:name="f176" draw:formula="0 - ?f175"/><draw:equation draw:name="f177" draw:formula="?f176 * ?f14"/><draw:equation draw:name="f178" draw:formula="sqrt(?f174 * ?f174 + ?f177 * ?f177 + 0 * 0)"/><draw:equation draw:name="f179" draw:formula="?f14 * ?f14 / ?f178"/><draw:equation draw:name="f180" draw:formula="?f176 * ?f179"/><draw:equation draw:name="f181" draw:formula="?f162 + ?f180"/><draw:equation draw:name="f182" draw:formula="?f173 * ?f179"/><draw:equation draw:name="f183" draw:formula="?f164 + ?f182"/><draw:equation draw:name="f184" draw:formula="if(?f28, ?f14, ?f165)"/><draw:equation draw:name="f185" draw:formula="if(?f28, ?f14, ?f166)"/><draw:equation draw:name="f186" draw:formula="if(?f28, ?f14, ?f167)"/><draw:equation draw:name="f187" draw:formula="if(?f28, ?f14, ?f168)"/><draw:equation draw:name="f188" draw:formula="if(?f28, ?f165, ?f181)"/><draw:equation draw:name="f189" draw:formula="if(?f28, ?f166, ?f183)"/><draw:equation draw:name="f190" draw:formula="if(?f28, ?f167, ?f181)"/><draw:equation draw:name="f191" draw:formula="if(?f28, ?f168, ?f183)"/><draw:equation draw:name="f192" draw:formula="?f0 + ?f28"/><draw:equation draw:name="f193" draw:formula="?f0 + ?f2"/><draw:equation draw:name="f194" draw:formula="?f193 * ?f12 / ?f1"/><draw:equation draw:name="f195" draw:formula="0 - ?f194"/><draw:equation draw:name="f196" draw:formula="cos(?f195)"/><draw:equation draw:name="f197" draw:formula="0 - ?f196"/><draw:equation draw:name="f198" draw:formula="?f197 * ?f14"/><draw:equation draw:name="f199" draw:formula="sin(?f195)"/><draw:equation draw:name="f200" draw:formula="0 - ?f199"/><draw:equation draw:name="f201" draw:formula="?f200 * ?f14"/><draw:equation draw:name="f202" draw:formula="sqrt(?f198 * ?f198 + ?f201 * ?f201 + 0 * 0)"/><draw:equation draw:name="f203" draw:formula="?f14 * ?f14 / ?f202"/><draw:equation draw:name="f204" draw:formula="?f200 * ?f203"/><draw:equation draw:name="f205" draw:formula="?f16 - ?f204"/><draw:equation draw:name="f206" draw:formula="?f197 * ?f203"/><draw:equation draw:name="f207" draw:formula="?f5 - ?f206"/><draw:equation draw:name="f208" draw:formula="?f205 - ?f14"/><draw:equation draw:name="f209" draw:formula="?f207 - ?f14"/><draw:equation draw:name="f210" draw:formula="?f205 + ?f14"/><draw:equation draw:name="f211" draw:formula="?f207 + ?f14"/><draw:equation draw:name="f212" draw:formula="?f192 + ?f2"/><draw:equation draw:name="f213" draw:formula="?f212 * ?f12 / ?f1"/><draw:equation draw:name="f214" draw:formula="0 - ?f213"/><draw:equation draw:name="f215" draw:formula="cos(?f214)"/><draw:equation draw:name="f216" draw:formula="0 - ?f215"/><draw:equation draw:name="f217" draw:formula="?f216 * ?f14"/><draw:equation draw:name="f218" draw:formula="sin(?f214)"/><draw:equation draw:name="f219" draw:formula="0 - ?f218"/><draw:equation draw:name="f220" draw:formula="?f219 * ?f14"/><draw:equation draw:name="f221" draw:formula="sqrt(?f217 * ?f217 + ?f220 * ?f220 + 0 * 0)"/><draw:equation draw:name="f222" draw:formula="?f14 * ?f14 / ?f221"/><draw:equation draw:name="f223" draw:formula="?f219 * ?f222"/><draw:equation draw:name="f224" draw:formula="?f205 + ?f223"/><draw:equation draw:name="f225" draw:formula="?f216 * ?f222"/><draw:equation draw:name="f226" draw:formula="?f207 + ?f225"/><draw:equation draw:name="f227" draw:formula="if(?f28, ?f16, ?f208)"/><draw:equation draw:name="f228" draw:formula="if(?f28, ?f5, ?f209)"/><draw:equation draw:name="f229" draw:formula="if(?f28, ?f16, ?f210)"/><draw:equation draw:name="f230" draw:formula="if(?f28, ?f5, ?f211)"/><draw:equation draw:name="f231" draw:formula="if(?f28, ?f208, ?f224)"/><draw:equation draw:name="f232" draw:formula="if(?f28, ?f209, ?f226)"/><draw:equation draw:name="f233" draw:formula="if(?f28, ?f210, ?f224)"/><draw:equation draw:name="f234" draw:formula="if(?f28, ?f211, ?f226)"/><draw:equation draw:name="f235" draw:formula="?f1 + ?f75"/><draw:equation draw:name="f236" draw:formula="?f17 - ?f161"/><draw:equation draw:name="f237" draw:formula="?f18 - ?f163"/><draw:equation draw:name="f238" draw:formula="?f236 - ?f14"/><draw:equation draw:name="f239" draw:formula="?f237 - ?f14"/><draw:equation draw:name="f240" draw:formula="?f236 + ?f14"/><draw:equation draw:name="f241" draw:formula="?f237 + ?f14"/><draw:equation draw:name="f242" draw:formula="?f235 + ?f2"/><draw:equation draw:name="f243" draw:formula="?f242 * ?f12 / ?f1"/><draw:equation draw:name="f244" draw:formula="0 - ?f243"/><draw:equation draw:name="f245" draw:formula="cos(?f244)"/><draw:equation draw:name="f246" draw:formula="0 - ?f245"/><draw:equation draw:name="f247" draw:formula="?f246 * ?f14"/><draw:equation draw:name="f248" draw:formula="sin(?f244)"/><draw:equation draw:name="f249" draw:formula="0 - ?f248"/><draw:equation draw:name="f250" draw:formula="?f249 * ?f14"/><draw:equation draw:name="f251" draw:formula="sqrt(?f247 * ?f247 + ?f250 * ?f250 + 0 * 0)"/><draw:equation draw:name="f252" draw:formula="?f14 * ?f14 / ?f251"/><draw:equation draw:name="f253" draw:formula="?f249 * ?f252"/><draw:equation draw:name="f254" draw:formula="?f236 + ?f253"/><draw:equation draw:name="f255" draw:formula="?f246 * ?f252"/><draw:equation draw:name="f256" draw:formula="?f237 + ?f255"/><draw:equation draw:name="f257" draw:formula="if(?f75, ?f17, ?f238)"/><draw:equation draw:name="f258" draw:formula="if(?f75, ?f18, ?f239)"/><draw:equation draw:name="f259" draw:formula="if(?f75, ?f17, ?f240)"/><draw:equation draw:name="f260" draw:formula="if(?f75, ?f18, ?f241)"/><draw:equation draw:name="f261" draw:formula="if(?f75, ?f238, ?f254)"/><draw:equation draw:name="f262" draw:formula="if(?f75, ?f239, ?f256)"/><draw:equation draw:name="f263" draw:formula="if(?f75, ?f240, ?f254)"/><draw:equation draw:name="f264" draw:formula="if(?f75, ?f241, ?f256)"/><draw:equation draw:name="f265" draw:formula="?f0 + ?f75"/><draw:equation draw:name="f266" draw:formula="?f254 - ?f204"/><draw:equation draw:name="f267" draw:formula="?f256 - ?f206"/><draw:equation draw:name="f268" draw:formula="?f266 - ?f14"/><draw:equation draw:name="f269" draw:formula="?f267 - ?f14"/><draw:equation draw:name="f270" draw:formula="?f266 + ?f14"/><draw:equation draw:name="f271" draw:formula="?f267 + ?f14"/><draw:equation draw:name="f272" draw:formula="?f265 + ?f2"/><draw:equation draw:name="f273" draw:formula="?f272 * ?f12 / ?f1"/><draw:equation draw:name="f274" draw:formula="0 - ?f273"/><draw:equation draw:name="f275" draw:formula="cos(?f274)"/><draw:equation draw:name="f276" draw:formula="0 - ?f275"/><draw:equation draw:name="f277" draw:formula="?f276 * ?f14"/><draw:equation draw:name="f278" draw:formula="sin(?f274)"/><draw:equation draw:name="f279" draw:formula="0 - ?f278"/><draw:equation draw:name="f280" draw:formula="?f279 * ?f14"/><draw:equation draw:name="f281" draw:formula="sqrt(?f277 * ?f277 + ?f280 * ?f280 + 0 * 0)"/><draw:equation draw:name="f282" draw:formula="?f14 * ?f14 / ?f281"/><draw:equation draw:name="f283" draw:formula="?f279 * ?f282"/><draw:equation draw:name="f284" draw:formula="?f266 + ?f283"/><draw:equation draw:name="f285" draw:formula="?f276 * ?f282"/><draw:equation draw:name="f286" draw:formula="?f267 + ?f285"/><draw:equation draw:name="f287" draw:formula="if(?f75, ?f254, ?f268)"/><draw:equation draw:name="f288" draw:formula="if(?f75, ?f256, ?f269)"/><draw:equation draw:name="f289" draw:formula="if(?f75, ?f254, ?f270)"/><draw:equation draw:name="f290" draw:formula="if(?f75, ?f256, ?f271)"/><draw:equation draw:name="f291" draw:formula="if(?f75, ?f268, ?f284)"/><draw:equation draw:name="f292" draw:formula="if(?f75, ?f269, ?f286)"/><draw:equation draw:name="f293" draw:formula="if(?f75, ?f270, ?f284)"/><draw:equation draw:name="f294" draw:formula="if(?f75, ?f271, ?f286)"/><draw:equation draw:name="f295" draw:formula="0 + ?f28"/><draw:equation draw:name="f296" draw:formula="?f17 - ?f88"/><draw:equation draw:name="f297" draw:formula="?f20 - ?f90"/><draw:equation draw:name="f298" draw:formula="?f296 - ?f14"/><draw:equation draw:name="f299" draw:formula="?f297 - ?f14"/><draw:equation draw:name="f300" draw:formula="?f296 + ?f14"/><draw:equation draw:name="f301" draw:formula="?f297 + ?f14"/><draw:equation draw:name="f302" draw:formula="?f295 + ?f2"/><draw:equation draw:name="f303" draw:formula="?f302 * ?f12 / ?f1"/><draw:equation draw:name="f304" draw:formula="0 - ?f303"/><draw:equation draw:name="f305" draw:formula="cos(?f304)"/><draw:equation draw:name="f306" draw:formula="0 - ?f305"/><draw:equation draw:name="f307" draw:formula="?f306 * ?f14"/><draw:equation draw:name="f308" draw:formula="sin(?f304)"/><draw:equation draw:name="f309" draw:formula="0 - ?f308"/><draw:equation draw:name="f310" draw:formula="?f309 * ?f14"/><draw:equation draw:name="f311" draw:formula="sqrt(?f307 * ?f307 + ?f310 * ?f310 + 0 * 0)"/><draw:equation draw:name="f312" draw:formula="?f14 * ?f14 / ?f311"/><draw:equation draw:name="f313" draw:formula="?f309 * ?f312"/><draw:equation draw:name="f314" draw:formula="?f296 + ?f313"/><draw:equation draw:name="f315" draw:formula="?f306 * ?f312"/><draw:equation draw:name="f316" draw:formula="?f297 + ?f315"/><draw:equation draw:name="f317" draw:formula="if(?f28, ?f17, ?f298)"/><draw:equation draw:name="f318" draw:formula="if(?f28, ?f20, ?f299)"/><draw:equation draw:name="f319" draw:formula="if(?f28, ?f17, ?f300)"/><draw:equation draw:name="f320" draw:formula="if(?f28, ?f20, ?f301)"/><draw:equation draw:name="f321" draw:formula="if(?f28, ?f298, ?f314)"/><draw:equation draw:name="f322" draw:formula="if(?f28, ?f299, ?f316)"/><draw:equation draw:name="f323" draw:formula="if(?f28, ?f300, ?f314)"/><draw:equation draw:name="f324" draw:formula="if(?f28, ?f301, ?f316)"/></draw:enhanced-geometry></draw:custom-shape><text:span text:style-name="Police_20_par_20_défaut"><text:span text:style-name="MT1">DOSSIER PROFESSIONNEL-Version Traitement de texte – Version du 11/09/2017 <text:tab/><text:tab/>Page</text:span></text:span><text:span text:style-name="Police_20_par_20_défaut"><text:span text:style-name="MT2"><text:tab/></text:span></text:span><text:span text:style-name="Police_20_par_20_défaut"><text:span text:style-name="MT3"><text:page-number text:select-page="current">15</text:page-number></text:span></text:span></text:p>
        <text:p text:style-name="Footer"/>
      </style:footer>
      <style:footer-left>
        <text:p text:style-name="MP4"><draw:custom-shape text:anchor-type="paragraph" draw:z-index="7" draw:name="Forme automatique 2" draw:style-name="Mgr1" draw:text-style-name="MP3" svg:width="0.989cm" svg:height="1.588cm" draw:transform="rotate (-1.5707963267949) translate (1.13947222222222cm 27.6233333333333cm)"><text:p/><draw:enhanced-geometry svg:viewBox="0 0 21600 21600" draw:path-stretchpoint-x="21600" draw:path-stretchpoint-y="21600" draw:text-areas="?f22 ?f22 ?f23 ?f24" draw:type="non-primitive" draw:modifiers="8333" draw:enhanced-path="S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L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Z N F M ?f15 ?f6 A ?f64 ?f65 ?f66 ?f67 ?f15 ?f6 ?f61 ?f63 W ?f68 ?f69 ?f70 ?f71 ?f15 ?f6 ?f61 ?f63 L ?f14 ?f19 A ?f111 ?f112 ?f113 ?f114 ?f14 ?f19 ?f108 ?f110 W ?f115 ?f116 ?f117 ?f118 ?f14 ?f19 ?f108 ?f110 A ?f141 ?f142 ?f143 ?f144 ?f108 ?f110 ?f138 ?f140 W ?f145 ?f146 ?f147 ?f148 ?f108 ?f110 ?f138 ?f140 L ?f14 ?f14 A ?f184 ?f185 ?f186 ?f187 ?f14 ?f14 ?f181 ?f183 W ?f188 ?f189 ?f190 ?f191 ?f14 ?f14 ?f181 ?f183 M ?f16 ?f5 A ?f227 ?f228 ?f229 ?f230 ?f16 ?f5 ?f224 ?f226 W ?f231 ?f232 ?f233 ?f234 ?f16 ?f5 ?f224 ?f226 L ?f17 ?f18 A ?f257 ?f258 ?f259 ?f260 ?f17 ?f18 ?f254 ?f256 W ?f261 ?f262 ?f263 ?f264 ?f17 ?f18 ?f254 ?f256 A ?f287 ?f288 ?f289 ?f290 ?f254 ?f256 ?f284 ?f286 W ?f291 ?f292 ?f293 ?f294 ?f254 ?f256 ?f284 ?f286 L ?f17 ?f20 A ?f317 ?f318 ?f319 ?f320 ?f17 ?f20 ?f314 ?f316 W ?f321 ?f322 ?f323 ?f324 ?f17 ?f20 ?f314 ?f316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min(?f10, ?f7)"/><draw:equation draw:name="f12" draw:formula="5419351 / 1725033"/><draw:equation draw:name="f13" draw:formula="$0"/><draw:equation draw:name="f14" draw:formula="?f11 * ?f13 / 100000"/><draw:equation draw:name="f15" draw:formula="?f11 * ?f13 / 50000"/><draw:equation draw:name="f16" draw:formula="?f4 - ?f15"/><draw:equation draw:name="f17" draw:formula="?f4 - ?f14"/><draw:equation draw:name="f18" draw:formula="?f9 - ?f14"/><draw:equation draw:name="f19" draw:formula="?f9 + ?f14"/><draw:equation draw:name="f20" draw:formula="?f6 - ?f14"/><draw:equation draw:name="f21" draw:formula="?f14 * 29289 / 100000"/><draw:equation draw:name="f22" draw:formula="?f14 + ?f21"/><draw:equation draw:name="f23" draw:formula="?f4 - ?f22"/><draw:equation draw:name="f24" draw:formula="?f6 - ?f21"/><draw:equation draw:name="f25" draw:formula="21550000 - ?f2"/><draw:equation draw:name="f26" draw:formula="if(?f25, ?f2, 21550000)"/><draw:equation draw:name="f27" draw:formula="-21550000 - ?f26"/><draw:equation draw:name="f28" draw:formula="if(?f27, -21550000, ?f26)"/><draw:equation draw:name="f29" draw:formula="?f2 + ?f28"/><draw:equation draw:name="f30" draw:formula="?f2 + ?f2"/><draw:equation draw:name="f31" draw:formula="?f30 * ?f12 / ?f1"/><draw:equation draw:name="f32" draw:formula="0 - ?f31"/><draw:equation draw:name="f33" draw:formula="cos(?f32)"/><draw:equation draw:name="f34" draw:formula="0 - ?f33"/><draw:equation draw:name="f35" draw:formula="?f34 * ?f14"/><draw:equation draw:name="f36" draw:formula="sin(?f32)"/><draw:equation draw:name="f37" draw:formula="0 - ?f36"/><draw:equation draw:name="f38" draw:formula="?f37 * ?f14"/><draw:equation draw:name="f39" draw:formula="sqrt(?f35 * ?f35 + ?f38 * ?f38 + 0 * 0)"/><draw:equation draw:name="f40" draw:formula="?f14 * ?f14 / ?f39"/><draw:equation draw:name="f41" draw:formula="?f37 * ?f40"/><draw:equation draw:name="f42" draw:formula="?f15 - ?f41"/><draw:equation draw:name="f43" draw:formula="?f34 * ?f40"/><draw:equation draw:name="f44" draw:formula="?f6 - ?f43"/><draw:equation draw:name="f45" draw:formula="?f42 - ?f14"/><draw:equation draw:name="f46" draw:formula="?f44 - ?f14"/><draw:equation draw:name="f47" draw:formula="?f42 + ?f14"/><draw:equation draw:name="f48" draw:formula="?f44 + ?f14"/><draw:equation draw:name="f49" draw:formula="?f29 + ?f2"/><draw:equation draw:name="f50" draw:formula="?f49 * ?f12 / ?f1"/><draw:equation draw:name="f51" draw:formula="0 - ?f50"/><draw:equation draw:name="f52" draw:formula="cos(?f51)"/><draw:equation draw:name="f53" draw:formula="0 - ?f52"/><draw:equation draw:name="f54" draw:formula="?f53 * ?f14"/><draw:equation draw:name="f55" draw:formula="sin(?f51)"/><draw:equation draw:name="f56" draw:formula="0 - ?f55"/><draw:equation draw:name="f57" draw:formula="?f56 * ?f14"/><draw:equation draw:name="f58" draw:formula="sqrt(?f54 * ?f54 + ?f57 * ?f57 + 0 * 0)"/><draw:equation draw:name="f59" draw:formula="?f14 * ?f14 / ?f58"/><draw:equation draw:name="f60" draw:formula="?f56 * ?f59"/><draw:equation draw:name="f61" draw:formula="?f42 + ?f60"/><draw:equation draw:name="f62" draw:formula="?f53 * ?f59"/><draw:equation draw:name="f63" draw:formula="?f44 + ?f62"/><draw:equation draw:name="f64" draw:formula="if(?f28, ?f15, ?f45)"/><draw:equation draw:name="f65" draw:formula="if(?f28, ?f6, ?f46)"/><draw:equation draw:name="f66" draw:formula="if(?f28, ?f15, ?f47)"/><draw:equation draw:name="f67" draw:formula="if(?f28, ?f6, ?f48)"/><draw:equation draw:name="f68" draw:formula="if(?f28, ?f45, ?f61)"/><draw:equation draw:name="f69" draw:formula="if(?f28, ?f46, ?f63)"/><draw:equation draw:name="f70" draw:formula="if(?f28, ?f47, ?f61)"/><draw:equation draw:name="f71" draw:formula="if(?f28, ?f48, ?f63)"/><draw:equation draw:name="f72" draw:formula="21550000 - -5400000"/><draw:equation draw:name="f73" draw:formula="if(?f72, -5400000, 21550000)"/><draw:equation draw:name="f74" draw:formula="-21550000 - ?f73"/><draw:equation draw:name="f75" draw:formula="if(?f74, -21550000, ?f73)"/><draw:equation draw:name="f76" draw:formula="0 + ?f75"/><draw:equation draw:name="f77" draw:formula="0 + ?f2"/><draw:equation draw:name="f78" draw:formula="?f77 * ?f12 / ?f1"/><draw:equation draw:name="f79" draw:formula="0 - ?f78"/><draw:equation draw:name="f80" draw:formula="cos(?f79)"/><draw:equation draw:name="f81" draw:formula="0 - ?f80"/><draw:equation draw:name="f82" draw:formula="?f81 * ?f14"/><draw:equation draw:name="f83" draw:formula="sin(?f79)"/><draw:equation draw:name="f84" draw:formula="0 - ?f83"/><draw:equation draw:name="f85" draw:formula="?f84 * ?f14"/><draw:equation draw:name="f86" draw:formula="sqrt(?f82 * ?f82 + ?f85 * ?f85 + 0 * 0)"/><draw:equation draw:name="f87" draw:formula="?f14 * ?f14 / ?f86"/><draw:equation draw:name="f88" draw:formula="?f84 * ?f87"/><draw:equation draw:name="f89" draw:formula="?f14 - ?f88"/><draw:equation draw:name="f90" draw:formula="?f81 * ?f87"/><draw:equation draw:name="f91" draw:formula="?f19 - ?f90"/><draw:equation draw:name="f92" draw:formula="?f89 - ?f14"/><draw:equation draw:name="f93" draw:formula="?f91 - ?f14"/><draw:equation draw:name="f94" draw:formula="?f89 + ?f14"/><draw:equation draw:name="f95" draw:formula="?f91 + ?f14"/><draw:equation draw:name="f96" draw:formula="?f76 + ?f2"/><draw:equation draw:name="f97" draw:formula="?f96 * ?f12 / ?f1"/><draw:equation draw:name="f98" draw:formula="0 - ?f97"/><draw:equation draw:name="f99" draw:formula="cos(?f98)"/><draw:equation draw:name="f100" draw:formula="0 - ?f99"/><draw:equation draw:name="f101" draw:formula="?f100 * ?f14"/><draw:equation draw:name="f102" draw:formula="sin(?f98)"/><draw:equation draw:name="f103" draw:formula="0 - ?f102"/><draw:equation draw:name="f104" draw:formula="?f103 * ?f14"/><draw:equation draw:name="f105" draw:formula="sqrt(?f101 * ?f101 + ?f104 * ?f104 + 0 * 0)"/><draw:equation draw:name="f106" draw:formula="?f14 * ?f14 / ?f105"/><draw:equation draw:name="f107" draw:formula="?f103 * ?f106"/><draw:equation draw:name="f108" draw:formula="?f89 + ?f107"/><draw:equation draw:name="f109" draw:formula="?f100 * ?f106"/><draw:equation draw:name="f110" draw:formula="?f91 + ?f109"/><draw:equation draw:name="f111" draw:formula="if(?f75, ?f14, ?f92)"/><draw:equation draw:name="f112" draw:formula="if(?f75, ?f19, ?f93)"/><draw:equation draw:name="f113" draw:formula="if(?f75, ?f14, ?f94)"/><draw:equation draw:name="f114" draw:formula="if(?f75, ?f19, ?f95)"/><draw:equation draw:name="f115" draw:formula="if(?f75, ?f92, ?f108)"/><draw:equation draw:name="f116" draw:formula="if(?f75, ?f93, ?f110)"/><draw:equation draw:name="f117" draw:formula="if(?f75, ?f94, ?f108)"/><draw:equation draw:name="f118" draw:formula="if(?f75, ?f95, ?f110)"/><draw:equation draw:name="f119" draw:formula="?f2 + ?f75"/><draw:equation draw:name="f120" draw:formula="?f108 - ?f41"/><draw:equation draw:name="f121" draw:formula="?f110 - ?f43"/><draw:equation draw:name="f122" draw:formula="?f120 - ?f14"/><draw:equation draw:name="f123" draw:formula="?f121 - ?f14"/><draw:equation draw:name="f124" draw:formula="?f120 + ?f14"/><draw:equation draw:name="f125" draw:formula="?f121 + ?f14"/><draw:equation draw:name="f126" draw:formula="?f119 + ?f2"/><draw:equation draw:name="f127" draw:formula="?f126 * ?f12 / ?f1"/><draw:equation draw:name="f128" draw:formula="0 - ?f127"/><draw:equation draw:name="f129" draw:formula="cos(?f128)"/><draw:equation draw:name="f130" draw:formula="0 - ?f129"/><draw:equation draw:name="f131" draw:formula="?f130 * ?f14"/><draw:equation draw:name="f132" draw:formula="sin(?f128)"/><draw:equation draw:name="f133" draw:formula="0 - ?f132"/><draw:equation draw:name="f134" draw:formula="?f133 * ?f14"/><draw:equation draw:name="f135" draw:formula="sqrt(?f131 * ?f131 + ?f134 * ?f134 + 0 * 0)"/><draw:equation draw:name="f136" draw:formula="?f14 * ?f14 / ?f135"/><draw:equation draw:name="f137" draw:formula="?f133 * ?f136"/><draw:equation draw:name="f138" draw:formula="?f120 + ?f137"/><draw:equation draw:name="f139" draw:formula="?f130 * ?f136"/><draw:equation draw:name="f140" draw:formula="?f121 + ?f139"/><draw:equation draw:name="f141" draw:formula="if(?f75, ?f108, ?f122)"/><draw:equation draw:name="f142" draw:formula="if(?f75, ?f110, ?f123)"/><draw:equation draw:name="f143" draw:formula="if(?f75, ?f108, ?f124)"/><draw:equation draw:name="f144" draw:formula="if(?f75, ?f110, ?f125)"/><draw:equation draw:name="f145" draw:formula="if(?f75, ?f122, ?f138)"/><draw:equation draw:name="f146" draw:formula="if(?f75, ?f123, ?f140)"/><draw:equation draw:name="f147" draw:formula="if(?f75, ?f124, ?f138)"/><draw:equation draw:name="f148" draw:formula="if(?f75, ?f125, ?f140)"/><draw:equation draw:name="f149" draw:formula="?f1 + ?f28"/><draw:equation draw:name="f150" draw:formula="?f1 + ?f2"/><draw:equation draw:name="f151" draw:formula="?f150 * ?f12 / ?f1"/><draw:equation draw:name="f152" draw:formula="0 - ?f151"/><draw:equation draw:name="f153" draw:formula="cos(?f152)"/><draw:equation draw:name="f154" draw:formula="0 - ?f153"/><draw:equation draw:name="f155" draw:formula="?f154 * ?f14"/><draw:equation draw:name="f156" draw:formula="sin(?f152)"/><draw:equation draw:name="f157" draw:formula="0 - ?f156"/><draw:equation draw:name="f158" draw:formula="?f157 * ?f14"/><draw:equation draw:name="f159" draw:formula="sqrt(?f155 * ?f155 + ?f158 * ?f158 + 0 * 0)"/><draw:equation draw:name="f160" draw:formula="?f14 * ?f14 / ?f159"/><draw:equation draw:name="f161" draw:formula="?f157 * ?f160"/><draw:equation draw:name="f162" draw:formula="?f14 - ?f161"/><draw:equation draw:name="f163" draw:formula="?f154 * ?f160"/><draw:equation draw:name="f164" draw:formula="?f14 - ?f163"/><draw:equation draw:name="f165" draw:formula="?f162 - ?f14"/><draw:equation draw:name="f166" draw:formula="?f164 - ?f14"/><draw:equation draw:name="f167" draw:formula="?f162 + ?f14"/><draw:equation draw:name="f168" draw:formula="?f164 + ?f14"/><draw:equation draw:name="f169" draw:formula="?f149 + ?f2"/><draw:equation draw:name="f170" draw:formula="?f169 * ?f12 / ?f1"/><draw:equation draw:name="f171" draw:formula="0 - ?f170"/><draw:equation draw:name="f172" draw:formula="cos(?f171)"/><draw:equation draw:name="f173" draw:formula="0 - ?f172"/><draw:equation draw:name="f174" draw:formula="?f173 * ?f14"/><draw:equation draw:name="f175" draw:formula="sin(?f171)"/><draw:equation draw:name="f176" draw:formula="0 - ?f175"/><draw:equation draw:name="f177" draw:formula="?f176 * ?f14"/><draw:equation draw:name="f178" draw:formula="sqrt(?f174 * ?f174 + ?f177 * ?f177 + 0 * 0)"/><draw:equation draw:name="f179" draw:formula="?f14 * ?f14 / ?f178"/><draw:equation draw:name="f180" draw:formula="?f176 * ?f179"/><draw:equation draw:name="f181" draw:formula="?f162 + ?f180"/><draw:equation draw:name="f182" draw:formula="?f173 * ?f179"/><draw:equation draw:name="f183" draw:formula="?f164 + ?f182"/><draw:equation draw:name="f184" draw:formula="if(?f28, ?f14, ?f165)"/><draw:equation draw:name="f185" draw:formula="if(?f28, ?f14, ?f166)"/><draw:equation draw:name="f186" draw:formula="if(?f28, ?f14, ?f167)"/><draw:equation draw:name="f187" draw:formula="if(?f28, ?f14, ?f168)"/><draw:equation draw:name="f188" draw:formula="if(?f28, ?f165, ?f181)"/><draw:equation draw:name="f189" draw:formula="if(?f28, ?f166, ?f183)"/><draw:equation draw:name="f190" draw:formula="if(?f28, ?f167, ?f181)"/><draw:equation draw:name="f191" draw:formula="if(?f28, ?f168, ?f183)"/><draw:equation draw:name="f192" draw:formula="?f0 + ?f28"/><draw:equation draw:name="f193" draw:formula="?f0 + ?f2"/><draw:equation draw:name="f194" draw:formula="?f193 * ?f12 / ?f1"/><draw:equation draw:name="f195" draw:formula="0 - ?f194"/><draw:equation draw:name="f196" draw:formula="cos(?f195)"/><draw:equation draw:name="f197" draw:formula="0 - ?f196"/><draw:equation draw:name="f198" draw:formula="?f197 * ?f14"/><draw:equation draw:name="f199" draw:formula="sin(?f195)"/><draw:equation draw:name="f200" draw:formula="0 - ?f199"/><draw:equation draw:name="f201" draw:formula="?f200 * ?f14"/><draw:equation draw:name="f202" draw:formula="sqrt(?f198 * ?f198 + ?f201 * ?f201 + 0 * 0)"/><draw:equation draw:name="f203" draw:formula="?f14 * ?f14 / ?f202"/><draw:equation draw:name="f204" draw:formula="?f200 * ?f203"/><draw:equation draw:name="f205" draw:formula="?f16 - ?f204"/><draw:equation draw:name="f206" draw:formula="?f197 * ?f203"/><draw:equation draw:name="f207" draw:formula="?f5 - ?f206"/><draw:equation draw:name="f208" draw:formula="?f205 - ?f14"/><draw:equation draw:name="f209" draw:formula="?f207 - ?f14"/><draw:equation draw:name="f210" draw:formula="?f205 + ?f14"/><draw:equation draw:name="f211" draw:formula="?f207 + ?f14"/><draw:equation draw:name="f212" draw:formula="?f192 + ?f2"/><draw:equation draw:name="f213" draw:formula="?f212 * ?f12 / ?f1"/><draw:equation draw:name="f214" draw:formula="0 - ?f213"/><draw:equation draw:name="f215" draw:formula="cos(?f214)"/><draw:equation draw:name="f216" draw:formula="0 - ?f215"/><draw:equation draw:name="f217" draw:formula="?f216 * ?f14"/><draw:equation draw:name="f218" draw:formula="sin(?f214)"/><draw:equation draw:name="f219" draw:formula="0 - ?f218"/><draw:equation draw:name="f220" draw:formula="?f219 * ?f14"/><draw:equation draw:name="f221" draw:formula="sqrt(?f217 * ?f217 + ?f220 * ?f220 + 0 * 0)"/><draw:equation draw:name="f222" draw:formula="?f14 * ?f14 / ?f221"/><draw:equation draw:name="f223" draw:formula="?f219 * ?f222"/><draw:equation draw:name="f224" draw:formula="?f205 + ?f223"/><draw:equation draw:name="f225" draw:formula="?f216 * ?f222"/><draw:equation draw:name="f226" draw:formula="?f207 + ?f225"/><draw:equation draw:name="f227" draw:formula="if(?f28, ?f16, ?f208)"/><draw:equation draw:name="f228" draw:formula="if(?f28, ?f5, ?f209)"/><draw:equation draw:name="f229" draw:formula="if(?f28, ?f16, ?f210)"/><draw:equation draw:name="f230" draw:formula="if(?f28, ?f5, ?f211)"/><draw:equation draw:name="f231" draw:formula="if(?f28, ?f208, ?f224)"/><draw:equation draw:name="f232" draw:formula="if(?f28, ?f209, ?f226)"/><draw:equation draw:name="f233" draw:formula="if(?f28, ?f210, ?f224)"/><draw:equation draw:name="f234" draw:formula="if(?f28, ?f211, ?f226)"/><draw:equation draw:name="f235" draw:formula="?f1 + ?f75"/><draw:equation draw:name="f236" draw:formula="?f17 - ?f161"/><draw:equation draw:name="f237" draw:formula="?f18 - ?f163"/><draw:equation draw:name="f238" draw:formula="?f236 - ?f14"/><draw:equation draw:name="f239" draw:formula="?f237 - ?f14"/><draw:equation draw:name="f240" draw:formula="?f236 + ?f14"/><draw:equation draw:name="f241" draw:formula="?f237 + ?f14"/><draw:equation draw:name="f242" draw:formula="?f235 + ?f2"/><draw:equation draw:name="f243" draw:formula="?f242 * ?f12 / ?f1"/><draw:equation draw:name="f244" draw:formula="0 - ?f243"/><draw:equation draw:name="f245" draw:formula="cos(?f244)"/><draw:equation draw:name="f246" draw:formula="0 - ?f245"/><draw:equation draw:name="f247" draw:formula="?f246 * ?f14"/><draw:equation draw:name="f248" draw:formula="sin(?f244)"/><draw:equation draw:name="f249" draw:formula="0 - ?f248"/><draw:equation draw:name="f250" draw:formula="?f249 * ?f14"/><draw:equation draw:name="f251" draw:formula="sqrt(?f247 * ?f247 + ?f250 * ?f250 + 0 * 0)"/><draw:equation draw:name="f252" draw:formula="?f14 * ?f14 / ?f251"/><draw:equation draw:name="f253" draw:formula="?f249 * ?f252"/><draw:equation draw:name="f254" draw:formula="?f236 + ?f253"/><draw:equation draw:name="f255" draw:formula="?f246 * ?f252"/><draw:equation draw:name="f256" draw:formula="?f237 + ?f255"/><draw:equation draw:name="f257" draw:formula="if(?f75, ?f17, ?f238)"/><draw:equation draw:name="f258" draw:formula="if(?f75, ?f18, ?f239)"/><draw:equation draw:name="f259" draw:formula="if(?f75, ?f17, ?f240)"/><draw:equation draw:name="f260" draw:formula="if(?f75, ?f18, ?f241)"/><draw:equation draw:name="f261" draw:formula="if(?f75, ?f238, ?f254)"/><draw:equation draw:name="f262" draw:formula="if(?f75, ?f239, ?f256)"/><draw:equation draw:name="f263" draw:formula="if(?f75, ?f240, ?f254)"/><draw:equation draw:name="f264" draw:formula="if(?f75, ?f241, ?f256)"/><draw:equation draw:name="f265" draw:formula="?f0 + ?f75"/><draw:equation draw:name="f266" draw:formula="?f254 - ?f204"/><draw:equation draw:name="f267" draw:formula="?f256 - ?f206"/><draw:equation draw:name="f268" draw:formula="?f266 - ?f14"/><draw:equation draw:name="f269" draw:formula="?f267 - ?f14"/><draw:equation draw:name="f270" draw:formula="?f266 + ?f14"/><draw:equation draw:name="f271" draw:formula="?f267 + ?f14"/><draw:equation draw:name="f272" draw:formula="?f265 + ?f2"/><draw:equation draw:name="f273" draw:formula="?f272 * ?f12 / ?f1"/><draw:equation draw:name="f274" draw:formula="0 - ?f273"/><draw:equation draw:name="f275" draw:formula="cos(?f274)"/><draw:equation draw:name="f276" draw:formula="0 - ?f275"/><draw:equation draw:name="f277" draw:formula="?f276 * ?f14"/><draw:equation draw:name="f278" draw:formula="sin(?f274)"/><draw:equation draw:name="f279" draw:formula="0 - ?f278"/><draw:equation draw:name="f280" draw:formula="?f279 * ?f14"/><draw:equation draw:name="f281" draw:formula="sqrt(?f277 * ?f277 + ?f280 * ?f280 + 0 * 0)"/><draw:equation draw:name="f282" draw:formula="?f14 * ?f14 / ?f281"/><draw:equation draw:name="f283" draw:formula="?f279 * ?f282"/><draw:equation draw:name="f284" draw:formula="?f266 + ?f283"/><draw:equation draw:name="f285" draw:formula="?f276 * ?f282"/><draw:equation draw:name="f286" draw:formula="?f267 + ?f285"/><draw:equation draw:name="f287" draw:formula="if(?f75, ?f254, ?f268)"/><draw:equation draw:name="f288" draw:formula="if(?f75, ?f256, ?f269)"/><draw:equation draw:name="f289" draw:formula="if(?f75, ?f254, ?f270)"/><draw:equation draw:name="f290" draw:formula="if(?f75, ?f256, ?f271)"/><draw:equation draw:name="f291" draw:formula="if(?f75, ?f268, ?f284)"/><draw:equation draw:name="f292" draw:formula="if(?f75, ?f269, ?f286)"/><draw:equation draw:name="f293" draw:formula="if(?f75, ?f270, ?f284)"/><draw:equation draw:name="f294" draw:formula="if(?f75, ?f271, ?f286)"/><draw:equation draw:name="f295" draw:formula="0 + ?f28"/><draw:equation draw:name="f296" draw:formula="?f17 - ?f88"/><draw:equation draw:name="f297" draw:formula="?f20 - ?f90"/><draw:equation draw:name="f298" draw:formula="?f296 - ?f14"/><draw:equation draw:name="f299" draw:formula="?f297 - ?f14"/><draw:equation draw:name="f300" draw:formula="?f296 + ?f14"/><draw:equation draw:name="f301" draw:formula="?f297 + ?f14"/><draw:equation draw:name="f302" draw:formula="?f295 + ?f2"/><draw:equation draw:name="f303" draw:formula="?f302 * ?f12 / ?f1"/><draw:equation draw:name="f304" draw:formula="0 - ?f303"/><draw:equation draw:name="f305" draw:formula="cos(?f304)"/><draw:equation draw:name="f306" draw:formula="0 - ?f305"/><draw:equation draw:name="f307" draw:formula="?f306 * ?f14"/><draw:equation draw:name="f308" draw:formula="sin(?f304)"/><draw:equation draw:name="f309" draw:formula="0 - ?f308"/><draw:equation draw:name="f310" draw:formula="?f309 * ?f14"/><draw:equation draw:name="f311" draw:formula="sqrt(?f307 * ?f307 + ?f310 * ?f310 + 0 * 0)"/><draw:equation draw:name="f312" draw:formula="?f14 * ?f14 / ?f311"/><draw:equation draw:name="f313" draw:formula="?f309 * ?f312"/><draw:equation draw:name="f314" draw:formula="?f296 + ?f313"/><draw:equation draw:name="f315" draw:formula="?f306 * ?f312"/><draw:equation draw:name="f316" draw:formula="?f297 + ?f315"/><draw:equation draw:name="f317" draw:formula="if(?f28, ?f17, ?f298)"/><draw:equation draw:name="f318" draw:formula="if(?f28, ?f20, ?f299)"/><draw:equation draw:name="f319" draw:formula="if(?f28, ?f17, ?f300)"/><draw:equation draw:name="f320" draw:formula="if(?f28, ?f20, ?f301)"/><draw:equation draw:name="f321" draw:formula="if(?f28, ?f298, ?f314)"/><draw:equation draw:name="f322" draw:formula="if(?f28, ?f299, ?f316)"/><draw:equation draw:name="f323" draw:formula="if(?f28, ?f300, ?f314)"/><draw:equation draw:name="f324" draw:formula="if(?f28, ?f301, ?f316)"/></draw:enhanced-geometry></draw:custom-shape><text:span text:style-name="Police_20_par_20_défaut"><text:span text:style-name="MT4">Page</text:span></text:span><text:span text:style-name="Police_20_par_20_défaut"><text:span text:style-name="MT5"><text:tab/></text:span></text:span><text:span text:style-name="Police_20_par_20_défaut"><text:span text:style-name="MT5"><text:page-number text:select-page="current">14</text:page-number></text:span></text:span><text:span text:style-name="Police_20_par_20_défaut"><text:span text:style-name="MT6"><text:tab/></text:span></text:span><text:span text:style-name="Police_20_par_20_défaut"><text:span text:style-name="MT1">DOSSIER PROFESSIONNEL-Version du 11/09/2017</text:span></text:span><text:span text:style-name="Police_20_par_20_défaut"><text:span text:style-name="MT7"> </text:span></text:span><text:span text:style-name="Police_20_par_20_défaut"><text:span text:style-name="MT5"><text:tab/></text:span></text:span></text:p>
        <text:p text:style-name="Footer"/>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Monquet Miguel</meta:initial-creator>
    <meta:creation-date>2021-10-06T11:30:00Z</meta:creation-date>
    <dc:date>2022-06-02T12:33:04.812000000</dc:date>
    <meta:print-date>2021-10-06T11:28:00Z</meta:print-date>
    <meta:editing-cycles>13</meta:editing-cycles>
    <meta:editing-duration>PT1H56M22S</meta:editing-duration>
    <meta:document-statistic meta:table-count="18" meta:image-count="1" meta:object-count="0" meta:page-count="15" meta:paragraph-count="187" meta:word-count="1273" meta:character-count="8483" meta:non-whitespace-character-count="7309"/>
    <meta:template xlink:type="simple" xlink:actuate="onRequest" xlink:title="" xlink:href="Dossier_professionnel_version_traitement_de_texte.odt"/>
  </office:meta>
</office:document-meta>
</file>